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automatic-styles>
    <style:style style:name="P1" style:family="paragraph" style:parent-style-name="Standard">
      <style:text-properties fo:color="#188038" style:font-name="Roboto Mono" style:font-name-asian="Roboto Mono1" style:font-name-complex="Roboto Mono1"/>
    </style:style>
    <style:style style:name="P2" style:family="paragraph" style:parent-style-name="Standard" style:list-style-name="WWNum78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3" style:family="paragraph" style:parent-style-name="Standard" style:list-style-name="WWNum9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4" style:family="paragraph" style:parent-style-name="Standard" style:list-style-name="WWNum49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5" style:family="paragraph" style:parent-style-name="Standard" style:list-style-name="WWNum19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6" style:family="paragraph" style:parent-style-name="Standard" style:list-style-name="WWNum56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7" style:family="paragraph" style:parent-style-name="Standard" style:list-style-name="WWNum7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8" style:family="paragraph" style:parent-style-name="Standard" style:list-style-name="WWNum87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9" style:family="paragraph" style:parent-style-name="Standard" style:list-style-name="WWNum79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0" style:family="paragraph" style:parent-style-name="Standard" style:list-style-name="WWNum65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1" style:family="paragraph" style:parent-style-name="Standard" style:list-style-name="WWNum7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2" style:family="paragraph" style:parent-style-name="Standard" style:list-style-name="WWNum3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3" style:family="paragraph" style:parent-style-name="Standard" style:list-style-name="WWNum4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4" style:family="paragraph" style:parent-style-name="Standard" style:list-style-name="WWNum20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5" style:family="paragraph" style:parent-style-name="Standard" style:list-style-name="WWNum4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6" style:family="paragraph" style:parent-style-name="Standard" style:list-style-name="WWNum36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7" style:family="paragraph" style:parent-style-name="Standard" style:list-style-name="WWNum1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8" style:family="paragraph" style:parent-style-name="Standard" style:list-style-name="WWNum77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9" style:family="paragraph" style:parent-style-name="Standard" style:list-style-name="WWNum86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0" style:family="paragraph" style:parent-style-name="Standard" style:list-style-name="WWNum59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1" style:family="paragraph" style:parent-style-name="Standard" style:list-style-name="WWNum9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2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3" style:family="paragraph" style:parent-style-name="Standard" style:list-style-name="WWNum8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4" style:family="paragraph" style:parent-style-name="Standard" style:list-style-name="WWNum6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5" style:family="paragraph" style:parent-style-name="Standard" style:list-style-name="WWNum4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6" style:family="paragraph" style:parent-style-name="Standard" style:list-style-name="WWNum2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7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8" style:family="paragraph" style:parent-style-name="Standard" style:list-style-name="WWNum1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9" style:family="paragraph" style:parent-style-name="Standard" style:list-style-name="WWNum8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30" style:family="paragraph" style:parent-style-name="Standard" style:list-style-name="WWNum1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31" style:family="paragraph" style:parent-style-name="Standard" style:list-style-name="WWNum18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32" style:family="paragraph" style:parent-style-name="Standard" style:list-style-name="WWNum89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33" style:family="paragraph" style:parent-style-name="Standard" style:list-style-name="WWNum6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34" style:family="paragraph" style:parent-style-name="Standard" style:list-style-name="WWNum7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35" style:family="paragraph" style:parent-style-name="Standard" style:list-style-name="WWNum80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36" style:family="paragraph" style:parent-style-name="Standard" style:list-style-name="WWNum68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37" style:family="paragraph" style:parent-style-name="Standard" style:list-style-name="WWNum76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38" style:family="paragraph" style:parent-style-name="Standard" style:list-style-name="WWNum9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39" style:family="paragraph" style:parent-style-name="Standard" style:list-style-name="WWNum5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40" style:family="paragraph" style:parent-style-name="Standard" style:list-style-name="WWNum1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41" style:family="paragraph" style:parent-style-name="Standard" style:list-style-name="WWNum8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42" style:family="paragraph" style:parent-style-name="Standard" style:list-style-name="WWNum57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43" style:family="paragraph" style:parent-style-name="Standard" style:list-style-name="WWNum26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44" style:family="paragraph" style:parent-style-name="Standard" style:list-style-name="WWNum2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45" style:family="paragraph" style:parent-style-name="Standard" style:list-style-name="WWNum15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46" style:family="paragraph" style:parent-style-name="Standard" style:list-style-name="WWNum35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47" style:family="paragraph" style:parent-style-name="Standard" style:list-style-name="WWNum4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48" style:family="paragraph" style:parent-style-name="Standard" style:list-style-name="WWNum29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49" style:family="paragraph" style:parent-style-name="Standard" style:list-style-name="WWNum37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50" style:family="paragraph" style:parent-style-name="Standard" style:list-style-name="WWNum90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51" style:family="paragraph" style:parent-style-name="Standard" style:list-style-name="WWNum17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52" style:family="paragraph" style:parent-style-name="Standard" style:list-style-name="WWNum60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53" style:family="paragraph" style:parent-style-name="Standard" style:list-style-name="WWNum6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54" style:family="paragraph" style:parent-style-name="Standard" style:list-style-name="WWNum46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55" style:family="paragraph" style:parent-style-name="Standard" style:list-style-name="WWNum3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56" style:family="paragraph" style:parent-style-name="Standard" style:list-style-name="WWNum5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57" style:family="paragraph" style:parent-style-name="Standard" style:list-style-name="WWNum7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58" style:family="paragraph" style:parent-style-name="Standard" style:list-style-name="WWNum3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59" style:family="paragraph" style:parent-style-name="Standard" style:list-style-name="WWNum2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60" style:family="paragraph" style:parent-style-name="Standard" style:list-style-name="WWNum9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61" style:family="paragraph" style:parent-style-name="Standard" style:list-style-name="WWNum66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62" style:family="paragraph" style:parent-style-name="Standard" style:list-style-name="WWNum5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63" style:family="paragraph" style:parent-style-name="Standard" style:list-style-name="WWNum5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64" style:family="paragraph" style:parent-style-name="Standard" style:list-style-name="WWNum3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65" style:family="paragraph" style:parent-style-name="Standard" style:list-style-name="WWNum55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66" style:family="paragraph" style:parent-style-name="Standard" style:list-style-name="WWNum58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67" style:family="paragraph" style:parent-style-name="Standard" style:list-style-name="WWNum38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68" style:family="paragraph" style:parent-style-name="Standard" style:list-style-name="WWNum88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69" style:family="paragraph" style:parent-style-name="Standard" style:list-style-name="WWNum8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70" style:family="paragraph" style:parent-style-name="Standard" style:list-style-name="WWNum10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71" style:family="paragraph" style:parent-style-name="Standard" style:list-style-name="WWNum40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72" style:family="paragraph" style:parent-style-name="Standard" style:list-style-name="WWNum47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73" style:family="paragraph" style:parent-style-name="Standard" style:list-style-name="WWNum75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74" style:family="paragraph" style:parent-style-name="Standard" style:list-style-name="WWNum9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75" style:family="paragraph" style:parent-style-name="Standard" style:list-style-name="WWNum27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76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77" style:family="paragraph" style:parent-style-name="Standard" style:list-style-name="WWNum70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78" style:family="paragraph" style:parent-style-name="Standard" style:list-style-name="WWNum7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79" style:family="paragraph" style:parent-style-name="Standard" style:list-style-name="WWNum50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80" style:family="paragraph" style:parent-style-name="Standard" style:list-style-name="WWNum85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81" style:family="paragraph" style:parent-style-name="Standard" style:list-style-name="WWNum39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82" style:family="paragraph" style:parent-style-name="Standard" style:list-style-name="WWNum6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83" style:family="paragraph" style:parent-style-name="Standard" style:list-style-name="WWNum5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84" style:family="paragraph" style:parent-style-name="Standard" style:list-style-name="WWNum16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85" style:family="paragraph" style:parent-style-name="Standard" style:list-style-name="WWNum45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86" style:family="paragraph" style:parent-style-name="Standard" style:list-style-name="WWNum8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87" style:family="paragraph" style:parent-style-name="Standard" style:list-style-name="WWNum25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88" style:family="paragraph" style:parent-style-name="Standard" style:list-style-name="WWNum6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89" style:family="paragraph" style:parent-style-name="Standard" style:list-style-name="WWNum78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90" style:family="paragraph" style:parent-style-name="Standard" style:list-style-name="WWNum9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91" style:family="paragraph" style:parent-style-name="Standard" style:list-style-name="WWNum49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92" style:family="paragraph" style:parent-style-name="Standard" style:list-style-name="WWNum56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93" style:family="paragraph" style:parent-style-name="Standard" style:list-style-name="WWNum7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94" style:family="paragraph" style:parent-style-name="Standard" style:list-style-name="WWNum87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95" style:family="paragraph" style:parent-style-name="Standard" style:list-style-name="WWNum6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96" style:family="paragraph" style:parent-style-name="Standard" style:list-style-name="WWNum7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97" style:family="paragraph" style:parent-style-name="Standard" style:list-style-name="WWNum3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98" style:family="paragraph" style:parent-style-name="Standard" style:list-style-name="WWNum4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99" style:family="paragraph" style:parent-style-name="Standard" style:list-style-name="WWNum20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00" style:family="paragraph" style:parent-style-name="Standard" style:list-style-name="WWNum4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01" style:family="paragraph" style:parent-style-name="Standard" style:list-style-name="WWNum36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02" style:family="paragraph" style:parent-style-name="Standard" style:list-style-name="WWNum1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03" style:family="paragraph" style:parent-style-name="Standard" style:list-style-name="WWNum77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04" style:family="paragraph" style:parent-style-name="Standard" style:list-style-name="WWNum86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05" style:family="paragraph" style:parent-style-name="Standard" style:list-style-name="WWNum59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06" style:family="paragraph" style:parent-style-name="Standard" style:list-style-name="WWNum9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07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08" style:family="paragraph" style:parent-style-name="Standard" style:list-style-name="WWNum8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09" style:family="paragraph" style:parent-style-name="Standard" style:list-style-name="WWNum6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10" style:family="paragraph" style:parent-style-name="Standard" style:list-style-name="WWNum4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11" style:family="paragraph" style:parent-style-name="Standard" style:list-style-name="WWNum2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12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13" style:family="paragraph" style:parent-style-name="Standard" style:list-style-name="WWNum1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14" style:family="paragraph" style:parent-style-name="Standard" style:list-style-name="WWNum8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15" style:family="paragraph" style:parent-style-name="Standard" style:list-style-name="WWNum1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16" style:family="paragraph" style:parent-style-name="Standard" style:list-style-name="WWNum18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17" style:family="paragraph" style:parent-style-name="Standard" style:list-style-name="WWNum89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18" style:family="paragraph" style:parent-style-name="Standard" style:list-style-name="WWNum6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19" style:family="paragraph" style:parent-style-name="Standard" style:list-style-name="WWNum7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20" style:family="paragraph" style:parent-style-name="Standard" style:list-style-name="WWNum80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21" style:family="paragraph" style:parent-style-name="Standard" style:list-style-name="WWNum68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22" style:family="paragraph" style:parent-style-name="Standard" style:list-style-name="WWNum76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23" style:family="paragraph" style:parent-style-name="Standard" style:list-style-name="WWNum5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24" style:family="paragraph" style:parent-style-name="Standard" style:list-style-name="WWNum1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25" style:family="paragraph" style:parent-style-name="Standard" style:list-style-name="WWNum8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26" style:family="paragraph" style:parent-style-name="Standard" style:list-style-name="WWNum57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27" style:family="paragraph" style:parent-style-name="Standard" style:list-style-name="WWNum26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28" style:family="paragraph" style:parent-style-name="Standard" style:list-style-name="WWNum2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29" style:family="paragraph" style:parent-style-name="Standard" style:list-style-name="WWNum1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30" style:family="paragraph" style:parent-style-name="Standard" style:list-style-name="WWNum3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31" style:family="paragraph" style:parent-style-name="Standard" style:list-style-name="WWNum4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32" style:family="paragraph" style:parent-style-name="Standard" style:list-style-name="WWNum29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33" style:family="paragraph" style:parent-style-name="Standard" style:list-style-name="WWNum37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34" style:family="paragraph" style:parent-style-name="Standard" style:list-style-name="WWNum90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35" style:family="paragraph" style:parent-style-name="Standard" style:list-style-name="WWNum60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36" style:family="paragraph" style:parent-style-name="Standard" style:list-style-name="WWNum6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37" style:family="paragraph" style:parent-style-name="Standard" style:list-style-name="WWNum46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38" style:family="paragraph" style:parent-style-name="Standard" style:list-style-name="WWNum3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39" style:family="paragraph" style:parent-style-name="Standard" style:list-style-name="WWNum5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40" style:family="paragraph" style:parent-style-name="Standard" style:list-style-name="WWNum3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41" style:family="paragraph" style:parent-style-name="Standard" style:list-style-name="WWNum2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42" style:family="paragraph" style:parent-style-name="Standard" style:list-style-name="WWNum9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43" style:family="paragraph" style:parent-style-name="Standard" style:list-style-name="WWNum66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44" style:family="paragraph" style:parent-style-name="Standard" style:list-style-name="WWNum5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45" style:family="paragraph" style:parent-style-name="Standard" style:list-style-name="WWNum5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46" style:family="paragraph" style:parent-style-name="Standard" style:list-style-name="WWNum3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47" style:family="paragraph" style:parent-style-name="Standard" style:list-style-name="WWNum5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48" style:family="paragraph" style:parent-style-name="Standard" style:list-style-name="WWNum58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49" style:family="paragraph" style:parent-style-name="Standard" style:list-style-name="WWNum38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50" style:family="paragraph" style:parent-style-name="Standard" style:list-style-name="WWNum88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51" style:family="paragraph" style:parent-style-name="Standard" style:list-style-name="WWNum8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52" style:family="paragraph" style:parent-style-name="Standard" style:list-style-name="WWNum10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53" style:family="paragraph" style:parent-style-name="Standard" style:list-style-name="WWNum40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54" style:family="paragraph" style:parent-style-name="Standard" style:list-style-name="WWNum47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55" style:family="paragraph" style:parent-style-name="Standard" style:list-style-name="WWNum7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56" style:family="paragraph" style:parent-style-name="Standard" style:list-style-name="WWNum27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57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58" style:family="paragraph" style:parent-style-name="Standard" style:list-style-name="WWNum7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59" style:family="paragraph" style:parent-style-name="Standard" style:list-style-name="WWNum50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60" style:family="paragraph" style:parent-style-name="Standard" style:list-style-name="WWNum8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61" style:family="paragraph" style:parent-style-name="Standard" style:list-style-name="WWNum39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62" style:family="paragraph" style:parent-style-name="Standard" style:list-style-name="WWNum6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63" style:family="paragraph" style:parent-style-name="Standard" style:list-style-name="WWNum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64" style:family="paragraph" style:parent-style-name="Standard" style:list-style-name="WWNum16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65" style:family="paragraph" style:parent-style-name="Standard" style:list-style-name="WWNum4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66" style:family="paragraph" style:parent-style-name="Standard" style:list-style-name="WWNum8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67" style:family="paragraph" style:parent-style-name="Standard" style:list-style-name="WWNum2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68" style:family="paragraph" style:parent-style-name="Standard" style:list-style-name="WWNum6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69" style:family="paragraph" style:parent-style-name="Standard" style:list-style-name="WWNum78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70" style:family="paragraph" style:parent-style-name="Standard" style:list-style-name="WWNum9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71" style:family="paragraph" style:parent-style-name="Standard" style:list-style-name="WWNum49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72" style:family="paragraph" style:parent-style-name="Standard" style:list-style-name="WWNum19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73" style:family="paragraph" style:parent-style-name="Standard" style:list-style-name="WWNum56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74" style:family="paragraph" style:parent-style-name="Standard" style:list-style-name="WWNum7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75" style:family="paragraph" style:parent-style-name="Standard" style:list-style-name="WWNum87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76" style:family="paragraph" style:parent-style-name="Standard" style:list-style-name="WWNum79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77" style:family="paragraph" style:parent-style-name="Standard" style:list-style-name="WWNum65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78" style:family="paragraph" style:parent-style-name="Standard" style:list-style-name="WWNum7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79" style:family="paragraph" style:parent-style-name="Standard" style:list-style-name="WWNum3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80" style:family="paragraph" style:parent-style-name="Standard" style:list-style-name="WWNum4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81" style:family="paragraph" style:parent-style-name="Standard" style:list-style-name="WWNum20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82" style:family="paragraph" style:parent-style-name="Standard" style:list-style-name="WWNum4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83" style:family="paragraph" style:parent-style-name="Standard" style:list-style-name="WWNum36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84" style:family="paragraph" style:parent-style-name="Standard" style:list-style-name="WWNum1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85" style:family="paragraph" style:parent-style-name="Standard" style:list-style-name="WWNum77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86" style:family="paragraph" style:parent-style-name="Standard" style:list-style-name="WWNum86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87" style:family="paragraph" style:parent-style-name="Standard" style:list-style-name="WWNum59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88" style:family="paragraph" style:parent-style-name="Standard" style:list-style-name="WWNum9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89" style:family="paragraph" style:parent-style-name="Standard" style:list-style-name="WWNum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90" style:family="paragraph" style:parent-style-name="Standard" style:list-style-name="WWNum8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91" style:family="paragraph" style:parent-style-name="Standard" style:list-style-name="WWNum6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92" style:family="paragraph" style:parent-style-name="Standard" style:list-style-name="WWNum4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93" style:family="paragraph" style:parent-style-name="Standard" style:list-style-name="WWNum2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94" style:family="paragraph" style:parent-style-name="Standard" style:list-style-name="WWNum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95" style:family="paragraph" style:parent-style-name="Standard" style:list-style-name="WWNum1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96" style:family="paragraph" style:parent-style-name="Standard" style:list-style-name="WWNum8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97" style:family="paragraph" style:parent-style-name="Standard" style:list-style-name="WWNum1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98" style:family="paragraph" style:parent-style-name="Standard" style:list-style-name="WWNum18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99" style:family="paragraph" style:parent-style-name="Standard" style:list-style-name="WWNum89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00" style:family="paragraph" style:parent-style-name="Standard" style:list-style-name="WWNum6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01" style:family="paragraph" style:parent-style-name="Standard" style:list-style-name="WWNum7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02" style:family="paragraph" style:parent-style-name="Standard" style:list-style-name="WWNum80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03" style:family="paragraph" style:parent-style-name="Standard" style:list-style-name="WWNum68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04" style:family="paragraph" style:parent-style-name="Standard" style:list-style-name="WWNum76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05" style:family="paragraph" style:parent-style-name="Standard" style:list-style-name="WWNum9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06" style:family="paragraph" style:parent-style-name="Standard" style:list-style-name="WWNum5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07" style:family="paragraph" style:parent-style-name="Standard" style:list-style-name="WWNum1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08" style:family="paragraph" style:parent-style-name="Standard" style:list-style-name="WWNum8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09" style:family="paragraph" style:parent-style-name="Standard" style:list-style-name="WWNum57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10" style:family="paragraph" style:parent-style-name="Standard" style:list-style-name="WWNum26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11" style:family="paragraph" style:parent-style-name="Standard" style:list-style-name="WWNum2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12" style:family="paragraph" style:parent-style-name="Standard" style:list-style-name="WWNum15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13" style:family="paragraph" style:parent-style-name="Standard" style:list-style-name="WWNum35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14" style:family="paragraph" style:parent-style-name="Standard" style:list-style-name="WWNum4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15" style:family="paragraph" style:parent-style-name="Standard" style:list-style-name="WWNum29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16" style:family="paragraph" style:parent-style-name="Standard" style:list-style-name="WWNum37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17" style:family="paragraph" style:parent-style-name="Standard" style:list-style-name="WWNum90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18" style:family="paragraph" style:parent-style-name="Standard" style:list-style-name="WWNum17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19" style:family="paragraph" style:parent-style-name="Standard" style:list-style-name="WWNum60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20" style:family="paragraph" style:parent-style-name="Standard" style:list-style-name="WWNum6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21" style:family="paragraph" style:parent-style-name="Standard" style:list-style-name="WWNum46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22" style:family="paragraph" style:parent-style-name="Standard" style:list-style-name="WWNum3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23" style:family="paragraph" style:parent-style-name="Standard" style:list-style-name="WWNum5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24" style:family="paragraph" style:parent-style-name="Standard" style:list-style-name="WWNum7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25" style:family="paragraph" style:parent-style-name="Standard" style:list-style-name="WWNum3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26" style:family="paragraph" style:parent-style-name="Standard" style:list-style-name="WWNum2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27" style:family="paragraph" style:parent-style-name="Standard" style:list-style-name="WWNum9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28" style:family="paragraph" style:parent-style-name="Standard" style:list-style-name="WWNum66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29" style:family="paragraph" style:parent-style-name="Standard" style:list-style-name="WWNum5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30" style:family="paragraph" style:parent-style-name="Standard" style:list-style-name="WWNum5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31" style:family="paragraph" style:parent-style-name="Standard" style:list-style-name="WWNum3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32" style:family="paragraph" style:parent-style-name="Standard" style:list-style-name="WWNum55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33" style:family="paragraph" style:parent-style-name="Standard" style:list-style-name="WWNum58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34" style:family="paragraph" style:parent-style-name="Standard" style:list-style-name="WWNum38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35" style:family="paragraph" style:parent-style-name="Standard" style:list-style-name="WWNum88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36" style:family="paragraph" style:parent-style-name="Standard" style:list-style-name="WWNum8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37" style:family="paragraph" style:parent-style-name="Standard" style:list-style-name="WWNum10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38" style:family="paragraph" style:parent-style-name="Standard" style:list-style-name="WWNum40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39" style:family="paragraph" style:parent-style-name="Standard" style:list-style-name="WWNum47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40" style:family="paragraph" style:parent-style-name="Standard" style:list-style-name="WWNum75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41" style:family="paragraph" style:parent-style-name="Standard" style:list-style-name="WWNum9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42" style:family="paragraph" style:parent-style-name="Standard" style:list-style-name="WWNum27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43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44" style:family="paragraph" style:parent-style-name="Standard" style:list-style-name="WWNum70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45" style:family="paragraph" style:parent-style-name="Standard" style:list-style-name="WWNum7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46" style:family="paragraph" style:parent-style-name="Standard" style:list-style-name="WWNum50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47" style:family="paragraph" style:parent-style-name="Standard" style:list-style-name="WWNum85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48" style:family="paragraph" style:parent-style-name="Standard" style:list-style-name="WWNum39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49" style:family="paragraph" style:parent-style-name="Standard" style:list-style-name="WWNum6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50" style:family="paragraph" style:parent-style-name="Standard" style:list-style-name="WWNum5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51" style:family="paragraph" style:parent-style-name="Standard" style:list-style-name="WWNum16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52" style:family="paragraph" style:parent-style-name="Standard" style:list-style-name="WWNum45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53" style:family="paragraph" style:parent-style-name="Standard" style:list-style-name="WWNum8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54" style:family="paragraph" style:parent-style-name="Standard" style:list-style-name="WWNum25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55" style:family="paragraph" style:parent-style-name="Standard" style:list-style-name="WWNum6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56" style:family="paragraph" style:parent-style-name="Standard" style:list-style-name="WWNum12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257" style:family="paragraph" style:parent-style-name="Standard" style:list-style-name="WWNum82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258" style:family="paragraph" style:parent-style-name="Standard" style:list-style-name="WWNum94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259" style:family="paragraph" style:parent-style-name="Standard" style:list-style-name="WWNum15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260" style:family="paragraph" style:parent-style-name="Standard" style:list-style-name="WWNum24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261" style:family="paragraph" style:parent-style-name="Standard" style:list-style-name="WWNum30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262" style:family="paragraph" style:parent-style-name="Standard" style:list-style-name="WWNum28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263" style:family="paragraph" style:parent-style-name="Standard" style:list-style-name="WWNum4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264" style:family="paragraph" style:parent-style-name="Standard" style:list-style-name="WWNum69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265" style:family="paragraph" style:parent-style-name="Standard" style:list-style-name="WWNum67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266" style:family="paragraph" style:parent-style-name="Standard" style:list-style-name="WWNum83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267" style:family="paragraph" style:parent-style-name="Standard" style:list-style-name="WWNum40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268" style:family="paragraph" style:parent-style-name="Standard" style:list-style-name="WWNum93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269" style:family="paragraph" style:parent-style-name="Standard" style:list-style-name="WWNum27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270" style:family="paragraph" style:parent-style-name="Standard" style:list-style-name="WWNum1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271" style:family="paragraph" style:parent-style-name="Standard" style:list-style-name="WWNum70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272" style:family="paragraph" style:parent-style-name="Standard" style:list-style-name="WWNum71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273" style:family="paragraph" style:parent-style-name="Standard" style:list-style-name="WWNum48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274" style:family="paragraph" style:parent-style-name="Standard">
      <style:paragraph-properties fo:margin-top="0.1665in" fo:margin-bottom="0.1665in" loext:contextual-spacing="false" fo:line-height="100%"/>
    </style:style>
    <style:style style:name="P275" style:family="paragraph" style:parent-style-name="Heading_20_3">
      <style:paragraph-properties fo:margin-top="0.1945in" fo:margin-bottom="0.0555in" loext:contextual-spacing="false" fo:line-height="100%" fo:keep-together="auto" fo:keep-with-next="auto"/>
    </style:style>
    <style:style style:name="P276" style:family="paragraph" style:parent-style-name="Heading_20_2">
      <style:paragraph-properties fo:margin-top="0.25in" fo:margin-bottom="0.0555in" loext:contextual-spacing="false" fo:line-height="100%" fo:keep-together="auto" fo:keep-with-next="auto"/>
    </style:style>
    <style:style style:name="P277" style:family="paragraph" style:parent-style-name="Heading_20_2" style:master-page-name="Standard">
      <style:paragraph-properties fo:margin-top="0.25in" fo:margin-bottom="0.0555in" loext:contextual-spacing="false" fo:line-height="100%" fo:keep-together="auto" style:page-number="1" fo:keep-with-next="auto"/>
    </style:style>
    <style:style style:name="P278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7pt" fo:font-weight="bold" style:font-size-asian="17pt" style:font-weight-asian="bold" style:font-size-complex="17pt"/>
    </style:style>
    <style:style style:name="T2" style:family="text">
      <style:text-properties fo:color="#000000" fo:font-size="13pt" fo:font-weight="bold" style:font-size-asian="13pt" style:font-weight-asian="bold" style:font-size-complex="13pt"/>
    </style:style>
    <style:style style:name="T3" style:family="text">
      <style:text-properties fo:color="#000000" fo:font-size="13pt" fo:font-style="italic" fo:font-weight="bold" style:font-size-asian="13pt" style:font-style-asian="italic" style:font-weight-asian="bold" style:font-size-complex="13pt"/>
    </style:style>
    <style:style style:name="T4" style:family="text">
      <style:text-properties fo:color="#188038" style:font-name="Roboto Mono" style:font-name-asian="Roboto Mono1" style:font-name-complex="Roboto Mono1"/>
    </style:style>
    <style:style style:name="T5" style:family="text">
      <style:text-properties fo:font-style="italic" style:font-style-asian="italic"/>
    </style:style>
    <style:style style:name="T6" style:family="text">
      <style:text-properties fo:font-weight="bold" style:font-weight-asian="bol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  <style:style style:name="gr2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.1665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7"><text:bookmark text:name="_3bebxx4xbqq4"/><text:span text:style-name="T1">📘 C++ for Clever Kids – Exercise Book</text:span></text:p>
      <text:p text:style-name="P275"><text:bookmark text:name="_z2isrgmkxqrt"/><text:span text:style-name="T2">✨ </text:span><text:span text:style-name="T3">Chapter 1: Hello, Computer!</text:span></text:p>
      <text:p text:style-name="Standard"><draw:rect text:anchor-type="as-char" style:rel-width="100%" draw:z-index="0" draw:style-name="gr1" draw:text-style-name="P278" svg:width="0.0012in" svg:height="0.0213in"><text:p/></draw:rect></text:p>
      <text:p text:style-name="P275"><text:bookmark text:name="_uklsuuyxrpkh"/><text:span text:style-name="T2">Exercise 1: Say Hello! (Single &amp; Multiple Choice)</text:span></text:p>
      <text:list xml:id="list18247539" text:style-name="WWNum78">
        <text:list-item>
          <text:p text:style-name="P2">What does <text:span text:style-name="T4">std::cout</text:span> do?<text:line-break/> a) Add numbers<text:line-break/> b) Show something on screen<text:line-break/> c) Wait for typing<text:line-break/> d) Close the program<text:line-break/></text:p>
        </text:list-item>
        <text:list-item>
          <text:p text:style-name="P89">What goes at the end of a C++ statement?<text:line-break/> a) <text:span text:style-name="T4">:<text:line-break/></text:span> b) <text:span text:style-name="T4">.<text:line-break/></text:span> c) <text:span text:style-name="T4">;<text:line-break/></text:span> d) <text:span text:style-name="T4">!<text:line-break/></text:span></text:p>
        </text:list-item>
        <text:list-item>
          <text:p text:style-name="P169">Which one is the correct main function?<text:line-break/> a) <text:span text:style-name="T4">main() int {<text:line-break/></text:span> b) <text:span text:style-name="T4">int main {<text:line-break/></text:span> c) <text:span text:style-name="T4">int main() {<text:line-break/></text:span> d) <text:span text:style-name="T4">start main()<text:line-break/></text:span></text:p>
        </text:list-item>
      </text:list>
      <text:p text:style-name="Standard">What will this print?<text:line-break/><text:line-break/><text:span text:style-name="T4">std::cout &lt;&lt; "Hello";</text:span></text:p>
      <text:list xml:id="list172056139249557" text:continue-numbering="true" text:style-name="WWNum78">
        <text:list-item>
          <text:p text:style-name="P2"><text:s/>a) Hello<text:line-break/> b) hello<text:line-break/> c) "Hello"<text:line-break/> d) Nothing<text:line-break/></text:p>
        </text:list-item>
        <text:list-item>
          <text:p text:style-name="P169">Which keyword ends the program?<text:line-break/> a) <text:span text:style-name="T4">stop<text:line-break/></text:span> b) <text:span text:style-name="T4">end<text:line-break/></text:span> c) <text:span text:style-name="T4">return<text:line-break/></text:span> d) <text:span text:style-name="T4">finish<text:line-break/></text:span></text:p>
        </text:list-item>
      </text:list>
      <text:p text:style-name="Standard"><draw:rect text:anchor-type="as-char" style:rel-width="100%" draw:z-index="1" draw:style-name="gr1" draw:text-style-name="P278" svg:width="0.0012in" svg:height="0.0213in"><text:p/></draw:rect></text:p>
      <text:p text:style-name="P275"><text:bookmark text:name="_pmfcsukko51c"/><text:span text:style-name="T2">Exercise 2: Fix My Code (Fill-in-the-Blank)</text:span></text:p>
      <text:p text:style-name="P274">Fill in the missing pieces in this C++ program:</text:p>
      <text:p text:style-name="Standard"/>
      <text:p text:style-name="Standard"><text:span text:style-name="T4">#include &lt;________&gt; <text:s text:c="8"/>// [1]</text:span></text:p>
      <text:p text:style-name="Standard"><text:span text:style-name="T4">________ main() { <text:s text:c="9"/>// [2]</text:span></text:p>
      <text:p text:style-name="Standard"><text:span text:style-name="T4"><text:s text:c="4"/>std::cout &lt;&lt; "Hi!"; <text:s text:c="3"/>// [3]</text:span></text:p>
      <text:p text:style-name="Standard"><text:span text:style-name="T4"><text:s text:c="4"/>________ 0; <text:s text:c="11"/>// [4]</text:span></text:p>
      <text:p text:style-name="Standard"><text:span text:style-name="T4">} <text:s text:c="25"/>// [5]</text:span></text:p>
      <text:p text:style-name="Standard"/>
      <text:list xml:id="list839656072" text:style-name="WWNum91">
        <text:list-item>
          <text:p text:style-name="P3"><text:soft-page-break/><draw:rect text:anchor-type="as-char" style:rel-width="100%" draw:z-index="2" draw:style-name="gr1" draw:text-style-name="P278" svg:width="0.0012in" svg:height="0.0213in"><text:p/></draw:rect></text:p>
        </text:list-item>
        <text:list-item>
          <text:p text:style-name="P90"><draw:rect text:anchor-type="as-char" style:rel-width="100%" draw:z-index="3" draw:style-name="gr1" draw:text-style-name="P278" svg:width="0.0012in" svg:height="0.0213in"><text:p/></draw:rect></text:p>
        </text:list-item>
        <text:list-item>
          <text:p text:style-name="P90">(No change)<text:line-break/></text:p>
        </text:list-item>
        <text:list-item>
          <text:p text:style-name="P90"><draw:rect text:anchor-type="as-char" style:rel-width="100%" draw:z-index="4" draw:style-name="gr1" draw:text-style-name="P278" svg:width="0.0012in" svg:height="0.0213in"><text:p/></draw:rect></text:p>
        </text:list-item>
        <text:list-item>
          <text:p text:style-name="P170"><draw:rect text:anchor-type="as-char" style:rel-width="100%" draw:z-index="5" draw:style-name="gr2" draw:text-style-name="P278" svg:width="0.0012in" svg:height="0.0213in"><text:p/></draw:rect></text:p>
        </text:list-item>
      </text:list>
      <text:p text:style-name="Standard"><draw:rect text:anchor-type="as-char" style:rel-width="100%" draw:z-index="6" draw:style-name="gr1" draw:text-style-name="P278" svg:width="0.0012in" svg:height="0.0213in"><text:p/></draw:rect></text:p>
      <text:p text:style-name="P275"><text:bookmark text:name="_23f821v1ox18"/><text:span text:style-name="T2">Exercise 3: What Will It Print? (Single Choice)</text:span></text:p>
      <text:list xml:id="list867537849" text:style-name="WWNum49">
        <text:list-item>
          <text:p text:style-name="P4"><text:span text:style-name="T4">std::cout &lt;&lt; "Hello\nWorld!";<text:line-break/></text:span> a) HelloWorld!<text:line-break/> b) Hello World!<text:line-break/> c) <text:span text:style-name="T5">(Hello on one line, World! on the next)<text:line-break/></text:span> d) Error<text:line-break/></text:p>
        </text:list-item>
        <text:list-item>
          <text:p text:style-name="P91"><text:span text:style-name="T4">std::cout &lt;&lt; "I love C++!";<text:line-break/></text:span> a) I love C++!<text:line-break/> b) I love C + +<text:line-break/> c) Error<text:line-break/> d) I love C<text:line-break/></text:p>
        </text:list-item>
        <text:list-item>
          <text:p text:style-name="P91"><text:span text:style-name="T4">std::cout &lt;&lt; "123" &lt;&lt; "456";<text:line-break/></text:span> a) 123456<text:line-break/> b) 579<text:line-break/> c) 123 456<text:line-break/> d) "123""456"<text:line-break/></text:p>
        </text:list-item>
        <text:list-item>
          <text:p text:style-name="P91"><text:span text:style-name="T4">std::cout &lt;&lt; "Coding is fun!\n";<text:line-break/></text:span> What does <text:span text:style-name="T4">\n</text:span> do?<text:line-break/> a) Makes a beep<text:line-break/> b) Adds a space<text:line-break/> c) Ends the program<text:line-break/> d) Goes to new line<text:line-break/></text:p>
        </text:list-item>
        <text:list-item>
          <text:p text:style-name="P171">Which one prints <text:span text:style-name="T5">nothing</text:span>?<text:line-break/> a) <text:span text:style-name="T4">std::cout &lt;&lt; "";<text:line-break/></text:span> b) <text:span text:style-name="T4">std::cout &lt;&lt; " ";<text:line-break/></text:span> c) <text:span text:style-name="T4">std::cout &lt;&lt; "Hi";<text:line-break/></text:span> d) <text:span text:style-name="T4">std::cout &lt;&lt; "\n";<text:line-break/></text:span></text:p>
        </text:list-item>
      </text:list>
      <text:p text:style-name="Standard"><draw:rect text:anchor-type="as-char" style:rel-width="100%" draw:z-index="7" draw:style-name="gr1" draw:text-style-name="P278" svg:width="0.0012in" svg:height="0.0213in"><text:p/></draw:rect></text:p>
      <text:p text:style-name="P275"><text:bookmark text:name="_qkaikm4iyv7a"/><text:span text:style-name="T2">Exercise 4: Let’s Code a Bit (Coding Choice)</text:span></text:p>
      <text:p text:style-name="P274">What should go in the blanks?</text:p>
      <text:p text:style-name="Standard"/>
      <text:p text:style-name="Standard"><text:span text:style-name="T4">#include &lt;iostream&gt;</text:span></text:p>
      <text:p text:style-name="P1"/>
      <text:p text:style-name="Standard"><text:span text:style-name="T4">int main() {</text:span></text:p>
      <text:p text:style-name="Standard"><text:span text:style-name="T4"><text:s text:c="4"/>std::cout &lt;&lt; "________, world!"; // [1]</text:span></text:p>
      <text:p text:style-name="Standard"><text:span text:style-name="T4"><text:s text:c="4"/>std::cout &lt;&lt; "\n________!"; <text:s text:c="5"/>// [2]</text:span></text:p>
      <text:p text:style-name="Standard"><text:soft-page-break/><text:span text:style-name="T4"><text:s text:c="4"/>return 0;</text:span></text:p>
      <text:p text:style-name="Standard"><text:span text:style-name="T4">}</text:span></text:p>
      <text:p text:style-name="Standard"/>
      <text:list xml:id="list1409108930" text:style-name="WWNum19">
        <text:list-item>
          <text:p text:style-name="P5">Fill the blank to greet the world (e.g., "Hello")<text:line-break/></text:p>
        </text:list-item>
        <text:list-item>
          <text:p text:style-name="P172">Add your name in the second blank<text:line-break/></text:p>
        </text:list-item>
      </text:list>
      <text:p text:style-name="Standard"><draw:rect text:anchor-type="as-char" style:rel-width="100%" draw:z-index="8" draw:style-name="gr1" draw:text-style-name="P278" svg:width="0.0012in" svg:height="0.0213in"><text:p/></draw:rect></text:p>
      <text:p text:style-name="P276"><text:bookmark text:name="_lxnu5vd08uvd"/><text:span text:style-name="T1">✅ Answers: Chapter 1</text:span></text:p>
      <text:p text:style-name="P274"><text:span text:style-name="T6">Exercise 1</text:span></text:p>
      <text:list xml:id="list3210888410" text:style-name="WWNum56">
        <text:list-item>
          <text:p text:style-name="P6">b<text:line-break/></text:p>
        </text:list-item>
        <text:list-item>
          <text:p text:style-name="P92">c<text:line-break/></text:p>
        </text:list-item>
        <text:list-item>
          <text:p text:style-name="P92">c<text:line-break/></text:p>
        </text:list-item>
        <text:list-item>
          <text:p text:style-name="P92">a<text:line-break/></text:p>
        </text:list-item>
        <text:list-item>
          <text:p text:style-name="P173">c<text:line-break/></text:p>
        </text:list-item>
      </text:list>
      <text:p text:style-name="P274"><text:span text:style-name="T6">Exercise 2</text:span></text:p>
      <text:list xml:id="list2762720384" text:style-name="WWNum74">
        <text:list-item>
          <text:p text:style-name="P7"><text:span text:style-name="T4">iostream<text:line-break/></text:span></text:p>
        </text:list-item>
        <text:list-item>
          <text:p text:style-name="P93"><text:span text:style-name="T4">int<text:line-break/></text:span></text:p>
        </text:list-item>
        <text:list-item>
          <text:p text:style-name="P93">—<text:line-break/></text:p>
        </text:list-item>
        <text:list-item>
          <text:p text:style-name="P93"><text:span text:style-name="T4">return<text:line-break/></text:span></text:p>
        </text:list-item>
        <text:list-item>
          <text:p text:style-name="P174"><text:span text:style-name="T4">}<text:line-break/></text:span></text:p>
        </text:list-item>
      </text:list>
      <text:p text:style-name="P274"><text:span text:style-name="T6">Exercise 3</text:span></text:p>
      <text:list xml:id="list4178967754" text:style-name="WWNum87">
        <text:list-item>
          <text:p text:style-name="P8">c<text:line-break/></text:p>
        </text:list-item>
        <text:list-item>
          <text:p text:style-name="P94"><text:soft-page-break/>a<text:line-break/></text:p>
        </text:list-item>
        <text:list-item>
          <text:p text:style-name="P94">a<text:line-break/></text:p>
        </text:list-item>
        <text:list-item>
          <text:p text:style-name="P94">d<text:line-break/></text:p>
        </text:list-item>
        <text:list-item>
          <text:p text:style-name="P175">a<text:line-break/></text:p>
        </text:list-item>
      </text:list>
      <text:p text:style-name="P274"><text:span text:style-name="T6">Exercise 4</text:span></text:p>
      <text:list xml:id="list359511040" text:style-name="WWNum79">
        <text:list-item>
          <text:p text:style-name="P9"><text:span text:style-name="T4">Hello<text:line-break/></text:span></text:p>
        </text:list-item>
        <text:list-item>
          <text:p text:style-name="P176">Your name (e.g., <text:span text:style-name="T4">Leah</text:span>)<text:line-break/></text:p>
        </text:list-item>
      </text:list>
      <text:p text:style-name="Standard"><draw:rect text:anchor-type="as-char" style:rel-width="100%" draw:z-index="9" draw:style-name="gr1" draw:text-style-name="P278" svg:width="0.0012in" svg:height="0.0213in"><text:p/></draw:rect></text:p>
      <text:p text:style-name="P276"><text:bookmark text:name="_fq9zr5dr4s7q"/><text:span text:style-name="T1">📘 C++ for Clever Kids – Exercise Book</text:span></text:p>
      <text:p text:style-name="P275"><text:bookmark text:name="_ahq6j1g3vug7"/><text:span text:style-name="T2">✨ </text:span><text:span text:style-name="T3">Chapter 2: What Are Numbers (and Friends?)</text:span></text:p>
      <text:p text:style-name="Standard"><draw:rect text:anchor-type="as-char" style:rel-width="100%" draw:z-index="10" draw:style-name="gr1" draw:text-style-name="P278" svg:width="0.0012in" svg:height="0.0213in"><text:p/></draw:rect></text:p>
      <text:p text:style-name="P275"><text:bookmark text:name="_l241h8lsxi2t"/><text:span text:style-name="T2">Exercise 1: Type It Right (Multiple Choice)</text:span></text:p>
      <text:list xml:id="list743247670" text:style-name="WWNum65">
        <text:list-item>
          <text:p text:style-name="P10">What type holds whole numbers like 1, 2, 3?<text:line-break/> a) <text:span text:style-name="T4">float<text:line-break/></text:span> b) <text:span text:style-name="T4">std::string<text:line-break/></text:span> c) <text:span text:style-name="T4">int<text:line-break/></text:span> d) <text:span text:style-name="T4">char<text:line-break/></text:span></text:p>
        </text:list-item>
        <text:list-item>
          <text:p text:style-name="P95">What type is used for letters like <text:span text:style-name="T4">'A'</text:span>?<text:line-break/> a) <text:span text:style-name="T4">char<text:line-break/></text:span> b) <text:span text:style-name="T4">word<text:line-break/></text:span> c) <text:span text:style-name="T4">int<text:line-break/></text:span> d) <text:span text:style-name="T4">letter<text:line-break/></text:span></text:p>
        </text:list-item>
        <text:list-item>
          <text:p text:style-name="P95">What type holds <text:span text:style-name="T4">true</text:span> or <text:span text:style-name="T4">false</text:span>?<text:line-break/> a) <text:span text:style-name="T4">yesno<text:line-break/></text:span> b) <text:span text:style-name="T4">char<text:line-break/></text:span> c) <text:span text:style-name="T4">bool<text:line-break/></text:span> d) <text:span text:style-name="T4">flag<text:line-break/></text:span></text:p>
        </text:list-item>
        <text:list-item>
          <text:p text:style-name="P95">Which type gives the <text:span text:style-name="T6">most</text:span> decimal places?<text:line-break/> a) <text:span text:style-name="T4">int<text:line-break/></text:span> b) <text:span text:style-name="T4">float<text:line-break/></text:span> c) <text:span text:style-name="T4">double<text:line-break/></text:span> d) <text:span text:style-name="T4">string<text:line-break/></text:span></text:p>
        </text:list-item>
        <text:list-item>
          <text:p text:style-name="P177">What does <text:span text:style-name="T4">const</text:span> mean?<text:line-break/> a) Big number<text:line-break/> b) Can change<text:line-break/> c) Always true<text:line-break/> d) Cannot change<text:line-break/></text:p>
        </text:list-item>
      </text:list>
      <text:p text:style-name="Standard"><draw:rect text:anchor-type="as-char" style:rel-width="100%" draw:z-index="11" draw:style-name="gr1" draw:text-style-name="P278" svg:width="0.0012in" svg:height="0.0213in"><text:p/></draw:rect></text:p>
      <text:p text:style-name="P275"><text:bookmark text:name="_w93is455pzr"/><text:span text:style-name="T2">Exercise 2: Fill in the Type (Coding Fill-in-the-Blank)</text:span></text:p>
      <text:p text:style-name="P274">Fill in the blanks with the correct C++ types:</text:p>
      <text:p text:style-name="Standard"/>
      <text:p text:style-name="Standard"><text:soft-page-break/><text:span text:style-name="T4">________ age = 8; <text:s text:c="13"/>// [1] <text:s/></text:span></text:p>
      <text:p text:style-name="Standard"><text:span text:style-name="T4">________ grade = 99.5f; <text:s text:c="7"/>// [2] <text:s/></text:span></text:p>
      <text:p text:style-name="Standard"><text:span text:style-name="T4">________ pi = 3.14159; <text:s text:c="8"/>// [3] <text:s/></text:span></text:p>
      <text:p text:style-name="Standard"><text:span text:style-name="T4">________ letter = 'A'; <text:s text:c="8"/>// [4] <text:s/></text:span></text:p>
      <text:p text:style-name="Standard"><text:span text:style-name="T4">const ________ magic = 42; <text:s text:c="4"/>// [5] <text:s/></text:span></text:p>
      <text:p text:style-name="Standard"/>
      <text:p text:style-name="Standard"><draw:rect text:anchor-type="as-char" style:rel-width="100%" draw:z-index="12" draw:style-name="gr1" draw:text-style-name="P278" svg:width="0.0012in" svg:height="0.0213in"><text:p/></draw:rect></text:p>
      <text:p text:style-name="P275"><text:bookmark text:name="_a4myrq9fkxij"/><text:span text:style-name="T2">Exercise 3: What’s the Value? (Single Choice)</text:span></text:p>
      <text:list xml:id="list3164733683" text:style-name="WWNum72">
        <text:list-item>
          <text:p text:style-name="P11"><text:span text:style-name="T4">int x = 5 + 2;<text:line-break/></text:span> What is x?<text:line-break/> a) 6<text:line-break/> b) 7<text:line-break/> c) 8<text:line-break/> d) Error<text:line-break/></text:p>
        </text:list-item>
        <text:list-item>
          <text:p text:style-name="P96"><text:span text:style-name="T4">float f = 3.5 + 0.5;<text:line-break/></text:span> a) 3<text:line-break/> b) 4<text:line-break/> c) 3.10<text:line-break/> d) 4.0<text:line-break/></text:p>
        </text:list-item>
        <text:list-item>
          <text:p text:style-name="P96"><text:span text:style-name="T4">char c = 'B'; std::cout &lt;&lt; c;<text:line-break/></text:span> a) 66<text:line-break/> b) B<text:line-break/> c) b<text:line-break/> d) Error<text:line-break/></text:p>
        </text:list-item>
        <text:list-item>
          <text:p text:style-name="P96"><text:span text:style-name="T4">bool happy = true;<text:line-break/></text:span> What does <text:span text:style-name="T4">std::cout &lt;&lt; happy;</text:span> print?<text:line-break/> a) true<text:line-break/> b) 1<text:line-break/> c) yes<text:line-break/> d) "true"<text:line-break/></text:p>
        </text:list-item>
        <text:list-item>
          <text:p text:style-name="P178">Which one is a <text:span text:style-name="T6">string</text:span>?<text:line-break/> a) <text:span text:style-name="T4">"Hello"<text:line-break/></text:span> b) <text:span text:style-name="T4">'H'<text:line-break/></text:span> c) <text:span text:style-name="T4">Hello<text:line-break/></text:span> d) <text:span text:style-name="T4">H<text:line-break/></text:span></text:p>
        </text:list-item>
      </text:list>
      <text:p text:style-name="Standard"><draw:rect text:anchor-type="as-char" style:rel-width="100%" draw:z-index="13" draw:style-name="gr1" draw:text-style-name="P278" svg:width="0.0012in" svg:height="0.0213in"><text:p/></draw:rect></text:p>
      <text:p text:style-name="P275"><text:bookmark text:name="_vz1dh7q998bs"/><text:span text:style-name="T2">Exercise 4: Fix the Program (Coding Choice)</text:span></text:p>
      <text:p text:style-name="P274">Fix the mistakes in this program:</text:p>
      <text:p text:style-name="Standard"/>
      <text:p text:style-name="Standard"><text:span text:style-name="T4">int main() {</text:span></text:p>
      <text:p text:style-name="Standard"><text:span text:style-name="T4"><text:s text:c="4"/>std::string name = Hello; <text:s text:c="8"/>// [1]</text:span></text:p>
      <text:p text:style-name="Standard"><text:span text:style-name="T4"><text:s text:c="4"/>float number = "9.8"; <text:s text:c="12"/>// [2]</text:span></text:p>
      <text:p text:style-name="Standard"><text:span text:style-name="T4"><text:s text:c="4"/>const int birth = "2015"; <text:s text:c="8"/>// [3]</text:span></text:p>
      <text:p text:style-name="Standard"><text:soft-page-break/><text:span text:style-name="T4"><text:s text:c="4"/>bool isHappy = yes; <text:s text:c="14"/>// [4]</text:span></text:p>
      <text:p text:style-name="P1"/>
      <text:p text:style-name="Standard"><text:span text:style-name="T4"><text:s text:c="4"/>std::cout &lt;&lt; name &lt;&lt; number; <text:s text:c="5"/>// [5]</text:span></text:p>
      <text:p text:style-name="Standard"><text:span text:style-name="T4">}</text:span></text:p>
      <text:p text:style-name="Standard"/>
      <text:p text:style-name="Standard"><draw:rect text:anchor-type="as-char" style:rel-width="100%" draw:z-index="14" draw:style-name="gr1" draw:text-style-name="P278" svg:width="0.0012in" svg:height="0.0213in"><text:p/></draw:rect></text:p>
      <text:p text:style-name="P276"><text:bookmark text:name="_cyi6du2k1op8"/><text:span text:style-name="T1">✅ Answers: Chapter 2</text:span></text:p>
      <text:p text:style-name="P274"><text:span text:style-name="T6">Exercise 1</text:span></text:p>
      <text:list xml:id="list348370295" text:style-name="WWNum34">
        <text:list-item>
          <text:p text:style-name="P12">c<text:line-break/></text:p>
        </text:list-item>
        <text:list-item>
          <text:p text:style-name="P97">a<text:line-break/></text:p>
        </text:list-item>
        <text:list-item>
          <text:p text:style-name="P97">c<text:line-break/></text:p>
        </text:list-item>
        <text:list-item>
          <text:p text:style-name="P97">c<text:line-break/></text:p>
        </text:list-item>
        <text:list-item>
          <text:p text:style-name="P179">d<text:line-break/></text:p>
        </text:list-item>
      </text:list>
      <text:p text:style-name="P274"><text:span text:style-name="T6">Exercise 2</text:span></text:p>
      <text:list xml:id="list139040722" text:style-name="WWNum43">
        <text:list-item>
          <text:p text:style-name="P13"><text:span text:style-name="T4">int<text:line-break/></text:span></text:p>
        </text:list-item>
        <text:list-item>
          <text:p text:style-name="P98"><text:span text:style-name="T4">float<text:line-break/></text:span></text:p>
        </text:list-item>
        <text:list-item>
          <text:p text:style-name="P98"><text:span text:style-name="T4">double<text:line-break/></text:span></text:p>
        </text:list-item>
        <text:list-item>
          <text:p text:style-name="P98"><text:span text:style-name="T4">char<text:line-break/></text:span></text:p>
        </text:list-item>
        <text:list-item>
          <text:p text:style-name="P180"><text:span text:style-name="T4">int<text:line-break/></text:span></text:p>
        </text:list-item>
      </text:list>
      <text:p text:style-name="P274"><text:span text:style-name="T6">Exercise 3</text:span></text:p>
      <text:list xml:id="list1535169479" text:style-name="WWNum20">
        <text:list-item>
          <text:p text:style-name="P14">b<text:line-break/></text:p>
        </text:list-item>
        <text:list-item>
          <text:p text:style-name="P99"><text:soft-page-break/>d<text:line-break/></text:p>
        </text:list-item>
        <text:list-item>
          <text:p text:style-name="P99">b<text:line-break/></text:p>
        </text:list-item>
        <text:list-item>
          <text:p text:style-name="P99">b<text:line-break/></text:p>
        </text:list-item>
        <text:list-item>
          <text:p text:style-name="P181">a<text:line-break/></text:p>
        </text:list-item>
      </text:list>
      <text:p text:style-name="P274"><text:span text:style-name="T6">Exercise 4</text:span></text:p>
      <text:list xml:id="list1170733002" text:style-name="WWNum42">
        <text:list-item>
          <text:p text:style-name="P15"><text:span text:style-name="T4">"Hello"</text:span> (missing quotes)<text:line-break/></text:p>
        </text:list-item>
        <text:list-item>
          <text:p text:style-name="P100"><text:span text:style-name="T4">9.8f</text:span> (remove quotes)<text:line-break/></text:p>
        </text:list-item>
        <text:list-item>
          <text:p text:style-name="P100"><text:span text:style-name="T4">2015</text:span> (remove quotes)<text:line-break/></text:p>
        </text:list-item>
        <text:list-item>
          <text:p text:style-name="P100"><text:span text:style-name="T4">true</text:span> or <text:span text:style-name="T4">false</text:span> (not <text:span text:style-name="T4">yes</text:span>)<text:line-break/></text:p>
        </text:list-item>
        <text:list-item>
          <text:p text:style-name="P182">All good<text:line-break/></text:p>
        </text:list-item>
      </text:list>
      <text:p text:style-name="Standard"><draw:rect text:anchor-type="as-char" style:rel-width="100%" draw:z-index="15" draw:style-name="gr1" draw:text-style-name="P278" svg:width="0.0012in" svg:height="0.0213in"><text:p/></draw:rect></text:p>
      <text:p text:style-name="P276"><text:bookmark text:name="_j92m089g7ctx"/><text:span text:style-name="T1">📘 C++ for Clever Kids – Exercise Book</text:span></text:p>
      <text:p text:style-name="P275"><text:bookmark text:name="_5w6dyosubvv"/><text:span text:style-name="T2">✨ </text:span><text:span text:style-name="T3">Chapter 3: Talking with the Computer 👂💬</text:span></text:p>
      <text:p text:style-name="Standard"><draw:rect text:anchor-type="as-char" style:rel-width="100%" draw:z-index="16" draw:style-name="gr1" draw:text-style-name="P278" svg:width="0.0012in" svg:height="0.0213in"><text:p/></draw:rect></text:p>
      <text:p text:style-name="P275"><text:bookmark text:name="_ryzbxulcwu51"/><text:span text:style-name="T2">Exercise 1: Input or Output? (Single Choice)</text:span></text:p>
      <text:list xml:id="list495721591" text:style-name="WWNum36">
        <text:list-item>
          <text:p text:style-name="P16">What does <text:span text:style-name="T4">std::cin</text:span> do?<text:line-break/> a) Print text<text:line-break/> b) Get input from user<text:line-break/> c) End the program<text:line-break/> d) Make a list<text:line-break/></text:p>
        </text:list-item>
        <text:list-item>
          <text:p text:style-name="P183">What symbol is used with <text:span text:style-name="T4">cin</text:span>?<text:line-break/> a) <text:span text:style-name="T4">&lt;&lt;<text:line-break/></text:span> b) <text:span text:style-name="T4">&gt;&gt;<text:line-break/></text:span> c) <text:span text:style-name="T4">==<text:line-break/></text:span> d) <text:span text:style-name="T4">//<text:line-break/></text:span></text:p>
        </text:list-item>
      </text:list>
      <text:p text:style-name="Standard">Which one asks for your name?<text:line-break/><text:line-break/><text:line-break/><text:span text:style-name="T4">std::cout &lt;&lt; "What’s your name?";</text:span></text:p>
      <text:p text:style-name="Standard"><text:span text:style-name="T4">std::cin &gt;&gt; name;</text:span></text:p>
      <text:list xml:id="list172055884904440" text:continue-numbering="true" text:style-name="WWNum36">
        <text:list-item>
          <text:p text:style-name="P16"><text:s/>a) <text:span text:style-name="T4">std::cout<text:line-break/></text:span> b) <text:span text:style-name="T4">std::cin<text:line-break/></text:span> c) Both<text:line-break/> d) None<text:line-break/></text:p>
        </text:list-item>
        <text:list-item>
          <text:p text:style-name="P101">What happens after <text:span text:style-name="T4">std::cin &gt;&gt; age;</text:span>?<text:line-break/> a) Nothing<text:line-break/> b) Program ends<text:line-break/> c) You type something<text:line-break/> d) It prints “age”<text:line-break/></text:p>
        </text:list-item>
        <text:list-item>
          <text:p text:style-name="P183"><text:soft-page-break/>Which is correct syntax?<text:line-break/> a) <text:span text:style-name="T4">cin &lt;&lt; name;<text:line-break/></text:span> b) <text:span text:style-name="T4">std::cin &gt;&gt; name;<text:line-break/></text:span> c) <text:span text:style-name="T4">input &gt;&gt; name;<text:line-break/></text:span> d) <text:span text:style-name="T4">cin input name;<text:line-break/></text:span></text:p>
        </text:list-item>
      </text:list>
      <text:p text:style-name="Standard"><draw:rect text:anchor-type="as-char" style:rel-width="100%" draw:z-index="17" draw:style-name="gr1" draw:text-style-name="P278" svg:width="0.0012in" svg:height="0.0213in"><text:p/></draw:rect></text:p>
      <text:p text:style-name="P275"><text:bookmark text:name="_9ivm5dr9kl9u"/><text:span text:style-name="T2">Exercise 2: Fill in the Gaps (Coding Fill-in-the-Blank)</text:span></text:p>
      <text:p text:style-name="Standard"/>
      <text:p text:style-name="Standard"><text:span text:style-name="T4">#include &lt;iostream&gt;</text:span></text:p>
      <text:p text:style-name="P1"/>
      <text:p text:style-name="Standard"><text:span text:style-name="T4">int main() {</text:span></text:p>
      <text:p text:style-name="Standard"><text:span text:style-name="T4"><text:s text:c="4"/>std::string name;</text:span></text:p>
      <text:p text:style-name="Standard"><text:span text:style-name="T4"><text:s text:c="4"/>std::cout &lt;&lt; "Enter your _______: "; <text:s text:c="2"/>// [1]</text:span></text:p>
      <text:p text:style-name="Standard"><text:span text:style-name="T4"><text:s text:c="4"/>std::cin &gt;&gt; _______; <text:s text:c="18"/>// [2]</text:span></text:p>
      <text:p text:style-name="Standard"><text:span text:style-name="T4"><text:s text:c="4"/>std::cout &lt;&lt; "Hi, " &lt;&lt; name &lt;&lt; "!"; <text:s text:c="3"/>// [3]</text:span></text:p>
      <text:p text:style-name="Standard"><text:span text:style-name="T4">}</text:span></text:p>
      <text:p text:style-name="Standard"/>
      <text:p text:style-name="Standard"><draw:rect text:anchor-type="as-char" style:rel-width="100%" draw:z-index="18" draw:style-name="gr1" draw:text-style-name="P278" svg:width="0.0012in" svg:height="0.0213in"><text:p/></draw:rect></text:p>
      <text:p text:style-name="P275"><text:bookmark text:name="_o2f2exzhh74n"/><text:span text:style-name="T2">Exercise 3: What Will It Do? (Single Choice)</text:span></text:p>
      <text:list xml:id="list1925175552" text:style-name="WWNum12">
        <text:list-item>
          <text:p text:style-name="P256"><text:span text:style-name="T4">std::cin &gt;&gt; num;<text:line-break/></text:span> a) Prints a number<text:line-break/> b) Adds numbers<text:line-break/> c) Waits for you to type<text:line-break/> d) Shows nothing<text:line-break/></text:p>
        </text:list-item>
      </text:list>
      <text:p text:style-name="Standard">If you type <text:span text:style-name="T4">"Sam"</text:span> into this program:<text:line-break/><text:line-break/><text:line-break/><text:span text:style-name="T4">std::string name;</text:span></text:p>
      <text:p text:style-name="Standard"><text:span text:style-name="T4">std::cin &gt;&gt; name;</text:span></text:p>
      <text:p text:style-name="Standard"><text:span text:style-name="T4">std::cout &lt;&lt; name;</text:span></text:p>
      <text:list xml:id="list172054787033150" text:continue-numbering="true" text:style-name="WWNum12">
        <text:list-item>
          <text:p text:style-name="P256"><text:s/>What will it print?<text:line-break/> a) Sam <text:line-break/> b) name<text:line-break/> c) "Sam"<text:line-break/> d) Error<text:line-break/></text:p>
        </text:list-item>
      </text:list>
      <text:p text:style-name="Standard">What is the result of this?<text:line-break/><text:line-break/><text:line-break/><text:span text:style-name="T4">int a;</text:span></text:p>
      <text:p text:style-name="Standard"><text:soft-page-break/><text:span text:style-name="T4">std::cin &gt;&gt; a;</text:span></text:p>
      <text:list xml:id="list172055254180729" text:continue-numbering="true" text:style-name="WWNum12">
        <text:list-item>
          <text:p text:style-name="P17"><text:s/>a) Program crashes<text:line-break/> b) Waits for a number<text:line-break/> c) Skips to end<text:line-break/> d) Prints “a”<text:line-break/></text:p>
        </text:list-item>
        <text:list-item>
          <text:p text:style-name="P102">What is <text:span text:style-name="T4">std::endl</text:span> used for?<text:line-break/> a) End the program<text:line-break/> b) Make new line<text:line-break/> c) Clear input<text:line-break/> d) Pause<text:line-break/></text:p>
        </text:list-item>
        <text:list-item>
          <text:p text:style-name="P184">What happens if you enter a space in <text:span text:style-name="T4">std::cin &gt;&gt; name;</text:span>?<text:line-break/> a) It reads full name<text:line-break/> b) It stops at the space<text:line-break/> c) Error<text:line-break/> d) Prints the whole thing anyway<text:line-break/></text:p>
        </text:list-item>
      </text:list>
      <text:p text:style-name="Standard"><draw:rect text:anchor-type="as-char" style:rel-width="100%" draw:z-index="19" draw:style-name="gr1" draw:text-style-name="P278" svg:width="0.0012in" svg:height="0.0213in"><text:p/></draw:rect></text:p>
      <text:p text:style-name="P275"><text:bookmark text:name="_9ywqazh47wgr"/><text:span text:style-name="T2">Exercise 4: Complete the Code (Coding Choice)</text:span></text:p>
      <text:p text:style-name="P274">Fill in what’s missing in this mini conversation:</text:p>
      <text:p text:style-name="Standard"/>
      <text:p text:style-name="Standard"><text:span text:style-name="T4">#include &lt;iostream&gt;</text:span></text:p>
      <text:p text:style-name="P1"/>
      <text:p text:style-name="Standard"><text:span text:style-name="T4">int main() {</text:span></text:p>
      <text:p text:style-name="Standard"><text:span text:style-name="T4"><text:s text:c="4"/>int age;</text:span></text:p>
      <text:p text:style-name="Standard"><text:span text:style-name="T4"><text:s text:c="4"/>std::cout &lt;&lt; "How old are you? "; <text:s/>// [1]</text:span></text:p>
      <text:p text:style-name="Standard"><text:span text:style-name="T4"><text:s text:c="4"/>std::________ &gt;&gt; age; <text:s text:c="12"/>// [2]</text:span></text:p>
      <text:p text:style-name="Standard"><text:span text:style-name="T4"><text:s text:c="4"/>std::cout &lt;&lt; "You are " &lt;&lt; age &lt;&lt; " years old."; <text:s/>// [3]</text:span></text:p>
      <text:p text:style-name="Standard"><text:span text:style-name="T4"><text:s text:c="4"/>return 0;</text:span></text:p>
      <text:p text:style-name="Standard"><text:span text:style-name="T4">}</text:span></text:p>
      <text:p text:style-name="Standard"/>
      <text:p text:style-name="Standard"><draw:rect text:anchor-type="as-char" style:rel-width="100%" draw:z-index="20" draw:style-name="gr1" draw:text-style-name="P278" svg:width="0.0012in" svg:height="0.0213in"><text:p/></draw:rect></text:p>
      <text:p text:style-name="P276"><text:bookmark text:name="_bfrovu8rnr9w"/><text:span text:style-name="T1">✅ Answers: Chapter 3</text:span></text:p>
      <text:p text:style-name="P274"><text:span text:style-name="T6">Exercise 1</text:span></text:p>
      <text:list xml:id="list1670111509" text:style-name="WWNum77">
        <text:list-item>
          <text:p text:style-name="P18"><text:soft-page-break/>b<text:line-break/></text:p>
        </text:list-item>
        <text:list-item>
          <text:p text:style-name="P103">b<text:line-break/></text:p>
        </text:list-item>
        <text:list-item>
          <text:p text:style-name="P103">c<text:line-break/></text:p>
        </text:list-item>
        <text:list-item>
          <text:p text:style-name="P103">c<text:line-break/></text:p>
        </text:list-item>
        <text:list-item>
          <text:p text:style-name="P185">b<text:line-break/></text:p>
        </text:list-item>
      </text:list>
      <text:p text:style-name="P274"><text:span text:style-name="T6">Exercise 2</text:span></text:p>
      <text:list xml:id="list1205378798" text:style-name="WWNum86">
        <text:list-item>
          <text:p text:style-name="P19"><text:span text:style-name="T4">name<text:line-break/></text:span></text:p>
        </text:list-item>
        <text:list-item>
          <text:p text:style-name="P104"><text:span text:style-name="T4">name<text:line-break/></text:span></text:p>
        </text:list-item>
        <text:list-item>
          <text:p text:style-name="P186">already correct<text:line-break/></text:p>
        </text:list-item>
      </text:list>
      <text:p text:style-name="P274"><text:span text:style-name="T6">Exercise 3</text:span></text:p>
      <text:list xml:id="list3294003798" text:style-name="WWNum59">
        <text:list-item>
          <text:p text:style-name="P20">c<text:line-break/></text:p>
        </text:list-item>
        <text:list-item>
          <text:p text:style-name="P105">a<text:line-break/></text:p>
        </text:list-item>
        <text:list-item>
          <text:p text:style-name="P105">b<text:line-break/></text:p>
        </text:list-item>
        <text:list-item>
          <text:p text:style-name="P105">b<text:line-break/></text:p>
        </text:list-item>
        <text:list-item>
          <text:p text:style-name="P187">b<text:line-break/></text:p>
        </text:list-item>
      </text:list>
      <text:p text:style-name="P274"><text:span text:style-name="T6">Exercise 4</text:span></text:p>
      <text:list xml:id="list3137014623" text:style-name="WWNum9">
        <text:list-item>
          <text:p text:style-name="P21">already correct<text:line-break/></text:p>
        </text:list-item>
        <text:list-item>
          <text:p text:style-name="P106"><text:span text:style-name="T4">cin<text:line-break/></text:span></text:p>
        </text:list-item>
        <text:list-item>
          <text:p text:style-name="P188">already correct<text:line-break/></text:p>
        </text:list-item>
      </text:list>
      <text:p text:style-name="Standard"><draw:rect text:anchor-type="as-char" style:rel-width="100%" draw:z-index="21" draw:style-name="gr1" draw:text-style-name="P278" svg:width="0.0012in" svg:height="0.0213in"><text:p/></draw:rect></text:p>
      <text:p text:style-name="P276"><text:bookmark text:name="_yhoemr8mfhz0"/><text:span text:style-name="T1">📘 C++ for Clever Kids – Exercise Book</text:span></text:p>
      <text:p text:style-name="P275"><text:bookmark text:name="_qfe6jwal5ssp"/><text:soft-page-break/><text:span text:style-name="T2">✨ </text:span><text:span text:style-name="T3">Chapter 4: Lists of Things (Arrays!)</text:span></text:p>
      <text:p text:style-name="Standard"><draw:rect text:anchor-type="as-char" style:rel-width="100%" draw:z-index="22" draw:style-name="gr1" draw:text-style-name="P278" svg:width="0.0012in" svg:height="0.0213in"><text:p/></draw:rect></text:p>
      <text:p text:style-name="P275"><text:bookmark text:name="_ooa6xjh93vpg"/><text:span text:style-name="T2">Exercise 1: Array Basics (Multiple Choice)</text:span></text:p>
      <text:list xml:id="list14566457" text:style-name="WWNum3">
        <text:list-item>
          <text:p text:style-name="P22">What is an array?<text:line-break/> a) A list of numbers or items <text:line-break/> b) A number<text:line-break/> c) A loop<text:line-break/> d) A function<text:line-break/></text:p>
        </text:list-item>
        <text:list-item>
          <text:p text:style-name="P107">What does <text:span text:style-name="T4">marks[0]</text:span> refer to?<text:line-break/> a) The last number<text:line-break/> b) The second number<text:line-break/> c) The first number <text:line-break/> d) An error<text:line-break/></text:p>
        </text:list-item>
        <text:list-item>
          <text:p text:style-name="P107">What happens if you don’t fill all the array values?<text:line-break/> a) Compiler error<text:line-break/> b) It crashes<text:line-break/> c) Empty ones become 0 <text:line-break/> d) All values repeat<text:line-break/></text:p>
        </text:list-item>
        <text:list-item>
          <text:p text:style-name="P107">Which type is used to store an array of 5 whole numbers?<text:line-break/> a) <text:span text:style-name="T4">int arr(5);<text:line-break/></text:span> b) <text:span text:style-name="T4">std::array&lt;int, 5&gt;</text:span> <text:line-break/> c) <text:span text:style-name="T4">int[] arr;<text:line-break/></text:span> d) <text:span text:style-name="T4">array&lt;int&gt; arr;<text:line-break/></text:span></text:p>
        </text:list-item>
        <text:list-item>
          <text:p text:style-name="P189">What goes inside the brackets <text:span text:style-name="T4">[ ]</text:span>?<text:line-break/> a) A letter<text:line-break/> b) A number index<text:line-break/> c) A function<text:line-break/> d) A class<text:line-break/></text:p>
        </text:list-item>
      </text:list>
      <text:p text:style-name="Standard"><draw:rect text:anchor-type="as-char" style:rel-width="100%" draw:z-index="23" draw:style-name="gr1" draw:text-style-name="P278" svg:width="0.0012in" svg:height="0.0213in"><text:p/></draw:rect></text:p>
      <text:p text:style-name="P275"><text:bookmark text:name="_h8e01o8ikqc4"/><text:span text:style-name="T2">Exercise 2: Fill in the Array (Coding Fill-in-the-Blank)</text:span></text:p>
      <text:p text:style-name="Standard"/>
      <text:p text:style-name="Standard"><text:span text:style-name="T4">#include &lt;iostream&gt;</text:span></text:p>
      <text:p text:style-name="Standard"><text:span text:style-name="T4">#include &lt;array&gt;</text:span></text:p>
      <text:p text:style-name="P1"/>
      <text:p text:style-name="Standard"><text:span text:style-name="T4">int main() {</text:span></text:p>
      <text:p text:style-name="Standard"><text:span text:style-name="T4"><text:s text:c="4"/>std::array&lt;int, 3&gt; scores = {90, ____, 100}; <text:s/>// [1]</text:span></text:p>
      <text:p text:style-name="Standard"><text:span text:style-name="T4"><text:s text:c="4"/>std::cout &lt;&lt; scores[0]; <text:s/>// [2]</text:span></text:p>
      <text:p text:style-name="Standard"><text:span text:style-name="T4"><text:s text:c="4"/>scores[1] = ____; <text:s text:c="7"/>// [3]</text:span></text:p>
      <text:p text:style-name="Standard"><text:span text:style-name="T4"><text:s text:c="4"/>std::cin &gt;&gt; scores[2]; <text:s text:c="2"/>// [4]</text:span></text:p>
      <text:p text:style-name="Standard"><text:span text:style-name="T4"><text:s text:c="4"/>std::cout &lt;&lt; scores[2]; <text:s/>// [5]</text:span></text:p>
      <text:p text:style-name="Standard"><text:span text:style-name="T4">}</text:span></text:p>
      <text:p text:style-name="Standard"><text:soft-page-break/></text:p>
      <text:p text:style-name="Standard"><draw:rect text:anchor-type="as-char" style:rel-width="100%" draw:z-index="24" draw:style-name="gr1" draw:text-style-name="P278" svg:width="0.0012in" svg:height="0.0213in"><text:p/></draw:rect></text:p>
      <text:p text:style-name="P275"><text:bookmark text:name="_plghm5lynzkt"/><text:span text:style-name="T2">Exercise 3: What Will It Print? (Single Choice)</text:span></text:p>
      <text:list xml:id="list1144770625" text:style-name="WWNum8">
        <text:list-item>
          <text:p text:style-name="P23"><text:span text:style-name="T4">std::array&lt;int, 3&gt; a = {1, 2, 3}; std::cout &lt;&lt; a[1];<text:line-break/></text:span> a) 1<text:line-break/> b) 2<text:line-break/> c) 3<text:line-break/> d) a[1]<text:line-break/></text:p>
        </text:list-item>
        <text:list-item>
          <text:p text:style-name="P108"><text:span text:style-name="T4">char letters[3] = {'C', 'P', 'P'}; std::cout &lt;&lt; letters[0];<text:line-break/></text:span> a) CPP<text:line-break/> b) 0<text:line-break/> c) C <text:line-break/> d) Error<text:line-break/></text:p>
        </text:list-item>
        <text:list-item>
          <text:p text:style-name="P108"><text:span text:style-name="T4">std::array&lt;int, 3&gt; arr = {7, 8}; std::cout &lt;&lt; arr[2];<text:line-break/></text:span> a) 8<text:line-break/> b) 0 <text:line-break/> c) Error<text:line-break/> d) 7<text:line-break/></text:p>
        </text:list-item>
        <text:list-item>
          <text:p text:style-name="P108">Which of these prints every item in an array?<text:line-break/> a) <text:span text:style-name="T4">for (int i = 0; i &lt; 3; ++i)</text:span> <text:line-break/> b) <text:span text:style-name="T4">while (i &lt; arr)<text:line-break/></text:span> c) <text:span text:style-name="T4">repeat 3<text:line-break/></text:span> d) <text:span text:style-name="T4">int arr[3]<text:line-break/></text:span></text:p>
        </text:list-item>
        <text:list-item>
          <text:p text:style-name="P190">What is the last valid index of a 5-element array?<text:line-break/> a) 5<text:line-break/> b) 6<text:line-break/> c) 4<text:line-break/> d) 0<text:line-break/></text:p>
        </text:list-item>
      </text:list>
      <text:p text:style-name="Standard"><draw:rect text:anchor-type="as-char" style:rel-width="100%" draw:z-index="25" draw:style-name="gr1" draw:text-style-name="P278" svg:width="0.0012in" svg:height="0.0213in"><text:p/></draw:rect></text:p>
      <text:p text:style-name="P275"><text:bookmark text:name="_21xxehxksn05"/><text:span text:style-name="T2">Exercise 4: 2D Arrays (Coding Choice)</text:span></text:p>
      <text:p text:style-name="Standard"/>
      <text:p text:style-name="Standard"><text:span text:style-name="T4">int table[2][3] = {</text:span></text:p>
      <text:p text:style-name="Standard"><text:span text:style-name="T4"><text:s text:c="4"/>{1, 2, 3},</text:span></text:p>
      <text:p text:style-name="Standard"><text:span text:style-name="T4"><text:s text:c="4"/>{4, 5, 6}</text:span></text:p>
      <text:p text:style-name="Standard"><text:span text:style-name="T4">};</text:span></text:p>
      <text:p text:style-name="P1"/>
      <text:p text:style-name="Standard"><text:span text:style-name="T4">// What will this print?</text:span></text:p>
      <text:p text:style-name="Standard"><text:span text:style-name="T4">std::cout &lt;&lt; table[1][2]; <text:s/>// [1]</text:span></text:p>
      <text:p text:style-name="P1"/>
      <text:p text:style-name="Standard"><text:span text:style-name="T4">for (int i = 0; i &lt; 2; i++) {</text:span></text:p>
      <text:p text:style-name="Standard"><text:span text:style-name="T4"><text:s text:c="4"/>for (int j = 0; j &lt; 3; j++) {</text:span></text:p>
      <text:p text:style-name="Standard"><text:soft-page-break/><text:span text:style-name="T4"><text:s text:c="8"/>std::cout &lt;&lt; table[i][j] &lt;&lt; " "; <text:s/>// [2]</text:span></text:p>
      <text:p text:style-name="Standard"><text:span text:style-name="T4"><text:s text:c="4"/>}</text:span></text:p>
      <text:p text:style-name="Standard"><text:span text:style-name="T4">}</text:span></text:p>
      <text:p text:style-name="Standard"/>
      <text:list xml:id="list2692094624" text:style-name="WWNum63">
        <text:list-item>
          <text:p text:style-name="P24">What is the value of <text:span text:style-name="T4">table[1][2]</text:span>?<text:line-break/></text:p>
        </text:list-item>
        <text:list-item>
          <text:p text:style-name="P109">What does the full loop print?<text:line-break/></text:p>
        </text:list-item>
        <text:list-item>
          <text:p text:style-name="P109">Which row has the value 5?<text:line-break/></text:p>
        </text:list-item>
        <text:list-item>
          <text:p text:style-name="P109">Which column is <text:span text:style-name="T4">table[0][2]</text:span> in?<text:line-break/></text:p>
        </text:list-item>
        <text:list-item>
          <text:p text:style-name="P191">How many total values are in this array?<text:line-break/></text:p>
        </text:list-item>
      </text:list>
      <text:p text:style-name="Standard"><draw:rect text:anchor-type="as-char" style:rel-width="100%" draw:z-index="26" draw:style-name="gr1" draw:text-style-name="P278" svg:width="0.0012in" svg:height="0.0213in"><text:p/></draw:rect></text:p>
      <text:p text:style-name="P276"><text:bookmark text:name="_3xxqhkk1jat9"/><text:span text:style-name="T1">✅ Answers: Chapter 4</text:span></text:p>
      <text:p text:style-name="P274"><text:span text:style-name="T6">Exercise 1</text:span></text:p>
      <text:list xml:id="list1676614351" text:style-name="WWNum41">
        <text:list-item>
          <text:p text:style-name="P25">a<text:line-break/></text:p>
        </text:list-item>
        <text:list-item>
          <text:p text:style-name="P110">c<text:line-break/></text:p>
        </text:list-item>
        <text:list-item>
          <text:p text:style-name="P110">c<text:line-break/></text:p>
        </text:list-item>
        <text:list-item>
          <text:p text:style-name="P110">b<text:line-break/></text:p>
        </text:list-item>
        <text:list-item>
          <text:p text:style-name="P192">b<text:line-break/></text:p>
        </text:list-item>
      </text:list>
      <text:p text:style-name="P274"><text:span text:style-name="T6">Exercise 2</text:span></text:p>
      <text:list xml:id="list1897727878" text:style-name="WWNum22">
        <text:list-item>
          <text:p text:style-name="P26">95 (or any int)<text:line-break/></text:p>
        </text:list-item>
        <text:list-item>
          <text:p text:style-name="P111">90<text:line-break/></text:p>
        </text:list-item>
        <text:list-item>
          <text:p text:style-name="P111">85 (or any int)<text:line-break/></text:p>
        </text:list-item>
        <text:list-item>
          <text:p text:style-name="P111"><text:soft-page-break/>Input value<text:line-break/></text:p>
        </text:list-item>
        <text:list-item>
          <text:p text:style-name="P193">Input value printed<text:line-break/></text:p>
        </text:list-item>
      </text:list>
      <text:p text:style-name="P274"><text:span text:style-name="T6">Exercise 3</text:span></text:p>
      <text:list xml:id="list1193118391" text:style-name="WWNum2">
        <text:list-item>
          <text:p text:style-name="P27">b<text:line-break/></text:p>
        </text:list-item>
        <text:list-item>
          <text:p text:style-name="P112">c<text:line-break/></text:p>
        </text:list-item>
        <text:list-item>
          <text:p text:style-name="P112">b<text:line-break/></text:p>
        </text:list-item>
        <text:list-item>
          <text:p text:style-name="P112">a<text:line-break/></text:p>
        </text:list-item>
        <text:list-item>
          <text:p text:style-name="P194">c<text:line-break/></text:p>
        </text:list-item>
      </text:list>
      <text:p text:style-name="P274"><text:span text:style-name="T6">Exercise 4</text:span></text:p>
      <text:list xml:id="list799241569" text:style-name="WWNum14">
        <text:list-item>
          <text:p text:style-name="P28"><text:span text:style-name="T4">6<text:line-break/></text:span></text:p>
        </text:list-item>
        <text:list-item>
          <text:p text:style-name="P113"><text:span text:style-name="T4">1 2 3 4 5 6<text:line-break/></text:span></text:p>
        </text:list-item>
        <text:list-item>
          <text:p text:style-name="P113">Row 1<text:line-break/></text:p>
        </text:list-item>
        <text:list-item>
          <text:p text:style-name="P113">Column 2<text:line-break/></text:p>
        </text:list-item>
        <text:list-item>
          <text:p text:style-name="P195">6 total values (2 rows × 3 columns)<text:line-break/></text:p>
        </text:list-item>
      </text:list>
      <text:p text:style-name="Standard"><draw:rect text:anchor-type="as-char" style:rel-width="100%" draw:z-index="27" draw:style-name="gr1" draw:text-style-name="P278" svg:width="0.0012in" svg:height="0.0213in"><text:p/></draw:rect></text:p>
      <text:p text:style-name="Standard"/>
      <text:p text:style-name="P276"><text:bookmark text:name="_texlxhl2ebn"/><text:span text:style-name="T1">📘 C++ for Clever Kids – Exercise Book</text:span></text:p>
      <text:p text:style-name="P275"><text:bookmark text:name="_49qnqpe1m28f"/><text:span text:style-name="T2">✨ </text:span><text:span text:style-name="T3">Chapter 5: If This, Then That (Decisions!)</text:span></text:p>
      <text:p text:style-name="Standard"><draw:rect text:anchor-type="as-char" style:rel-width="100%" draw:z-index="28" draw:style-name="gr1" draw:text-style-name="P278" svg:width="0.0012in" svg:height="0.0213in"><text:p/></draw:rect></text:p>
      <text:p text:style-name="P275"><text:bookmark text:name="_78qsuddfumm"/><text:span text:style-name="T2">Exercise 1: True or False? (Single Choice)</text:span></text:p>
      <text:list xml:id="list1086197208" text:style-name="WWNum82">
        <text:list-item>
          <text:p text:style-name="P29">What does <text:span text:style-name="T4">if (a == b)</text:span> mean?<text:line-break/> a) a is bigger than b<text:line-break/> b) a is smaller than b<text:line-break/> c) a equals b <text:line-break/> d) a becomes b<text:line-break/></text:p>
        </text:list-item>
        <text:list-item>
          <text:p text:style-name="P114"><text:soft-page-break/>What does <text:span text:style-name="T4">else</text:span> do?<text:line-break/> a) Ends the program<text:line-break/> b) Runs if <text:span text:style-name="T4">if</text:span> is false <text:line-break/> c) Repeats code<text:line-break/> d) Makes a new variable<text:line-break/></text:p>
        </text:list-item>
        <text:list-item>
          <text:p text:style-name="P114">What is <text:span text:style-name="T4">==</text:span> used for?<text:line-break/> a) Compare values<text:line-break/> b) Assign values<text:line-break/> c) Add numbers<text:line-break/> d) Show errors<text:line-break/></text:p>
        </text:list-item>
        <text:list-item>
          <text:p text:style-name="P196">Which symbol means “not equal”?<text:line-break/> a) <text:span text:style-name="T4">!=</text:span> <text:line-break/> b) <text:span text:style-name="T4">&lt;&gt;<text:line-break/></text:span> c) <text:span text:style-name="T4">==!<text:line-break/></text:span> d) <text:span text:style-name="T4">//<text:line-break/></text:span></text:p>
        </text:list-item>
      </text:list>
      <text:p text:style-name="Standard">What will this print?<text:line-break/><text:line-break/><text:line-break/><text:span text:style-name="T4">int n = 4;</text:span></text:p>
      <text:p text:style-name="Standard"><text:span text:style-name="T4">if (n % 2 == 0)</text:span></text:p>
      <text:p text:style-name="Standard"><text:span text:style-name="T4"><text:s text:c="4"/>std::cout &lt;&lt; "Even";</text:span></text:p>
      <text:p text:style-name="Standard"><text:span text:style-name="T4">else</text:span></text:p>
      <text:p text:style-name="Standard"><text:span text:style-name="T4"><text:s text:c="4"/>std::cout &lt;&lt; "Odd";</text:span></text:p>
      <text:list xml:id="list172056066436980" text:continue-numbering="true" text:style-name="WWNum82">
        <text:list-item>
          <text:p text:style-name="P257"><text:s/>a) Even <text:line-break/> b) Odd<text:line-break/> c) 2<text:line-break/> d) 4<text:line-break/></text:p>
        </text:list-item>
      </text:list>
      <text:p text:style-name="Standard"><draw:rect text:anchor-type="as-char" style:rel-width="100%" draw:z-index="29" draw:style-name="gr1" draw:text-style-name="P278" svg:width="0.0012in" svg:height="0.0213in"><text:p/></draw:rect></text:p>
      <text:p text:style-name="P275"><text:bookmark text:name="_ndevm976gun9"/><text:span text:style-name="T2">Exercise 2: Fix the Code (Fill-in-the-Blank)</text:span></text:p>
      <text:p text:style-name="P274">Fill in the blanks:</text:p>
      <text:p text:style-name="Standard"/>
      <text:p text:style-name="Standard"><text:span text:style-name="T4">int age = 8;</text:span></text:p>
      <text:p text:style-name="P1"/>
      <text:p text:style-name="Standard"><text:span text:style-name="T4">if (age &gt;= 10) {</text:span></text:p>
      <text:p text:style-name="Standard"><text:span text:style-name="T4"><text:s text:c="4"/>std::cout &lt;&lt; "You're 10 or older!";</text:span></text:p>
      <text:p text:style-name="Standard"><text:span text:style-name="T4">} ____ {</text:span></text:p>
      <text:p text:style-name="Standard"><text:span text:style-name="T4"><text:s text:c="4"/>std::cout &lt;&lt; "You're younger than 10!";</text:span></text:p>
      <text:p text:style-name="Standard"><text:span text:style-name="T4">}</text:span></text:p>
      <text:p text:style-name="Standard"/>
      <text:list xml:id="list1889498374" text:style-name="WWNum13">
        <text:list-item>
          <text:p text:style-name="P30"><text:soft-page-break/>What keyword goes in the blank? ______<text:line-break/></text:p>
        </text:list-item>
        <text:list-item>
          <text:p text:style-name="P115">Replace <text:span text:style-name="T4">10</text:span> with a number to make it always false: ______<text:line-break/></text:p>
        </text:list-item>
        <text:list-item>
          <text:p text:style-name="P115">Add another check with <text:span text:style-name="T4">else if (age == 9)</text:span> — where does it go? ______<text:line-break/></text:p>
        </text:list-item>
        <text:list-item>
          <text:p text:style-name="P115">Change the message to say "Almost there!" for age 9<text:line-break/></text:p>
        </text:list-item>
        <text:list-item>
          <text:p text:style-name="P197">Add a <text:span text:style-name="T4">return 0;</text:span> at the end — why?<text:line-break/></text:p>
        </text:list-item>
      </text:list>
      <text:p text:style-name="Standard"><draw:rect text:anchor-type="as-char" style:rel-width="100%" draw:z-index="30" draw:style-name="gr1" draw:text-style-name="P278" svg:width="0.0012in" svg:height="0.0213in"><text:p/></draw:rect></text:p>
      <text:p text:style-name="P275"><text:bookmark text:name="_pc3il2ttqaq"/><text:span text:style-name="T2">Exercise 3: What Will Happen? (Multiple Choice)</text:span></text:p>
      <text:list xml:id="list4146626627" text:style-name="WWNum18">
        <text:list-item>
          <text:p text:style-name="P31"><text:span text:style-name="T4">if (false) { std::cout &lt;&lt; "Hi"; } else { std::cout &lt;&lt; "Bye"; }<text:line-break/></text:span> a) Hi<text:line-break/> b) Bye<text:line-break/> c) false<text:line-break/> d) Error<text:line-break/></text:p>
        </text:list-item>
        <text:list-item>
          <text:p text:style-name="P198"><text:span text:style-name="T4">if (score &gt;= 90)</text:span> is true when score is:<text:line-break/> a) 80<text:line-break/> b) 70<text:line-break/> c) 90 <text:line-break/> d) 60<text:line-break/></text:p>
        </text:list-item>
      </text:list>
      <text:p text:style-name="Standard">Ternary operator:<text:line-break/><text:line-break/><text:line-break/><text:span text:style-name="T4">int a = 3, b = 5;</text:span></text:p>
      <text:p text:style-name="Standard"><text:span text:style-name="T4">std::cout &lt;&lt; (a &gt; b ? a : b);</text:span></text:p>
      <text:list xml:id="list172055242524896" text:continue-numbering="true" text:style-name="WWNum18">
        <text:list-item>
          <text:p text:style-name="P31"><text:s/>What prints?<text:line-break/> a) 3<text:line-break/> b) 5 <text:line-break/> c) a<text:line-break/> d) Error<text:line-break/></text:p>
        </text:list-item>
        <text:list-item>
          <text:p text:style-name="P116">What does <text:span text:style-name="T4">switch</text:span> help with?<text:line-break/> a) Repeating<text:line-break/> b) Input<text:line-break/> c) Picking one of many <text:line-break/> d) Loops<text:line-break/></text:p>
        </text:list-item>
        <text:list-item>
          <text:p text:style-name="P198">In a switch, <text:span text:style-name="T4">case 2:</text:span> means:<text:line-break/> a) If 2 is true<text:line-break/> b) If something equals 2 <text:line-break/> c) Loop 2 times<text:line-break/> d) Print 2<text:line-break/></text:p>
        </text:list-item>
      </text:list>
      <text:p text:style-name="Standard"><draw:rect text:anchor-type="as-char" style:rel-width="100%" draw:z-index="31" draw:style-name="gr1" draw:text-style-name="P278" svg:width="0.0012in" svg:height="0.0213in"><text:p/></draw:rect></text:p>
      <text:p text:style-name="P275"><text:bookmark text:name="_pi8hwccy6piq"/><text:span text:style-name="T2">Exercise 4: Fill the Switch (Coding Choice)</text:span></text:p>
      <text:p text:style-name="Standard"/>
      <text:p text:style-name="Standard"><text:span text:style-name="T4">int num = 3;</text:span></text:p>
      <text:p text:style-name="P1"/>
      <text:p text:style-name="Standard"><text:span text:style-name="T4">switch (num) {</text:span></text:p>
      <text:p text:style-name="Standard"><text:span text:style-name="T4"><text:s text:c="4"/>case 1: std::cout &lt;&lt; "One"; break;</text:span></text:p>
      <text:p text:style-name="Standard"><text:soft-page-break/><text:span text:style-name="T4"><text:s text:c="4"/>case 2: std::cout &lt;&lt; "Two"; break;</text:span></text:p>
      <text:p text:style-name="Standard"><text:span text:style-name="T4"><text:s text:c="4"/>case ___: std::cout &lt;&lt; "Three"; break; <text:s text:c="4"/>// [1]</text:span></text:p>
      <text:p text:style-name="Standard"><text:span text:style-name="T4"><text:s text:c="4"/>default: std::cout &lt;&lt; "Other"; <text:s text:c="12"/>// [2]</text:span></text:p>
      <text:p text:style-name="Standard"><text:span text:style-name="T4">}</text:span></text:p>
      <text:p text:style-name="Standard"/>
      <text:list xml:id="list941785417" text:style-name="WWNum89">
        <text:list-item>
          <text:p text:style-name="P32">Fill in the missing case number<text:line-break/></text:p>
        </text:list-item>
        <text:list-item>
          <text:p text:style-name="P117">What will it print?<text:line-break/></text:p>
        </text:list-item>
        <text:list-item>
          <text:p text:style-name="P117">What happens if <text:span text:style-name="T4">break;</text:span> is missing?<text:line-break/></text:p>
        </text:list-item>
        <text:list-item>
          <text:p text:style-name="P117">Add a <text:span text:style-name="T4">case 4:</text:span> for “Four”<text:line-break/></text:p>
        </text:list-item>
        <text:list-item>
          <text:p text:style-name="P199">Can you use <text:span text:style-name="T4">string</text:span> in switch?<text:line-break/></text:p>
        </text:list-item>
      </text:list>
      <text:p text:style-name="Standard"><draw:rect text:anchor-type="as-char" style:rel-width="100%" draw:z-index="32" draw:style-name="gr1" draw:text-style-name="P278" svg:width="0.0012in" svg:height="0.0213in"><text:p/></draw:rect></text:p>
      <text:p text:style-name="P276"><text:bookmark text:name="_1frk2tg5g2xv"/><text:span text:style-name="T1">✅ Answers: Chapter 5</text:span></text:p>
      <text:p text:style-name="P274"><text:span text:style-name="T6">Exercise 1</text:span></text:p>
      <text:list xml:id="list1478690430" text:style-name="WWNum61">
        <text:list-item>
          <text:p text:style-name="P33">c<text:line-break/></text:p>
        </text:list-item>
        <text:list-item>
          <text:p text:style-name="P118">b<text:line-break/></text:p>
        </text:list-item>
        <text:list-item>
          <text:p text:style-name="P118">a<text:line-break/></text:p>
        </text:list-item>
        <text:list-item>
          <text:p text:style-name="P118">a<text:line-break/></text:p>
        </text:list-item>
        <text:list-item>
          <text:p text:style-name="P200">a<text:line-break/></text:p>
        </text:list-item>
      </text:list>
      <text:p text:style-name="P274"><text:span text:style-name="T6">Exercise 2</text:span></text:p>
      <text:list xml:id="list422278495" text:style-name="WWNum7">
        <text:list-item>
          <text:p text:style-name="P34"><text:span text:style-name="T4">else<text:line-break/></text:span></text:p>
        </text:list-item>
        <text:list-item>
          <text:p text:style-name="P119">Any number below 10 (e.g., 5)<text:line-break/></text:p>
        </text:list-item>
        <text:list-item>
          <text:p text:style-name="P119"><text:soft-page-break/>Between <text:span text:style-name="T4">if</text:span> and <text:span text:style-name="T4">else<text:line-break/></text:span></text:p>
        </text:list-item>
        <text:list-item>
          <text:p text:style-name="P119"><text:span text:style-name="T4">else if (age == 9) std::cout &lt;&lt; "Almost there!";<text:line-break/></text:span></text:p>
        </text:list-item>
        <text:list-item>
          <text:p text:style-name="P201">It ends the <text:span text:style-name="T4">main()</text:span> function properly<text:line-break/></text:p>
        </text:list-item>
      </text:list>
      <text:p text:style-name="P274"><text:span text:style-name="T6">Exercise 3</text:span></text:p>
      <text:list xml:id="list2720403500" text:style-name="WWNum80">
        <text:list-item>
          <text:p text:style-name="P35">b<text:line-break/></text:p>
        </text:list-item>
        <text:list-item>
          <text:p text:style-name="P120">c<text:line-break/></text:p>
        </text:list-item>
        <text:list-item>
          <text:p text:style-name="P120">b<text:line-break/></text:p>
        </text:list-item>
        <text:list-item>
          <text:p text:style-name="P120">c<text:line-break/></text:p>
        </text:list-item>
        <text:list-item>
          <text:p text:style-name="P202">b<text:line-break/></text:p>
        </text:list-item>
      </text:list>
      <text:p text:style-name="P274"><text:span text:style-name="T6">Exercise 4</text:span></text:p>
      <text:list xml:id="list2954718832" text:style-name="WWNum68">
        <text:list-item>
          <text:p text:style-name="P36"><text:span text:style-name="T4">3<text:line-break/></text:span></text:p>
        </text:list-item>
        <text:list-item>
          <text:p text:style-name="P121"><text:span text:style-name="T4">Three<text:line-break/></text:span></text:p>
        </text:list-item>
        <text:list-item>
          <text:p text:style-name="P121">It prints the next case(s) too (fall-through)<text:line-break/></text:p>
        </text:list-item>
        <text:list-item>
          <text:p text:style-name="P121"><text:span text:style-name="T4">case 4: std::cout &lt;&lt; "Four"; break;<text:line-break/></text:span></text:p>
        </text:list-item>
        <text:list-item>
          <text:p text:style-name="P203">No — switch only works with <text:span text:style-name="T4">int</text:span>, <text:span text:style-name="T4">char</text:span>, or <text:span text:style-name="T4">enum</text:span> types<text:line-break/></text:p>
        </text:list-item>
      </text:list>
      <text:p text:style-name="Standard"><draw:rect text:anchor-type="as-char" style:rel-width="100%" draw:z-index="33" draw:style-name="gr1" draw:text-style-name="P278" svg:width="0.0012in" svg:height="0.0213in"><text:p/></draw:rect></text:p>
      <text:p text:style-name="Standard"/>
      <text:p text:style-name="P276"><text:bookmark text:name="_j3yxx0ioirq8"/><text:span text:style-name="T1">📘 C++ for Clever Kids – Exercise Book</text:span></text:p>
      <text:p text:style-name="P275"><text:bookmark text:name="_9aj9ndxhk2jo"/><text:span text:style-name="T2">✨ </text:span><text:span text:style-name="T3">Chapter 6: Let’s Repeat (Loops!)</text:span></text:p>
      <text:p text:style-name="Standard"><draw:rect text:anchor-type="as-char" style:rel-width="100%" draw:z-index="34" draw:style-name="gr1" draw:text-style-name="P278" svg:width="0.0012in" svg:height="0.0213in"><text:p/></draw:rect></text:p>
      <text:p text:style-name="P275"><text:bookmark text:name="_dd3287c86viw"/><text:span text:style-name="T2">Exercise 1: Loop Logic (Multiple Choice)</text:span></text:p>
      <text:list xml:id="list1441334110" text:style-name="WWNum76">
        <text:list-item>
          <text:p text:style-name="P37"><text:soft-page-break/>Which loop checks the condition <text:span text:style-name="T5">before</text:span> running?<text:line-break/> a) <text:span text:style-name="T4">do-while<text:line-break/></text:span> b) <text:span text:style-name="T4">if<text:line-break/></text:span> c) <text:span text:style-name="T4">while</text:span><text:line-break/> d) <text:span text:style-name="T4">repeat<text:line-break/></text:span></text:p>
        </text:list-item>
        <text:list-item>
          <text:p text:style-name="P204">Which loop runs <text:span text:style-name="T5">at least once</text:span>, no matter what?<text:line-break/> a) <text:span text:style-name="T4">for<text:line-break/></text:span> b) <text:span text:style-name="T4">while<text:line-break/></text:span> c) <text:span text:style-name="T4">do-while</text:span> <text:line-break/> d) <text:span text:style-name="T4">if<text:line-break/></text:span></text:p>
        </text:list-item>
      </text:list>
      <text:p text:style-name="Standard">What will this print?<text:line-break/><text:line-break/><text:line-break/><text:span text:style-name="T4">for (int i = 0; i &lt; 3; i++) {</text:span></text:p>
      <text:p text:style-name="Standard"><text:span text:style-name="T4"><text:s text:c="4"/>std::cout &lt;&lt; i;</text:span></text:p>
      <text:p text:style-name="Standard"><text:span text:style-name="T4">}</text:span></text:p>
      <text:list xml:id="list172055074246903" text:continue-numbering="true" text:style-name="WWNum76">
        <text:list-item>
          <text:p text:style-name="P37"><text:s/>a) 012 <text:line-break/> b) 123<text:line-break/> c) 345<text:line-break/> d) Error<text:line-break/></text:p>
        </text:list-item>
        <text:list-item>
          <text:p text:style-name="P122">What does <text:span text:style-name="T4">continue</text:span> do inside a loop?<text:line-break/> a) Stops everything<text:line-break/> b) Jumps to next round<text:line-break/> c) Ends loop<text:line-break/> d) Repeats the same value<text:line-break/></text:p>
        </text:list-item>
        <text:list-item>
          <text:p text:style-name="P204">Which loop is infinite?<text:line-break/> a) <text:span text:style-name="T4">while (false)<text:line-break/></text:span> b) <text:span text:style-name="T4">for (int i = 0; i &gt; 10; i++)<text:line-break/></text:span> c) <text:span text:style-name="T4">while (true)</text:span> <text:line-break/> d) <text:span text:style-name="T4">do { break; } while (false);<text:line-break/></text:span></text:p>
        </text:list-item>
      </text:list>
      <text:p text:style-name="Standard"><draw:rect text:anchor-type="as-char" style:rel-width="100%" draw:z-index="35" draw:style-name="gr1" draw:text-style-name="P278" svg:width="0.0012in" svg:height="0.0213in"><text:p/></draw:rect></text:p>
      <text:p text:style-name="P275"><text:bookmark text:name="_6o493dy9huvm"/><text:span text:style-name="T2">Exercise 2: Fix the Loops (Coding Fill-in-the-Blank)</text:span></text:p>
      <text:p text:style-name="Standard"/>
      <text:p text:style-name="Standard"><text:span text:style-name="T4">// Print numbers from 1 to 5</text:span></text:p>
      <text:p text:style-name="Standard"><text:span text:style-name="T4">int i = 1;</text:span></text:p>
      <text:p text:style-name="Standard"><text:span text:style-name="T4">______ (i &lt;= 5) { <text:s text:c="5"/>// [1]</text:span></text:p>
      <text:p text:style-name="Standard"><text:span text:style-name="T4"><text:s text:c="4"/>std::cout &lt;&lt; i; <text:s text:c="3"/>// [2]</text:span></text:p>
      <text:p text:style-name="Standard"><text:span text:style-name="T4"><text:s text:c="4"/>i++; <text:s text:c="14"/>// [3]</text:span></text:p>
      <text:p text:style-name="Standard"><text:span text:style-name="T4">}</text:span></text:p>
      <text:p text:style-name="Standard"/>
      <text:p text:style-name="Standard"/>
      <text:p text:style-name="Standard"><text:span text:style-name="T4">// Use a for loop</text:span></text:p>
      <text:p text:style-name="Standard"><text:span text:style-name="T4">___ (int j = 0; j &lt; 3; j++) { <text:s text:c="2"/>// [4]</text:span></text:p>
      <text:p text:style-name="Standard"><text:soft-page-break/><text:span text:style-name="T4"><text:s text:c="4"/>std::cout &lt;&lt; "Hi!"; <text:s text:c="8"/>// [5]</text:span></text:p>
      <text:p text:style-name="Standard"><text:span text:style-name="T4">}</text:span></text:p>
      <text:p text:style-name="Standard"/>
      <text:p text:style-name="Standard"><draw:rect text:anchor-type="as-char" style:rel-width="100%" draw:z-index="36" draw:style-name="gr1" draw:text-style-name="P278" svg:width="0.0012in" svg:height="0.0213in"><text:p/></draw:rect></text:p>
      <text:p text:style-name="P275"><text:bookmark text:name="_5k1kjew97un8"/><text:span text:style-name="T2">Exercise 3: What Will It Print? (Single Choice)</text:span></text:p>
      <text:list xml:id="list3643687837" text:style-name="WWNum94">
        <text:list-item>
          <text:p text:style-name="P258"><text:span text:style-name="T4">while (i &lt; 3) { i++; std::cout &lt;&lt; i; }</text:span>, starting with <text:span text:style-name="T4">i = 0<text:line-break/></text:span> a) 012<text:line-break/> b) 123<text:line-break/> c) 234<text:line-break/> d) 345<text:line-break/></text:p>
        </text:list-item>
      </text:list>
      <text:p text:style-name="Standard">What does this print?<text:line-break/><text:line-break/><text:line-break/><text:span text:style-name="T4">for (int i = 0, j = 2; i &lt; 3; i++, j--) {</text:span></text:p>
      <text:p text:style-name="Standard"><text:span text:style-name="T4"><text:s text:c="4"/>std::cout &lt;&lt; "i=" &lt;&lt; i &lt;&lt; ",j=" &lt;&lt; j &lt;&lt; "; ";</text:span></text:p>
      <text:p text:style-name="Standard"><text:span text:style-name="T4">}</text:span></text:p>
      <text:list xml:id="list172055936614726" text:continue-numbering="true" text:style-name="WWNum94">
        <text:list-item>
          <text:p text:style-name="P258"><text:s/>a) i=0,j=2; i=1,j=1; i=2,j=0; <text:line-break/> b) i=2,j=0; i=1,j=1; i=0,j=2;<text:line-break/> c) i=0,j=0; i=1,j=1; i=2,j=2;<text:line-break/> d) Error<text:line-break/></text:p>
        </text:list-item>
      </text:list>
      <text:p text:style-name="Standard">What prints odd numbers only?<text:line-break/><text:line-break/><text:span text:style-name="T4">for (int i = 0; i &lt; 10; i++) {</text:span></text:p>
      <text:p text:style-name="Standard"><text:span text:style-name="T4"><text:s text:c="4"/>if (i % 2 == 0) continue;</text:span></text:p>
      <text:p text:style-name="Standard"><text:span text:style-name="T4"><text:s text:c="4"/>std::cout &lt;&lt; i;</text:span></text:p>
      <text:p text:style-name="Standard"><text:span text:style-name="T4">}</text:span></text:p>
      <text:list xml:id="list172056198749119" text:continue-numbering="true" text:style-name="WWNum94">
        <text:list-item>
          <text:p text:style-name="P258"><text:s/>a) 02468<text:line-break/> b) 13579 <text:line-break/> c) 123456789<text:line-break/> d) 11111<text:line-break/></text:p>
        </text:list-item>
      </text:list>
      <text:p text:style-name="Standard"><text:span text:style-name="T4">std::string word = "Hi";<text:line-break/></text:span> What does this print?<text:line-break/><text:line-break/><text:line-break/><text:span text:style-name="T4">for (char c : word) {</text:span></text:p>
      <text:p text:style-name="Standard"><text:span text:style-name="T4"><text:s text:c="4"/>std::cout &lt;&lt; c &lt;&lt; " ";</text:span></text:p>
      <text:p text:style-name="Standard"><text:span text:style-name="T4">}</text:span></text:p>
      <text:list xml:id="list172056347725380" text:continue-numbering="true" text:style-name="WWNum94">
        <text:list-item>
          <text:p text:style-name="P38"><text:s/>a) H i <text:line-break/> b) Hi<text:line-break/> c) H-i<text:line-break/> d) Error<text:line-break/></text:p>
        </text:list-item>
        <text:list-item>
          <text:p text:style-name="P205">What does <text:span text:style-name="T4">break;</text:span> do in a loop?<text:line-break/> a) Makes a new line<text:line-break/> b) Jumps to the start<text:line-break/> c) Ends the loop <text:line-break/> d) Ends the program<text:line-break/></text:p>
        </text:list-item>
      </text:list>
      <text:p text:style-name="Standard"><draw:rect text:anchor-type="as-char" style:rel-width="100%" draw:z-index="37" draw:style-name="gr1" draw:text-style-name="P278" svg:width="0.0012in" svg:height="0.0213in"><text:p/></draw:rect></text:p>
      <text:p text:style-name="P275"><text:bookmark text:name="_j11wsa9lnhvt"/><text:soft-page-break/><text:span text:style-name="T2">Exercise 4: Loop Challenge (Coding Choice)</text:span></text:p>
      <text:p text:style-name="Standard"/>
      <text:p text:style-name="Standard"><text:span text:style-name="T4">// Complete the code to count down from 3 to 1</text:span></text:p>
      <text:p text:style-name="P1"/>
      <text:p text:style-name="Standard"><text:span text:style-name="T4">for (int i = 3; i &gt;= 1; ______) { <text:s text:c="4"/>// [1]</text:span></text:p>
      <text:p text:style-name="Standard"><text:span text:style-name="T4"><text:s text:c="4"/>std::cout &lt;&lt; i &lt;&lt; " "; <text:s text:c="10"/>// [2]</text:span></text:p>
      <text:p text:style-name="Standard"><text:span text:style-name="T4">}</text:span></text:p>
      <text:p text:style-name="Standard"/>
      <text:p text:style-name="Standard"><text:span text:style-name="T4">// Make a do-while loop that prints "Go!" once</text:span></text:p>
      <text:p text:style-name="P1"/>
      <text:p text:style-name="Standard"><text:span text:style-name="T4">int x = 0;</text:span></text:p>
      <text:p text:style-name="Standard"><text:span text:style-name="T4">do {</text:span></text:p>
      <text:p text:style-name="Standard"><text:span text:style-name="T4"><text:s text:c="4"/>std::cout &lt;&lt; "Go!"; <text:s text:c="13"/>// [3]</text:span></text:p>
      <text:p text:style-name="Standard"><text:span text:style-name="T4">} ______ (x &lt; 0); <text:s text:c="19"/>// [4]</text:span></text:p>
      <text:p text:style-name="Standard"/>
      <text:list xml:id="list156120008" text:style-name="WWNum52">
        <text:list-item>
          <text:p text:style-name="P39">Fill in missing update in for loop: ______<text:line-break/></text:p>
        </text:list-item>
        <text:list-item>
          <text:p text:style-name="P123">How many times does it print?<text:line-break/></text:p>
        </text:list-item>
        <text:list-item>
          <text:p text:style-name="P123">What will the do-while always do, even if x &lt; 0 is false?<text:line-break/></text:p>
        </text:list-item>
        <text:list-item>
          <text:p text:style-name="P123">Can a loop run 0 times?<text:line-break/></text:p>
        </text:list-item>
        <text:list-item>
          <text:p text:style-name="P206">When should you use <text:span text:style-name="T4">do-while</text:span> instead of <text:span text:style-name="T4">while</text:span>?<text:line-break/></text:p>
        </text:list-item>
      </text:list>
      <text:p text:style-name="Standard"><draw:rect text:anchor-type="as-char" style:rel-width="100%" draw:z-index="38" draw:style-name="gr1" draw:text-style-name="P278" svg:width="0.0012in" svg:height="0.0213in"><text:p/></draw:rect></text:p>
      <text:p text:style-name="P276"><text:bookmark text:name="_bnqclvw1zv5c"/><text:soft-page-break/><text:span text:style-name="T1">✅ Answers: Chapter 6</text:span></text:p>
      <text:p text:style-name="P274"><text:span text:style-name="T6">Exercise 1</text:span></text:p>
      <text:list xml:id="list2239647378" text:style-name="WWNum11">
        <text:list-item>
          <text:p text:style-name="P40">c<text:line-break/></text:p>
        </text:list-item>
        <text:list-item>
          <text:p text:style-name="P124">c<text:line-break/></text:p>
        </text:list-item>
        <text:list-item>
          <text:p text:style-name="P124">a<text:line-break/></text:p>
        </text:list-item>
        <text:list-item>
          <text:p text:style-name="P124">b<text:line-break/></text:p>
        </text:list-item>
        <text:list-item>
          <text:p text:style-name="P207">c<text:line-break/></text:p>
        </text:list-item>
      </text:list>
      <text:p text:style-name="P274"><text:span text:style-name="T6">Exercise 2</text:span></text:p>
      <text:list xml:id="list2917717364" text:style-name="WWNum81">
        <text:list-item>
          <text:p text:style-name="P41"><text:span text:style-name="T4">while<text:line-break/></text:span></text:p>
        </text:list-item>
        <text:list-item>
          <text:p text:style-name="P125">already correct<text:line-break/></text:p>
        </text:list-item>
        <text:list-item>
          <text:p text:style-name="P125">already correct<text:line-break/></text:p>
        </text:list-item>
        <text:list-item>
          <text:p text:style-name="P125"><text:span text:style-name="T4">for<text:line-break/></text:span></text:p>
        </text:list-item>
        <text:list-item>
          <text:p text:style-name="P208">already correct<text:line-break/></text:p>
        </text:list-item>
      </text:list>
      <text:p text:style-name="P274"><text:span text:style-name="T6">Exercise 3</text:span></text:p>
      <text:list xml:id="list796507638" text:style-name="WWNum57">
        <text:list-item>
          <text:p text:style-name="P42">b<text:line-break/></text:p>
        </text:list-item>
        <text:list-item>
          <text:p text:style-name="P126">a<text:line-break/></text:p>
        </text:list-item>
        <text:list-item>
          <text:p text:style-name="P126">b<text:line-break/></text:p>
        </text:list-item>
        <text:list-item>
          <text:p text:style-name="P126">a<text:line-break/></text:p>
        </text:list-item>
        <text:list-item>
          <text:p text:style-name="P209">c<text:line-break/></text:p>
        </text:list-item>
      </text:list>
      <text:p text:style-name="P274"><text:span text:style-name="T6">Exercise 4</text:span></text:p>
      <text:list xml:id="list1313451605" text:style-name="WWNum26">
        <text:list-item>
          <text:p text:style-name="P43"><text:span text:style-name="T4">i--<text:line-break/></text:span></text:p>
        </text:list-item>
        <text:list-item>
          <text:p text:style-name="P127"><text:soft-page-break/>3 times<text:line-break/></text:p>
        </text:list-item>
        <text:list-item>
          <text:p text:style-name="P127">Prints "Go!" once<text:line-break/></text:p>
        </text:list-item>
        <text:list-item>
          <text:p text:style-name="P127">Yes (e.g., <text:span text:style-name="T4">while (false)</text:span>)<text:line-break/></text:p>
        </text:list-item>
        <text:list-item>
          <text:p text:style-name="P210">When the loop must run at least once<text:line-break/></text:p>
        </text:list-item>
      </text:list>
      <text:p text:style-name="Standard"><draw:rect text:anchor-type="as-char" style:rel-width="100%" draw:z-index="39" draw:style-name="gr1" draw:text-style-name="P278" svg:width="0.0012in" svg:height="0.0213in"><text:p/></draw:rect></text:p>
      <text:p text:style-name="P276"><text:bookmark text:name="_wa7tbs74u40w"/><text:span text:style-name="T1">📘 C++ for Clever Kids – Exercise Book</text:span></text:p>
      <text:p text:style-name="P275"><text:bookmark text:name="_wmybxglkbusf"/><text:span text:style-name="T2">✨ </text:span><text:span text:style-name="T3">Chapter 7: Make Your Own Magic (Functions!)</text:span></text:p>
      <text:p text:style-name="Standard"><draw:rect text:anchor-type="as-char" style:rel-width="100%" draw:z-index="40" draw:style-name="gr1" draw:text-style-name="P278" svg:width="0.0012in" svg:height="0.0213in"><text:p/></draw:rect></text:p>
      <text:p text:style-name="P275"><text:bookmark text:name="_rt8mekae2f2d"/><text:span text:style-name="T2">Exercise 1: Function Basics (Single Choice)</text:span></text:p>
      <text:list xml:id="list382926151" text:style-name="WWNum21">
        <text:list-item>
          <text:p text:style-name="P44">What is a function?<text:line-break/> a) A number<text:line-break/> b) A loop<text:line-break/> c) A mini-program<text:line-break/> d) A string<text:line-break/></text:p>
        </text:list-item>
        <text:list-item>
          <text:p text:style-name="P211">What keyword defines a function?<text:line-break/> a) <text:span text:style-name="T4">define<text:line-break/></text:span> b) <text:span text:style-name="T4">do<text:line-break/></text:span> c) <text:span text:style-name="T4">int<text:line-break/></text:span> d) <text:span text:style-name="T4">return<text:line-break/></text:span></text:p>
        </text:list-item>
      </text:list>
      <text:p text:style-name="Standard">What does this return?<text:line-break/><text:line-break/><text:line-break/><text:span text:style-name="T4">int add(int a, int b) {</text:span></text:p>
      <text:p text:style-name="Standard"><text:span text:style-name="T4"><text:s text:c="4"/>return a + b;</text:span></text:p>
      <text:p text:style-name="Standard"><text:span text:style-name="T4">}</text:span></text:p>
      <text:list xml:id="list172055551086635" text:continue-numbering="true" text:style-name="WWNum21">
        <text:list-item>
          <text:p text:style-name="P44"><text:s/>a) a<text:line-break/> b) b<text:line-break/> c) a + b<text:line-break/> d) a - b<text:line-break/></text:p>
        </text:list-item>
        <text:list-item>
          <text:p text:style-name="P128">Can a function return nothing?<text:line-break/> a) Yes, with <text:span text:style-name="T4">void<text:line-break/></text:span> b) Only if it’s a loop<text:line-break/> c) No<text:line-break/> d) Only with <text:span text:style-name="T4">int<text:line-break/></text:span></text:p>
        </text:list-item>
        <text:list-item>
          <text:p text:style-name="P211">What’s a good reason to use a function?<text:line-break/> a) To make a number<text:line-break/> b) To stop code<text:line-break/> c) To reuse code<text:line-break/> d) To create arrays<text:line-break/></text:p>
        </text:list-item>
      </text:list>
      <text:p text:style-name="Standard"><draw:rect text:anchor-type="as-char" style:rel-width="100%" draw:z-index="41" draw:style-name="gr1" draw:text-style-name="P278" svg:width="0.0012in" svg:height="0.0213in"><text:p/></draw:rect></text:p>
      <text:p text:style-name="P275"><text:bookmark text:name="_ut35rqscrky1"/><text:span text:style-name="T2">Exercise 2: Fill in the Function (Coding Fill-in-the-Blank)</text:span></text:p>
      <text:p text:style-name="Standard"/>
      <text:p text:style-name="Standard"><text:span text:style-name="T4">// A function that multiplies two numbers</text:span></text:p>
      <text:p text:style-name="Standard"><text:soft-page-break/><text:span text:style-name="T4">int multiply(int a, int b) {</text:span></text:p>
      <text:p text:style-name="Standard"><text:span text:style-name="T4"><text:s text:c="4"/>return a * ____; <text:s text:c="5"/>// [1]</text:span></text:p>
      <text:p text:style-name="Standard"><text:span text:style-name="T4">}</text:span></text:p>
      <text:p text:style-name="P1"/>
      <text:p text:style-name="Standard"><text:span text:style-name="T4">// Call it inside main</text:span></text:p>
      <text:p text:style-name="Standard"><text:span text:style-name="T4">int main() {</text:span></text:p>
      <text:p text:style-name="Standard"><text:span text:style-name="T4"><text:s text:c="4"/>int result = ________(4, 5); <text:s/>// [2]</text:span></text:p>
      <text:p text:style-name="Standard"><text:span text:style-name="T4"><text:s text:c="4"/>std::cout &lt;&lt; result; <text:s text:c="9"/>// [3]</text:span></text:p>
      <text:p text:style-name="Standard"><text:span text:style-name="T4">}</text:span></text:p>
      <text:p text:style-name="Standard"/>
      <text:p text:style-name="Standard"><draw:rect text:anchor-type="as-char" style:rel-width="100%" draw:z-index="42" draw:style-name="gr1" draw:text-style-name="P278" svg:width="0.0012in" svg:height="0.0213in"><text:p/></draw:rect></text:p>
      <text:p text:style-name="P275"><text:bookmark text:name="_g96bw39gcf8j"/><text:span text:style-name="T2">Exercise 3: What Will It Do? (Single Choice)</text:span></text:p>
      <text:list xml:id="list2958163748" text:style-name="WWNum15">
        <text:list-item>
          <text:p text:style-name="P259"><text:span text:style-name="T4">void greet() { std::cout &lt;&lt; "Hi!"; }<text:line-break/></text:span> What type of function is this?<text:line-break/> a) Returns an int<text:line-break/> b) Returns a string<text:line-break/> c) Returns nothing<text:line-break/> d) Returns void<text:line-break/></text:p>
        </text:list-item>
      </text:list>
      <text:p text:style-name="Standard">What happens here?<text:line-break/><text:line-break/><text:line-break/><text:span text:style-name="T4">int square(int x) {</text:span></text:p>
      <text:p text:style-name="Standard"><text:span text:style-name="T4"><text:s text:c="4"/>return x * x;</text:span></text:p>
      <text:p text:style-name="Standard"><text:span text:style-name="T4">}</text:span></text:p>
      <text:p text:style-name="Standard"><text:span text:style-name="T4">std::cout &lt;&lt; square(3);</text:span></text:p>
      <text:list xml:id="list172056740851770" text:continue-numbering="true" text:style-name="WWNum15">
        <text:list-item>
          <text:p text:style-name="P45"><text:s/>a) 3<text:line-break/> b) 9<text:line-break/> c) 6<text:line-break/> d) Error<text:line-break/></text:p>
        </text:list-item>
        <text:list-item>
          <text:p text:style-name="P129">What happens if a function doesn’t return anything?<text:line-break/> a) Nothing prints<text:line-break/> b) It breaks<text:line-break/> c) It must be <text:span text:style-name="T4">void<text:line-break/></text:span> d) You get a warning<text:line-break/></text:p>
        </text:list-item>
        <text:list-item>
          <text:p text:style-name="P129">Which one is correct?<text:line-break/> a) <text:span text:style-name="T4">fun[int x]<text:line-break/></text:span> b) <text:span text:style-name="T4">int fun(x)<text:line-break/></text:span> c) <text:span text:style-name="T4">int fun(int x)<text:line-break/></text:span> d) <text:span text:style-name="T4">int = fun(x)<text:line-break/></text:span></text:p>
        </text:list-item>
        <text:list-item>
          <text:p text:style-name="P212">Overloaded functions can:<text:line-break/> a) Only work once<text:line-break/> b) Have same name, different inputs<text:line-break/> c) Have same name, same inputs<text:line-break/> d) Not exist in C++<text:line-break/></text:p>
        </text:list-item>
      </text:list>
      <text:p text:style-name="Standard"><text:soft-page-break/><draw:rect text:anchor-type="as-char" style:rel-width="100%" draw:z-index="43" draw:style-name="gr1" draw:text-style-name="P278" svg:width="0.0012in" svg:height="0.0213in"><text:p/></draw:rect></text:p>
      <text:p text:style-name="P275"><text:bookmark text:name="_rfn3fax0ol84"/><text:span text:style-name="T2">Exercise 4: Overload It! (Coding Choice)</text:span></text:p>
      <text:p text:style-name="P274">Write 2 versions of <text:span text:style-name="T4">sayHi</text:span>:</text:p>
      <text:p text:style-name="Standard"><text:span text:style-name="T4">void sayHi() {</text:span></text:p>
      <text:p text:style-name="Standard"><text:span text:style-name="T4"><text:s text:c="4"/>std::cout &lt;&lt; "Hi!";</text:span></text:p>
      <text:p text:style-name="Standard"><text:span text:style-name="T4">}</text:span></text:p>
      <text:p text:style-name="P1"/>
      <text:p text:style-name="Standard"><text:span text:style-name="T4">void sayHi(__________) { <text:s text:c="8"/>// [1]</text:span></text:p>
      <text:p text:style-name="Standard"><text:span text:style-name="T4"><text:s text:c="4"/>std::cout &lt;&lt; "Hi, " &lt;&lt; name &lt;&lt; "!"; <text:s text:c="2"/>// [2]</text:span></text:p>
      <text:p text:style-name="Standard"><text:span text:style-name="T4">}</text:span></text:p>
      <text:p text:style-name="Standard"/>
      <text:p text:style-name="P274">Then in <text:span text:style-name="T4">main()</text:span>:</text:p>
      <text:p text:style-name="Standard"/>
      <text:p text:style-name="Standard"><text:span text:style-name="T4">sayHi(); <text:s text:c="12"/>// [3]</text:span></text:p>
      <text:p text:style-name="Standard"><text:span text:style-name="T4">sayHi("Zimo"); <text:s text:c="6"/>// [4]</text:span></text:p>
      <text:p text:style-name="Standard"/>
      <text:p text:style-name="Standard"><draw:rect text:anchor-type="as-char" style:rel-width="100%" draw:z-index="44" draw:style-name="gr1" draw:text-style-name="P278" svg:width="0.0012in" svg:height="0.0213in"><text:p/></draw:rect></text:p>
      <text:p text:style-name="P276"><text:bookmark text:name="_7bl03vk3x12i"/><text:span text:style-name="T1">✅ Answers: Chapter 7</text:span></text:p>
      <text:p text:style-name="P274"><text:span text:style-name="T6">Exercise 1</text:span></text:p>
      <text:list xml:id="list3661564805" text:style-name="WWNum35">
        <text:list-item>
          <text:p text:style-name="P46">c<text:line-break/></text:p>
        </text:list-item>
        <text:list-item>
          <text:p text:style-name="P130">d<text:line-break/></text:p>
        </text:list-item>
        <text:list-item>
          <text:p text:style-name="P130"><text:soft-page-break/>c<text:line-break/></text:p>
        </text:list-item>
        <text:list-item>
          <text:p text:style-name="P130">a<text:line-break/></text:p>
        </text:list-item>
        <text:list-item>
          <text:p text:style-name="P213">c<text:line-break/></text:p>
        </text:list-item>
      </text:list>
      <text:p text:style-name="P274"><text:span text:style-name="T6">Exercise 2</text:span></text:p>
      <text:list xml:id="list333132068" text:style-name="WWNum44">
        <text:list-item>
          <text:p text:style-name="P47"><text:span text:style-name="T4">b<text:line-break/></text:span></text:p>
        </text:list-item>
        <text:list-item>
          <text:p text:style-name="P131"><text:span text:style-name="T4">multiply<text:line-break/></text:span></text:p>
        </text:list-item>
        <text:list-item>
          <text:p text:style-name="P214">already correct<text:line-break/></text:p>
        </text:list-item>
      </text:list>
      <text:p text:style-name="P274"><text:span text:style-name="T6">Exercise 3</text:span></text:p>
      <text:list xml:id="list4163138171" text:style-name="WWNum29">
        <text:list-item>
          <text:p text:style-name="P48">c<text:line-break/></text:p>
        </text:list-item>
        <text:list-item>
          <text:p text:style-name="P132">b<text:line-break/></text:p>
        </text:list-item>
        <text:list-item>
          <text:p text:style-name="P132">c<text:line-break/></text:p>
        </text:list-item>
        <text:list-item>
          <text:p text:style-name="P132">c<text:line-break/></text:p>
        </text:list-item>
        <text:list-item>
          <text:p text:style-name="P215">b<text:line-break/></text:p>
        </text:list-item>
      </text:list>
      <text:p text:style-name="P274"><text:span text:style-name="T6">Exercise 4</text:span></text:p>
      <text:list xml:id="list4203368048" text:style-name="WWNum37">
        <text:list-item>
          <text:p text:style-name="P49"><text:span text:style-name="T4">std::string name<text:line-break/></text:span></text:p>
        </text:list-item>
        <text:list-item>
          <text:p text:style-name="P133">already correct<text:line-break/></text:p>
        </text:list-item>
        <text:list-item>
          <text:p text:style-name="P133">already correct<text:line-break/></text:p>
        </text:list-item>
        <text:list-item>
          <text:p text:style-name="P216">already correct<text:line-break/></text:p>
        </text:list-item>
      </text:list>
      <text:p text:style-name="Standard"><draw:rect text:anchor-type="as-char" style:rel-width="100%" draw:z-index="45" draw:style-name="gr1" draw:text-style-name="P278" svg:width="0.0012in" svg:height="0.0213in"><text:p/></draw:rect></text:p>
      <text:p text:style-name="P276"><text:bookmark text:name="_fk4v4eyoq9df"/><text:span text:style-name="T1">📘 C++ for Clever Kids – Exercise Book</text:span></text:p>
      <text:p text:style-name="P275"><text:bookmark text:name="_us45mrb4p66s"/><text:span text:style-name="T2">✨ </text:span><text:span text:style-name="T3">Chapter 8: Let’s Build Something Big (Classes &amp; Objects)</text:span></text:p>
      <text:p text:style-name="Standard"><text:soft-page-break/><draw:rect text:anchor-type="as-char" style:rel-width="100%" draw:z-index="46" draw:style-name="gr1" draw:text-style-name="P278" svg:width="0.0012in" svg:height="0.0213in"><text:p/></draw:rect></text:p>
      <text:p text:style-name="P275"><text:bookmark text:name="_vy18akyq8qb5"/><text:span text:style-name="T2">Exercise 1: Class Basics (Single Choice)</text:span></text:p>
      <text:list xml:id="list3991970507" text:style-name="WWNum90">
        <text:list-item>
          <text:p text:style-name="P50">What is a class?<text:line-break/> a) A kind of number<text:line-break/> b) A blueprint for objects<text:line-break/> c) A function<text:line-break/> d) A loop<text:line-break/></text:p>
        </text:list-item>
        <text:list-item>
          <text:p text:style-name="P134">What is an object?<text:line-break/> a) A loop in a function<text:line-break/> b) A copy of a class<text:line-break/> c) A comment<text:line-break/> d) A pointer<text:line-break/></text:p>
        </text:list-item>
        <text:list-item>
          <text:p text:style-name="P134">How do you make a class public?<text:line-break/> a) Use <text:span text:style-name="T4">open:<text:line-break/></text:span> b) Use <text:span text:style-name="T4">shared:<text:line-break/></text:span> c) Use <text:span text:style-name="T4">public:<text:line-break/></text:span> d) Use <text:span text:style-name="T4">show:<text:line-break/></text:span></text:p>
        </text:list-item>
        <text:list-item>
          <text:p text:style-name="P134">What keyword runs when an object is created?<text:line-break/> a) function<text:line-break/> b) object<text:line-break/> c) constructor<text:line-break/> d) create<text:line-break/></text:p>
        </text:list-item>
        <text:list-item>
          <text:p text:style-name="P217">Which one is used to <text:span text:style-name="T5">clean up</text:span> after a class ends?<text:line-break/> a) <text:span text:style-name="T4">delete<text:line-break/></text:span> b) <text:span text:style-name="T4">~MyClass()<text:line-break/></text:span> c) <text:span text:style-name="T4">main()<text:line-break/></text:span> d) <text:span text:style-name="T4">public void()<text:line-break/></text:span></text:p>
        </text:list-item>
      </text:list>
      <text:p text:style-name="Standard"><draw:rect text:anchor-type="as-char" style:rel-width="100%" draw:z-index="47" draw:style-name="gr1" draw:text-style-name="P278" svg:width="0.0012in" svg:height="0.0213in"><text:p/></draw:rect></text:p>
      <text:p text:style-name="P275"><text:bookmark text:name="_n1nmf5dzelze"/><text:span text:style-name="T2">Exercise 2: Complete the Class (Coding Fill-in-the-Blank)</text:span></text:p>
      <text:p text:style-name="Standard"/>
      <text:p text:style-name="Standard"><text:span text:style-name="T4">class Animal {</text:span></text:p>
      <text:p text:style-name="Standard"><text:span text:style-name="T4"><text:s text:c="2"/>public:</text:span></text:p>
      <text:p text:style-name="Standard"><text:span text:style-name="T4"><text:s text:c="4"/>std::string name;</text:span></text:p>
      <text:p text:style-name="Standard"><text:span text:style-name="T4"><text:s text:c="4"/>void speak() {</text:span></text:p>
      <text:p text:style-name="Standard"><text:span text:style-name="T4"><text:s text:c="8"/>std::cout &lt;&lt; "I am a ____!"; <text:s text:c="2"/>// [1]</text:span></text:p>
      <text:p text:style-name="Standard"><text:span text:style-name="T4"><text:s text:c="4"/>}</text:span></text:p>
      <text:p text:style-name="Standard"><text:span text:style-name="T4">};</text:span></text:p>
      <text:p text:style-name="P1"/>
      <text:p text:style-name="Standard"><text:span text:style-name="T4">int main() {</text:span></text:p>
      <text:p text:style-name="Standard"><text:span text:style-name="T4"><text:s text:c="4"/>Animal dog;</text:span></text:p>
      <text:p text:style-name="Standard"><text:span text:style-name="T4"><text:s text:c="4"/>dog.____ = "Dog"; <text:s text:c="15"/>// [2]</text:span></text:p>
      <text:p text:style-name="Standard"><text:soft-page-break/><text:span text:style-name="T4"><text:s text:c="4"/>dog.____(); <text:s text:c="21"/>// [3]</text:span></text:p>
      <text:p text:style-name="Standard"><text:span text:style-name="T4">}</text:span></text:p>
      <text:p text:style-name="Standard"/>
      <text:p text:style-name="Standard"><draw:rect text:anchor-type="as-char" style:rel-width="100%" draw:z-index="48" draw:style-name="gr1" draw:text-style-name="P278" svg:width="0.0012in" svg:height="0.0213in"><text:p/></draw:rect></text:p>
      <text:p text:style-name="P275"><text:bookmark text:name="_wwercrsi3bts"/><text:span text:style-name="T2">Exercise 3: What Will It Print? (Single Choice)</text:span></text:p>
      <text:list xml:id="list3983880214" text:style-name="WWNum24">
        <text:list-item>
          <text:p text:style-name="P260"/>
        </text:list-item>
      </text:list>
      <text:p text:style-name="Standard"/>
      <text:p text:style-name="Standard"><text:span text:style-name="T4">class Box {</text:span></text:p>
      <text:p text:style-name="Standard"><text:span text:style-name="T4"><text:s text:c="2"/>public:</text:span></text:p>
      <text:p text:style-name="Standard"><text:span text:style-name="T4"><text:s text:c="4"/>int value = 10;</text:span></text:p>
      <text:p text:style-name="Standard"><text:span text:style-name="T4">};</text:span></text:p>
      <text:p text:style-name="P1"/>
      <text:p text:style-name="Standard"><text:span text:style-name="T4">Box b;</text:span></text:p>
      <text:p text:style-name="Standard"><text:span text:style-name="T4">std::cout &lt;&lt; b.value;</text:span></text:p>
      <text:p text:style-name="Standard"/>
      <text:p text:style-name="P274">a) value<text:line-break/> b) 10<text:line-break/> c) Error<text:line-break/> d) Box</text:p>
      <text:list xml:id="list619259654" text:style-name="WWNum30">
        <text:list-item>
          <text:p text:style-name="P261"/>
        </text:list-item>
      </text:list>
      <text:p text:style-name="Standard"/>
      <text:p text:style-name="Standard"><text:span text:style-name="T4">class Person {</text:span></text:p>
      <text:p text:style-name="Standard"><text:span text:style-name="T4"><text:s text:c="2"/>public:</text:span></text:p>
      <text:p text:style-name="Standard"><text:span text:style-name="T4"><text:s text:c="4"/>void sayHi() {</text:span></text:p>
      <text:p text:style-name="Standard"><text:soft-page-break/><text:span text:style-name="T4"><text:s text:c="8"/>std::cout &lt;&lt; "Hi!";</text:span></text:p>
      <text:p text:style-name="Standard"><text:span text:style-name="T4"><text:s text:c="4"/>}</text:span></text:p>
      <text:p text:style-name="Standard"><text:span text:style-name="T4">};</text:span></text:p>
      <text:p text:style-name="Standard"/>
      <text:p text:style-name="P274">How do you call the function?<text:line-break/> a) <text:span text:style-name="T4">Person.sayHi();<text:line-break/></text:span> b) <text:span text:style-name="T4">sayHi();<text:line-break/></text:span> c) <text:span text:style-name="T4">myPerson.sayHi();<text:line-break/></text:span> d) <text:span text:style-name="T4">Person::sayHi();</text:span></text:p>
      <text:list xml:id="list1753720430" text:style-name="WWNum17">
        <text:list-item>
          <text:p text:style-name="P51">Which is a valid constructor?<text:line-break/><text:line-break/> a) <text:span text:style-name="T4">MyClass()<text:line-break/></text:span> b) <text:span text:style-name="T4">~MyClass()<text:line-break/></text:span> c) <text:span text:style-name="T4">construct MyClass()<text:line-break/></text:span> d) <text:span text:style-name="T4">start()<text:line-break/></text:span></text:p>
        </text:list-item>
        <text:list-item>
          <text:p text:style-name="P218">What will this print?<text:line-break/></text:p>
        </text:list-item>
      </text:list>
      <text:p text:style-name="Standard"/>
      <text:p text:style-name="Standard"><text:span text:style-name="T4">class Car {</text:span></text:p>
      <text:p text:style-name="Standard"><text:span text:style-name="T4"><text:s text:c="2"/>public:</text:span></text:p>
      <text:p text:style-name="Standard"><text:span text:style-name="T4"><text:s text:c="4"/>std::string brand = "Zoomy";</text:span></text:p>
      <text:p text:style-name="Standard"><text:span text:style-name="T4">};</text:span></text:p>
      <text:p text:style-name="P1"/>
      <text:p text:style-name="Standard"><text:span text:style-name="T4">Car c;</text:span></text:p>
      <text:p text:style-name="Standard"><text:span text:style-name="T4">std::cout &lt;&lt; c.brand;</text:span></text:p>
      <text:p text:style-name="Standard"/>
      <text:p text:style-name="P274">a) brand<text:line-break/> b) Zoomy<text:line-break/> c) Car<text:line-break/> d) Error</text:p>
      <text:list xml:id="list1787728966" text:style-name="WWNum28">
        <text:list-item>
          <text:p text:style-name="P262">What happens when you try to access a private variable outside the class?<text:line-break/> a) It works<text:line-break/> b) You get a warning<text:line-break/> c) You get an error<text:line-break/> d) It becomes public<text:line-break/></text:p>
        </text:list-item>
      </text:list>
      <text:p text:style-name="Standard"><draw:rect text:anchor-type="as-char" style:rel-width="100%" draw:z-index="49" draw:style-name="gr1" draw:text-style-name="P278" svg:width="0.0012in" svg:height="0.0213in"><text:p/></draw:rect></text:p>
      <text:p text:style-name="P275"><text:bookmark text:name="_nsmb8yjgiyg"/><text:span text:style-name="T2">Exercise 4: Get &amp; Set (Coding Choice)</text:span></text:p>
      <text:p text:style-name="Standard"/>
      <text:p text:style-name="Standard"><text:soft-page-break/><text:span text:style-name="T4">class Player {</text:span></text:p>
      <text:p text:style-name="Standard"><text:span text:style-name="T4"><text:s text:c="2"/>private:</text:span></text:p>
      <text:p text:style-name="Standard"><text:span text:style-name="T4"><text:s text:c="4"/>int score;</text:span></text:p>
      <text:p text:style-name="P1"/>
      <text:p text:style-name="Standard"><text:span text:style-name="T4"><text:s text:c="2"/>public:</text:span></text:p>
      <text:p text:style-name="Standard"><text:span text:style-name="T4"><text:s text:c="4"/>void setScore(int s) {</text:span></text:p>
      <text:p text:style-name="Standard"><text:span text:style-name="T4"><text:s text:c="8"/>________ = s; <text:s text:c="8"/>// [1]</text:span></text:p>
      <text:p text:style-name="Standard"><text:span text:style-name="T4"><text:s text:c="4"/>}</text:span></text:p>
      <text:p text:style-name="P1"/>
      <text:p text:style-name="Standard"><text:span text:style-name="T4"><text:s text:c="4"/>int getScore() {</text:span></text:p>
      <text:p text:style-name="Standard"><text:span text:style-name="T4"><text:s text:c="8"/>return ________; <text:s text:c="5"/>// [2]</text:span></text:p>
      <text:p text:style-name="Standard"><text:span text:style-name="T4"><text:s text:c="4"/>}</text:span></text:p>
      <text:p text:style-name="Standard"><text:span text:style-name="T4">};</text:span></text:p>
      <text:p text:style-name="P1"/>
      <text:p text:style-name="Standard"><text:span text:style-name="T4">int main() {</text:span></text:p>
      <text:p text:style-name="Standard"><text:span text:style-name="T4"><text:s text:c="4"/>Player p;</text:span></text:p>
      <text:p text:style-name="Standard"><text:span text:style-name="T4"><text:s text:c="4"/>p.setScore(100);</text:span></text:p>
      <text:p text:style-name="Standard"><text:span text:style-name="T4"><text:s text:c="4"/>std::cout &lt;&lt; p.getScore(); <text:s text:c="2"/>// [3]</text:span></text:p>
      <text:p text:style-name="Standard"><text:span text:style-name="T4">}</text:span></text:p>
      <text:p text:style-name="Standard"/>
      <text:p text:style-name="Standard"><draw:rect text:anchor-type="as-char" style:rel-width="100%" draw:z-index="50" draw:style-name="gr1" draw:text-style-name="P278" svg:width="0.0012in" svg:height="0.0213in"><text:p/></draw:rect></text:p>
      <text:p text:style-name="P276"><text:bookmark text:name="_heuqdd9z2voe"/><text:soft-page-break/><text:span text:style-name="T1">✅ Answers: Chapter 8</text:span></text:p>
      <text:p text:style-name="P274"><text:span text:style-name="T6">Exercise 1</text:span></text:p>
      <text:list xml:id="list4175516260" text:style-name="WWNum60">
        <text:list-item>
          <text:p text:style-name="P52">b<text:line-break/></text:p>
        </text:list-item>
        <text:list-item>
          <text:p text:style-name="P135">b<text:line-break/></text:p>
        </text:list-item>
        <text:list-item>
          <text:p text:style-name="P135">c<text:line-break/></text:p>
        </text:list-item>
        <text:list-item>
          <text:p text:style-name="P135">c<text:line-break/></text:p>
        </text:list-item>
        <text:list-item>
          <text:p text:style-name="P219">b<text:line-break/></text:p>
        </text:list-item>
      </text:list>
      <text:p text:style-name="P274"><text:span text:style-name="T6">Exercise 2</text:span></text:p>
      <text:list xml:id="list2260848200" text:style-name="WWNum62">
        <text:list-item>
          <text:p text:style-name="P53">animal<text:line-break/></text:p>
        </text:list-item>
        <text:list-item>
          <text:p text:style-name="P136">name<text:line-break/></text:p>
        </text:list-item>
        <text:list-item>
          <text:p text:style-name="P220">speak<text:line-break/></text:p>
        </text:list-item>
      </text:list>
      <text:p text:style-name="P274"><text:span text:style-name="T6">Exercise 3</text:span></text:p>
      <text:list xml:id="list1478887069" text:style-name="WWNum46">
        <text:list-item>
          <text:p text:style-name="P54">b<text:line-break/></text:p>
        </text:list-item>
        <text:list-item>
          <text:p text:style-name="P137">c<text:line-break/></text:p>
        </text:list-item>
        <text:list-item>
          <text:p text:style-name="P137">a<text:line-break/></text:p>
        </text:list-item>
        <text:list-item>
          <text:p text:style-name="P137">b<text:line-break/></text:p>
        </text:list-item>
        <text:list-item>
          <text:p text:style-name="P221">c<text:line-break/></text:p>
        </text:list-item>
      </text:list>
      <text:p text:style-name="P274"><text:span text:style-name="T6">Exercise 4</text:span></text:p>
      <text:list xml:id="list2584073895" text:style-name="WWNum33">
        <text:list-item>
          <text:p text:style-name="P55"><text:span text:style-name="T4">score<text:line-break/></text:span></text:p>
        </text:list-item>
        <text:list-item>
          <text:p text:style-name="P138"><text:span text:style-name="T4">score<text:line-break/></text:span></text:p>
        </text:list-item>
        <text:list-item>
          <text:p text:style-name="P222">Already correct<text:line-break/></text:p>
        </text:list-item>
      </text:list>
      <text:p text:style-name="Standard"><text:soft-page-break/><draw:rect text:anchor-type="as-char" style:rel-width="100%" draw:z-index="51" draw:style-name="gr1" draw:text-style-name="P278" svg:width="0.0012in" svg:height="0.0213in"><text:p/></draw:rect></text:p>
      <text:p text:style-name="P276"><text:bookmark text:name="_eb1lkcmho8ji"/><text:span text:style-name="T1">📘 C++ for Clever Kids – Exercise Book</text:span></text:p>
      <text:p text:style-name="P275"><text:bookmark text:name="_brksp1gmes14"/><text:span text:style-name="T2">✨ </text:span><text:span text:style-name="T3">Chapter 9: The Secret Wizard (Preprocessor)</text:span></text:p>
      <text:p text:style-name="Standard"><draw:rect text:anchor-type="as-char" style:rel-width="100%" draw:z-index="52" draw:style-name="gr1" draw:text-style-name="P278" svg:width="0.0012in" svg:height="0.0213in"><text:p/></draw:rect></text:p>
      <text:p text:style-name="P275"><text:bookmark text:name="_l2s128p56xto"/><text:span text:style-name="T2">Exercise 1: What’s That Symbol? (Single Choice)</text:span></text:p>
      <text:list xml:id="list430162012" text:style-name="WWNum54">
        <text:list-item>
          <text:p text:style-name="P56">What does every preprocessor line start with?<text:line-break/> a) <text:span text:style-name="T4">/<text:line-break/></text:span> b) <text:span text:style-name="T4">!<text:line-break/></text:span> c) <text:span text:style-name="T4">#<text:line-break/></text:span> d) <text:span text:style-name="T4">@<text:line-break/></text:span></text:p>
        </text:list-item>
        <text:list-item>
          <text:p text:style-name="P139">What does <text:span text:style-name="T4">#include &lt;iostream&gt;</text:span> do?<text:line-break/> a) Adds numbers<text:line-break/> b) Shows text on screen<text:line-break/> c) Adds a library to use <text:line-break/> d) Deletes old code<text:line-break/></text:p>
        </text:list-item>
        <text:list-item>
          <text:p text:style-name="P139">What does <text:span text:style-name="T4">#define PI 3.14</text:span> do?<text:line-break/> a) Makes a function<text:line-break/> b) Creates a variable<text:line-break/> c) Makes a shortcut <text:line-break/> d) Does nothing<text:line-break/></text:p>
        </text:list-item>
        <text:list-item>
          <text:p text:style-name="P139">What is the purpose of <text:span text:style-name="T4">#ifdef DEBUG</text:span>?<text:line-break/> a) Always runs code<text:line-break/> b) Runs code only if DEBUG is defined <text:line-break/> c) Makes a comment<text:line-break/> d) Stops code<text:line-break/></text:p>
        </text:list-item>
        <text:list-item>
          <text:p text:style-name="P223">What is <text:span text:style-name="T4">#endif</text:span> used for?<text:line-break/> a) Ends the whole program<text:line-break/> b) Ends a function<text:line-break/> c) Ends a loop<text:line-break/> d) Ends a conditional preprocessor block <text:line-break/></text:p>
        </text:list-item>
      </text:list>
      <text:p text:style-name="Standard"><draw:rect text:anchor-type="as-char" style:rel-width="100%" draw:z-index="53" draw:style-name="gr1" draw:text-style-name="P278" svg:width="0.0012in" svg:height="0.0213in"><text:p/></draw:rect></text:p>
      <text:p text:style-name="P275"><text:bookmark text:name="_3ck2mpan9nap"/><text:span text:style-name="T2">Exercise 2: Fill the Gaps (Coding Fill-in-the-Blank)</text:span></text:p>
      <text:p text:style-name="Standard"/>
      <text:p text:style-name="Standard"><text:span text:style-name="T4">// Add a line to include the iostream library</text:span></text:p>
      <text:p text:style-name="Standard"><text:span text:style-name="T4">________ &lt;iostream&gt; <text:s text:c="6"/>// [1]</text:span></text:p>
      <text:p text:style-name="P1"/>
      <text:p text:style-name="Standard"><text:span text:style-name="T4">// Define a constant value</text:span></text:p>
      <text:p text:style-name="Standard"><text:span text:style-name="T4">#define SPEED ________ <text:s text:c="4"/>// [2]</text:span></text:p>
      <text:p text:style-name="P1"/>
      <text:p text:style-name="Standard"><text:span text:style-name="T4">// Use a conditional block</text:span></text:p>
      <text:p text:style-name="Standard"><text:span text:style-name="T4">#ifdef ________ <text:s text:c="10"/>// [3]</text:span></text:p>
      <text:p text:style-name="Standard"><text:soft-page-break/><text:span text:style-name="T4"><text:s text:c="4"/>std::cout &lt;&lt; "Debug Mode"; <text:s/>// [4]</text:span></text:p>
      <text:p text:style-name="Standard"><text:span text:style-name="T4">#endif <text:s text:c="19"/>// [5]</text:span></text:p>
      <text:p text:style-name="Standard"/>
      <text:p text:style-name="Standard"><draw:rect text:anchor-type="as-char" style:rel-width="100%" draw:z-index="54" draw:style-name="gr1" draw:text-style-name="P278" svg:width="0.0012in" svg:height="0.0213in"><text:p/></draw:rect></text:p>
      <text:p text:style-name="P275"><text:bookmark text:name="_dnkd7mnvk609"/><text:span text:style-name="T2">Exercise 3: What Will It Print or Do? (Single Choice)</text:span></text:p>
      <text:list xml:id="list1995671630" text:style-name="WWNum4">
        <text:list-item>
          <text:p text:style-name="P263"/>
        </text:list-item>
      </text:list>
      <text:p text:style-name="Standard"/>
      <text:p text:style-name="Standard"><text:span text:style-name="T4">#define HELLO "Hi"</text:span></text:p>
      <text:p text:style-name="Standard"><text:span text:style-name="T4">std::cout &lt;&lt; HELLO;</text:span></text:p>
      <text:p text:style-name="Standard"/>
      <text:p text:style-name="P274">a) HELLO<text:line-break/> b) Hi<text:line-break/> c) Error<text:line-break/> d) ""</text:p>
      <text:list xml:id="list2177885412" text:style-name="WWNum69">
        <text:list-item>
          <text:p text:style-name="P264"/>
        </text:list-item>
      </text:list>
      <text:p text:style-name="Standard"/>
      <text:p text:style-name="Standard"><text:span text:style-name="T4">#define X 5</text:span></text:p>
      <text:p text:style-name="Standard"><text:span text:style-name="T4">#define Y 10</text:span></text:p>
      <text:p text:style-name="Standard"><text:span text:style-name="T4">std::cout &lt;&lt; X + Y;</text:span></text:p>
      <text:p text:style-name="Standard"/>
      <text:p text:style-name="P274">a) 15<text:line-break/> b) X + Y<text:line-break/> c) 510<text:line-break/> d) 5 + 10</text:p>
      <text:list xml:id="list1965788428" text:style-name="WWNum67">
        <text:list-item>
          <text:p text:style-name="P265">What happens if <text:span text:style-name="T4">#define DEBUG</text:span> is not written and this is used:<text:line-break/></text:p>
        </text:list-item>
      </text:list>
      <text:p text:style-name="Standard"/>
      <text:p text:style-name="Standard"><text:span text:style-name="T4">#ifdef DEBUG</text:span></text:p>
      <text:p text:style-name="Standard"><text:soft-page-break/><text:span text:style-name="T4">std::cout &lt;&lt; "Debug!";</text:span></text:p>
      <text:p text:style-name="Standard"><text:span text:style-name="T4">#endif</text:span></text:p>
      <text:p text:style-name="Standard"/>
      <text:p text:style-name="P274">a) It prints Debug!<text:line-break/> b) Error<text:line-break/> c) Nothing happens<text:line-break/> d) Debug is printed twice</text:p>
      <text:list xml:id="list1564234125" text:style-name="WWNum73">
        <text:list-item>
          <text:p text:style-name="P57">Which line causes a compiler error if the condition is true?<text:line-break/> a) <text:span text:style-name="T4">#ifdef DEBUG<text:line-break/></text:span> b) <text:span text:style-name="T4">#error "Stop here!"<text:line-break/></text:span> c) <text:span text:style-name="T4">#define PI 3.14<text:line-break/></text:span> d) <text:span text:style-name="T4">#include &lt;math.h&gt;<text:line-break/></text:span></text:p>
        </text:list-item>
        <text:list-item>
          <text:p text:style-name="P224">What does <text:span text:style-name="T4">__FILE__</text:span> represent?<text:line-break/> a) The number of lines<text:line-break/> b) The filename<text:line-break/> c) A list of functions<text:line-break/> d) The last error<text:line-break/></text:p>
        </text:list-item>
      </text:list>
      <text:p text:style-name="Standard"><draw:rect text:anchor-type="as-char" style:rel-width="100%" draw:z-index="55" draw:style-name="gr1" draw:text-style-name="P278" svg:width="0.0012in" svg:height="0.0213in"><text:p/></draw:rect></text:p>
      <text:p text:style-name="P275"><text:bookmark text:name="_q0no9gnqmygh"/><text:span text:style-name="T2">Exercise 4: Macro Magic (Coding Choice)</text:span></text:p>
      <text:p text:style-name="Standard"/>
      <text:p text:style-name="Standard"><text:span text:style-name="T4">// Define a macro that doubles a number</text:span></text:p>
      <text:p text:style-name="Standard"><text:span text:style-name="T4">#define DOUBLE(x) ________ <text:s text:c="3"/>// [1]</text:span></text:p>
      <text:p text:style-name="P1"/>
      <text:p text:style-name="Standard"><text:span text:style-name="T4">// Use it to print double of 4</text:span></text:p>
      <text:p text:style-name="Standard"><text:span text:style-name="T4">std::cout &lt;&lt; DOUBLE(4); <text:s text:c="6"/>// [2]</text:span></text:p>
      <text:p text:style-name="P1"/>
      <text:p text:style-name="Standard"><text:span text:style-name="T4">// Use it to double a variable</text:span></text:p>
      <text:p text:style-name="Standard"><text:span text:style-name="T4">int n = 5;</text:span></text:p>
      <text:p text:style-name="Standard"><text:span text:style-name="T4">std::cout &lt;&lt; DOUBLE(n); <text:s text:c="6"/>// [3]</text:span></text:p>
      <text:p text:style-name="P1"/>
      <text:p text:style-name="Standard"><text:span text:style-name="T4">// Create a string from a word using #</text:span></text:p>
      <text:p text:style-name="Standard"><text:span text:style-name="T4">#define STR(x) ________ <text:s text:c="6"/>// [4]</text:span></text:p>
      <text:p text:style-name="P1"><text:soft-page-break/></text:p>
      <text:p text:style-name="Standard"><text:span text:style-name="T4">std::string msg = STR(Hello); // [5]</text:span></text:p>
      <text:p text:style-name="Standard"/>
      <text:p text:style-name="Standard"><draw:rect text:anchor-type="as-char" style:rel-width="100%" draw:z-index="56" draw:style-name="gr1" draw:text-style-name="P278" svg:width="0.0012in" svg:height="0.0213in"><text:p/></draw:rect></text:p>
      <text:p text:style-name="P276"><text:bookmark text:name="_u9ws9qe7ef3u"/><text:span text:style-name="T1">✅ Answers: Chapter 9</text:span></text:p>
      <text:p text:style-name="P274"><text:span text:style-name="T6">Exercise 1</text:span></text:p>
      <text:list xml:id="list4183899065" text:style-name="WWNum32">
        <text:list-item>
          <text:p text:style-name="P58">c<text:line-break/></text:p>
        </text:list-item>
        <text:list-item>
          <text:p text:style-name="P140">c<text:line-break/></text:p>
        </text:list-item>
        <text:list-item>
          <text:p text:style-name="P140">c<text:line-break/></text:p>
        </text:list-item>
        <text:list-item>
          <text:p text:style-name="P140">b<text:line-break/></text:p>
        </text:list-item>
        <text:list-item>
          <text:p text:style-name="P225">d<text:line-break/></text:p>
        </text:list-item>
      </text:list>
      <text:p text:style-name="P274"><text:span text:style-name="T6">Exercise 2</text:span></text:p>
      <text:list xml:id="list4174609762" text:style-name="WWNum23">
        <text:list-item>
          <text:p text:style-name="P59"><text:span text:style-name="T4">#include<text:line-break/></text:span></text:p>
        </text:list-item>
        <text:list-item>
          <text:p text:style-name="P141"><text:span text:style-name="T4">100</text:span> (or any number)<text:line-break/></text:p>
        </text:list-item>
        <text:list-item>
          <text:p text:style-name="P141"><text:span text:style-name="T4">DEBUG<text:line-break/></text:span></text:p>
        </text:list-item>
        <text:list-item>
          <text:p text:style-name="P141">already correct<text:line-break/></text:p>
        </text:list-item>
        <text:list-item>
          <text:p text:style-name="P226">already correct<text:line-break/></text:p>
        </text:list-item>
      </text:list>
      <text:p text:style-name="P274"><text:span text:style-name="T6">Exercise 3</text:span></text:p>
      <text:list xml:id="list3734367221" text:style-name="WWNum92">
        <text:list-item>
          <text:p text:style-name="P60">b<text:line-break/></text:p>
        </text:list-item>
        <text:list-item>
          <text:p text:style-name="P142">a<text:line-break/></text:p>
        </text:list-item>
        <text:list-item>
          <text:p text:style-name="P142">c<text:line-break/></text:p>
        </text:list-item>
        <text:list-item>
          <text:p text:style-name="P142"><text:soft-page-break/>b<text:line-break/></text:p>
        </text:list-item>
        <text:list-item>
          <text:p text:style-name="P227">b<text:line-break/></text:p>
        </text:list-item>
      </text:list>
      <text:p text:style-name="P274"><text:span text:style-name="T6">Exercise 4</text:span></text:p>
      <text:list xml:id="list2722037021" text:style-name="WWNum66">
        <text:list-item>
          <text:p text:style-name="P61"><text:span text:style-name="T4">((x) * 2)<text:line-break/></text:span></text:p>
        </text:list-item>
        <text:list-item>
          <text:p text:style-name="P143"><text:span text:style-name="T4">8<text:line-break/></text:span></text:p>
        </text:list-item>
        <text:list-item>
          <text:p text:style-name="P143"><text:span text:style-name="T4">10<text:line-break/></text:span></text:p>
        </text:list-item>
        <text:list-item>
          <text:p text:style-name="P143"><text:span text:style-name="T4">#x<text:line-break/></text:span></text:p>
        </text:list-item>
        <text:list-item>
          <text:p text:style-name="P228"><text:span text:style-name="T4">"Hello"<text:line-break/></text:span></text:p>
        </text:list-item>
      </text:list>
      <text:p text:style-name="Standard"><draw:rect text:anchor-type="as-char" style:rel-width="100%" draw:z-index="57" draw:style-name="gr1" draw:text-style-name="P278" svg:width="0.0012in" svg:height="0.0213in"><text:p/></draw:rect></text:p>
      <text:p text:style-name="P276"><text:bookmark text:name="_289un9lc1qo6"/><text:span text:style-name="T1">📘 C++ for Clever Kids – Exercise Book</text:span></text:p>
      <text:p text:style-name="P275"><text:bookmark text:name="_g3usrttsf1l7"/><text:span text:style-name="T2">✨ </text:span><text:span text:style-name="T3">Chapter 10: Quick Extras (Little Big Things!)</text:span></text:p>
      <text:p text:style-name="Standard"><draw:rect text:anchor-type="as-char" style:rel-width="100%" draw:z-index="58" draw:style-name="gr1" draw:text-style-name="P278" svg:width="0.0012in" svg:height="0.0213in"><text:p/></draw:rect></text:p>
      <text:p text:style-name="P275"><text:bookmark text:name="_ewoie5zb871u"/><text:span text:style-name="T2">Exercise 1: Escape It! (Single Choice)</text:span></text:p>
      <text:list xml:id="list2103648456" text:style-name="WWNum51">
        <text:list-item>
          <text:p text:style-name="P62">What does <text:span text:style-name="T4">\n</text:span> do in a string?<text:line-break/> a) Adds a tab<text:line-break/> b) Goes to a new line<text:line-break/> c) Adds a slash<text:line-break/> d) Ends the program<text:line-break/></text:p>
        </text:list-item>
        <text:list-item>
          <text:p text:style-name="P144">What does <text:span text:style-name="T4">\\</text:span> print?<text:line-break/> a) Two slashes<text:line-break/> b) Nothing<text:line-break/> c) One slash<text:line-break/> d) Double quotes<text:line-break/></text:p>
        </text:list-item>
        <text:list-item>
          <text:p text:style-name="P229">Which escape sequence adds a tab space?<text:line-break/> a) <text:span text:style-name="T4">\r<text:line-break/></text:span> b) <text:span text:style-name="T4">\0<text:line-break/></text:span> c) <text:span text:style-name="T4">\t<text:line-break/></text:span> d) <text:span text:style-name="T4">\f<text:line-break/></text:span></text:p>
        </text:list-item>
      </text:list>
      <text:p text:style-name="Standard">What will this print?<text:line-break/><text:line-break/><text:line-break/><text:span text:style-name="T4">std::cout &lt;&lt; "Hi\nBye";</text:span></text:p>
      <text:list xml:id="list172055983206360" text:continue-numbering="true" text:style-name="WWNum51">
        <text:list-item>
          <text:p text:style-name="P62"><text:s/>a) Hi Bye<text:line-break/> b) Hi<text:line-break/> Bye<text:line-break/> c) Hi\nBye<text:line-break/> d) Error<text:line-break/></text:p>
        </text:list-item>
        <text:list-item>
          <text:p text:style-name="P229">Which of these prints a double quote?<text:line-break/> a) <text:span text:style-name="T4">std::cout &lt;&lt; "\''";<text:line-break/></text:span> b) <text:span text:style-name="T4">std::cout &lt;&lt; "\"";<text:line-break/></text:span> c) <text:span text:style-name="T4">std::cout &lt;&lt; "/"";<text:line-break/></text:span> d) <text:span text:style-name="T4">std::cout &lt;&lt; "'";<text:line-break/></text:span></text:p>
        </text:list-item>
      </text:list>
      <text:p text:style-name="Standard"><draw:rect text:anchor-type="as-char" style:rel-width="100%" draw:z-index="59" draw:style-name="gr1" draw:text-style-name="P278" svg:width="0.0012in" svg:height="0.0213in"><text:p/></draw:rect></text:p>
      <text:p text:style-name="P275"><text:bookmark text:name="_y4qfqqyn9937"/><text:span text:style-name="T2">Exercise 2: Keyword Detective (Multiple Choice)</text:span></text:p>
      <text:list xml:id="list1435340135" text:style-name="WWNum53">
        <text:list-item>
          <text:p text:style-name="P63"><text:soft-page-break/>Which of these are keywords in C++?<text:line-break/> a) <text:span text:style-name="T4">int<text:line-break/></text:span> b) <text:span text:style-name="T4">return<text:line-break/></text:span> c) <text:span text:style-name="T4">myVar<text:line-break/></text:span> d) <text:span text:style-name="T4">if<text:line-break/></text:span></text:p>
        </text:list-item>
        <text:list-item>
          <text:p text:style-name="P145">What kind of word is <text:span text:style-name="T4">const</text:span>?<text:line-break/> a) A comment<text:line-break/> b) A keyword<text:line-break/> c) A function<text:line-break/> d) A variable<text:line-break/></text:p>
        </text:list-item>
        <text:list-item>
          <text:p text:style-name="P145">What does <text:span text:style-name="T4">continue</text:span> do in a loop?<text:line-break/> a) Ends the program<text:line-break/> b) Jumps to the next loop step<text:line-break/> c) Returns a value<text:line-break/> d) Nothing<text:line-break/></text:p>
        </text:list-item>
        <text:list-item>
          <text:p text:style-name="P145">What does <text:span text:style-name="T4">bool</text:span> mean?<text:line-break/> a) True or false<text:line-break/> b) A number<text:line-break/> c) A loop<text:line-break/> d) A condition<text:line-break/></text:p>
        </text:list-item>
        <text:list-item>
          <text:p text:style-name="P230">What can <text:span text:style-name="T4">class</text:span> be used for?<text:line-break/> a) Declaring a new loop<text:line-break/> b) Defining a new type of object<text:line-break/> c) Writing a return function<text:line-break/> d) Making an error<text:line-break/></text:p>
        </text:list-item>
      </text:list>
      <text:p text:style-name="Standard"><draw:rect text:anchor-type="as-char" style:rel-width="100%" draw:z-index="60" draw:style-name="gr1" draw:text-style-name="P278" svg:width="0.0012in" svg:height="0.0213in"><text:p/></draw:rect></text:p>
      <text:p text:style-name="P275"><text:bookmark text:name="_gw1lomxy11y0"/><text:span text:style-name="T2">Exercise 3: Code Matcher (Single Choice)</text:span></text:p>
      <text:p text:style-name="P274">Match each symbol to what it does.</text:p>
      <text:list xml:id="list1862394908" text:style-name="WWNum31">
        <text:list-item>
          <text:p text:style-name="P64"><text:span text:style-name="T4">==<text:line-break/></text:span> a) Makes a value<text:line-break/> b) Compares two things<text:line-break/> c) Starts a loop<text:line-break/> d) Ends a string<text:line-break/></text:p>
        </text:list-item>
        <text:list-item>
          <text:p text:style-name="P146"><text:span text:style-name="T4">=<text:line-break/></text:span> a) Adds numbers<text:line-break/> b) Checks if equal<text:line-break/> c) Assigns a value<text:line-break/> d) Ends a loop<text:line-break/></text:p>
        </text:list-item>
        <text:list-item>
          <text:p text:style-name="P146"><text:span text:style-name="T4">!<text:line-break/></text:span> a) Opposite<text:line-break/> b) Loop<text:line-break/> c) Join<text:line-break/> d) Comment<text:line-break/></text:p>
        </text:list-item>
        <text:list-item>
          <text:p text:style-name="P146"><text:span text:style-name="T4">&amp;&amp;<text:line-break/></text:span> a) Or<text:line-break/> b) If<text:line-break/> c) And<text:line-break/> d) Not<text:line-break/></text:p>
        </text:list-item>
        <text:list-item>
          <text:p text:style-name="P231"><text:span text:style-name="T4">||<text:line-break/></text:span> a) Or<text:line-break/> b) End<text:line-break/> c) Add<text:line-break/> d) New line<text:line-break/></text:p>
        </text:list-item>
      </text:list>
      <text:p text:style-name="Standard"><draw:rect text:anchor-type="as-char" style:rel-width="100%" draw:z-index="61" draw:style-name="gr1" draw:text-style-name="P278" svg:width="0.0012in" svg:height="0.0213in"><text:p/></draw:rect></text:p>
      <text:p text:style-name="P275"><text:bookmark text:name="_ein6kjnuisp3"/><text:span text:style-name="T2">Exercise 4: Mixed Magic (Coding Choice)</text:span></text:p>
      <text:p text:style-name="Standard"/>
      <text:p text:style-name="Standard"><text:span text:style-name="T4">// Use escape sequences</text:span></text:p>
      <text:p text:style-name="Standard"><text:span text:style-name="T4">std::cout &lt;&lt; "Line1\nLine2"; <text:s text:c="9"/>// [1]</text:span></text:p>
      <text:p text:style-name="P1"/>
      <text:p text:style-name="Standard"><text:span text:style-name="T4">// Print a quote</text:span></text:p>
      <text:p text:style-name="Standard"><text:span text:style-name="T4">std::cout &lt;&lt; "She said: \"Hi!\""; <text:s text:c="4"/>// [2]</text:span></text:p>
      <text:p text:style-name="P1"><text:soft-page-break/></text:p>
      <text:p text:style-name="Standard"><text:span text:style-name="T4">// Use a const variable</text:span></text:p>
      <text:p text:style-name="Standard"><text:span text:style-name="T4">const int year = ____; <text:s text:c="15"/>// [3]</text:span></text:p>
      <text:p text:style-name="P1"/>
      <text:p text:style-name="Standard"><text:span text:style-name="T4">// Use the keyword for a floating-point number</text:span></text:p>
      <text:p text:style-name="Standard"><text:span text:style-name="T4">______ price = 4.99; <text:s text:c="17"/>// [4]</text:span></text:p>
      <text:p text:style-name="P1"/>
      <text:p text:style-name="Standard"><text:span text:style-name="T4">// Create a boolean variable</text:span></text:p>
      <text:p text:style-name="Standard"><text:span text:style-name="T4">bool isHappy = ______; <text:s text:c="14"/>// [5]</text:span></text:p>
      <text:p text:style-name="Standard"/>
      <text:p text:style-name="Standard"><draw:rect text:anchor-type="as-char" style:rel-width="100%" draw:z-index="62" draw:style-name="gr1" draw:text-style-name="P278" svg:width="0.0012in" svg:height="0.0213in"><text:p/></draw:rect></text:p>
      <text:p text:style-name="P276"><text:bookmark text:name="_96z8t1kbx09b"/><text:span text:style-name="T1">✅ Answers: Chapter 10</text:span></text:p>
      <text:p text:style-name="P274"><text:span text:style-name="T6">Exercise 1</text:span></text:p>
      <text:list xml:id="list3933617327" text:style-name="WWNum55">
        <text:list-item>
          <text:p text:style-name="P65">b<text:line-break/></text:p>
        </text:list-item>
        <text:list-item>
          <text:p text:style-name="P147">c<text:line-break/></text:p>
        </text:list-item>
        <text:list-item>
          <text:p text:style-name="P147">c<text:line-break/></text:p>
        </text:list-item>
        <text:list-item>
          <text:p text:style-name="P147">b<text:line-break/></text:p>
        </text:list-item>
        <text:list-item>
          <text:p text:style-name="P232">b<text:line-break/></text:p>
        </text:list-item>
      </text:list>
      <text:p text:style-name="P274"><text:span text:style-name="T6">Exercise 2</text:span></text:p>
      <text:list xml:id="list971748222" text:style-name="WWNum58">
        <text:list-item>
          <text:p text:style-name="P66">a, b, d<text:line-break/></text:p>
        </text:list-item>
        <text:list-item>
          <text:p text:style-name="P148">b<text:line-break/></text:p>
        </text:list-item>
        <text:list-item>
          <text:p text:style-name="P148"><text:soft-page-break/>b<text:line-break/></text:p>
        </text:list-item>
        <text:list-item>
          <text:p text:style-name="P148">a<text:line-break/></text:p>
        </text:list-item>
        <text:list-item>
          <text:p text:style-name="P233">b<text:line-break/></text:p>
        </text:list-item>
      </text:list>
      <text:p text:style-name="P274"><text:span text:style-name="T6">Exercise 3</text:span></text:p>
      <text:list xml:id="list3317749471" text:style-name="WWNum38">
        <text:list-item>
          <text:p text:style-name="P67">b<text:line-break/></text:p>
        </text:list-item>
        <text:list-item>
          <text:p text:style-name="P149">c<text:line-break/></text:p>
        </text:list-item>
        <text:list-item>
          <text:p text:style-name="P149">a<text:line-break/></text:p>
        </text:list-item>
        <text:list-item>
          <text:p text:style-name="P149">c<text:line-break/></text:p>
        </text:list-item>
        <text:list-item>
          <text:p text:style-name="P234">a<text:line-break/></text:p>
        </text:list-item>
      </text:list>
      <text:p text:style-name="P274"><text:span text:style-name="T6">Exercise 4</text:span></text:p>
      <text:list xml:id="list149752253" text:style-name="WWNum88">
        <text:list-item>
          <text:p text:style-name="P68">already correct<text:line-break/></text:p>
        </text:list-item>
        <text:list-item>
          <text:p text:style-name="P150">already correct<text:line-break/></text:p>
        </text:list-item>
        <text:list-item>
          <text:p text:style-name="P150"><text:span text:style-name="T4">2025</text:span> (or any year)<text:line-break/></text:p>
        </text:list-item>
        <text:list-item>
          <text:p text:style-name="P150"><text:span text:style-name="T4">float<text:line-break/></text:span></text:p>
        </text:list-item>
        <text:list-item>
          <text:p text:style-name="P235"><text:span text:style-name="T4">true</text:span> or <text:span text:style-name="T4">false<text:line-break/></text:span></text:p>
        </text:list-item>
      </text:list>
      <text:p text:style-name="Standard"><draw:rect text:anchor-type="as-char" style:rel-width="100%" draw:z-index="63" draw:style-name="gr1" draw:text-style-name="P278" svg:width="0.0012in" svg:height="0.0213in"><text:p/></draw:rect></text:p>
      <text:p text:style-name="P276"><text:bookmark text:name="_1u25u3w2tk6e"/><text:span text:style-name="T1">📘 C++ for Clever Kids – Final Challenge!</text:span></text:p>
      <text:p text:style-name="P274">🎓 <text:span text:style-name="T5">One last test to show how much you've learned!</text:span></text:p>
      <text:p text:style-name="Standard"><draw:rect text:anchor-type="as-char" style:rel-width="100%" draw:z-index="64" draw:style-name="gr1" draw:text-style-name="P278" svg:width="0.0012in" svg:height="0.0213in"><text:p/></draw:rect></text:p>
      <text:p text:style-name="P275"><text:bookmark text:name="_6ufb4fczh5yq"/><text:span text:style-name="T2">Exercise 1: Code Shuffle</text:span></text:p>
      <text:p text:style-name="Standard">What does this print?<text:line-break/><text:line-break/><text:line-break/><text:span text:style-name="T4">std::cout &lt;&lt; "Hi\nBye";</text:span></text:p>
      <text:list xml:id="list3554228612" text:style-name="WWNum83">
        <text:list-item>
          <text:p text:style-name="P266"><text:soft-page-break/></text:p>
        </text:list-item>
      </text:list>
      <text:p text:style-name="Standard">Fill in the blank:<text:line-break/><text:line-break/><text:line-break/><text:span text:style-name="T4">int _____ = 10;</text:span></text:p>
      <text:list xml:id="list172056123519604" text:continue-numbering="true" text:style-name="WWNum83">
        <text:list-item>
          <text:p text:style-name="P69"/>
        </text:list-item>
        <text:list-item>
          <text:p text:style-name="P151">What symbol checks for equality?<text:line-break/> a) =<text:line-break/> b) ==<text:line-break/> c) !=<text:line-break/> d) :=<text:line-break/></text:p>
        </text:list-item>
        <text:list-item>
          <text:p text:style-name="P151">Which loop runs at least once?<text:line-break/> a) while<text:line-break/> b) for<text:line-break/> c) do-while<text:line-break/> d) switch<text:line-break/></text:p>
        </text:list-item>
        <text:list-item>
          <text:p text:style-name="P236">What keyword is used to make your own object?<text:line-break/> a) function<text:line-break/> b) class<text:line-break/> c) define<text:line-break/> d) loop<text:line-break/></text:p>
        </text:list-item>
      </text:list>
      <text:p text:style-name="Standard"><draw:rect text:anchor-type="as-char" style:rel-width="100%" draw:z-index="65" draw:style-name="gr1" draw:text-style-name="P278" svg:width="0.0012in" svg:height="0.0213in"><text:p/></draw:rect></text:p>
      <text:p text:style-name="P275"><text:bookmark text:name="_g7t4nadfkw16"/><text:span text:style-name="T2">Exercise 2: Mini Fixes</text:span></text:p>
      <text:p text:style-name="Standard">What’s missing?<text:line-break/><text:line-break/><text:line-break/><text:span text:style-name="T4">std::cout &lt;&lt; "Hello!" &lt;&lt; ____;</text:span></text:p>
      <text:list xml:id="list3440864245" text:style-name="WWNum10">
        <text:list-item>
          <text:p text:style-name="P70"/>
        </text:list-item>
        <text:list-item>
          <text:p text:style-name="P152">Which of these is a valid string?<text:line-break/> a) 'Hi'<text:line-break/> b) "Hi"<text:line-break/> c) Hi<text:line-break/> d) \Hi\<text:line-break/></text:p>
        </text:list-item>
        <text:list-item>
          <text:p text:style-name="P152">What will <text:span text:style-name="T4">std::cin &gt;&gt; name;</text:span> do?<text:line-break/></text:p>
        </text:list-item>
        <text:list-item>
          <text:p text:style-name="P152">Can <text:span text:style-name="T4">const int lucky = 7;</text:span> ever change?<text:line-break/></text:p>
        </text:list-item>
        <text:list-item>
          <text:p text:style-name="P237">Write the keyword to <text:span text:style-name="T6">exit</text:span> <text:span text:style-name="T4">main()</text:span> with success.<text:line-break/></text:p>
        </text:list-item>
      </text:list>
      <text:p text:style-name="Standard"><draw:rect text:anchor-type="as-char" style:rel-width="100%" draw:z-index="66" draw:style-name="gr1" draw:text-style-name="P278" svg:width="0.0012in" svg:height="0.0213in"><text:p/></draw:rect></text:p>
      <text:p text:style-name="P275"><text:bookmark text:name="_1mgdzhw7yul3"/><text:span text:style-name="T2">Exercise 3: Thinking in Loops</text:span></text:p>
      <text:list xml:id="list4229127109" text:style-name="WWNum40">
        <text:list-item>
          <text:p text:style-name="P267">What does <text:span text:style-name="T4">i++</text:span> do?<text:line-break/></text:p>
        </text:list-item>
      </text:list>
      <text:p text:style-name="Standard">Fill in:<text:line-break/><text:line-break/><text:line-break/><text:span text:style-name="T4">for (int i = 0; i &lt; 3; i++) {</text:span></text:p>
      <text:p text:style-name="Standard"><text:span text:style-name="T4"><text:s text:c="4"/>std::cout &lt;&lt; i;</text:span></text:p>
      <text:p text:style-name="Standard"><text:span text:style-name="T4">}</text:span></text:p>
      <text:list xml:id="list172056159258231" text:continue-numbering="true" text:style-name="WWNum40">
        <text:list-item>
          <text:p text:style-name="P71"/>
        </text:list-item>
        <text:list-item>
          <text:p text:style-name="P153"><text:soft-page-break/>What does <text:span text:style-name="T4">break;</text:span> do in a loop?<text:line-break/></text:p>
        </text:list-item>
        <text:list-item>
          <text:p text:style-name="P238">Which loop continues forever?<text:line-break/></text:p>
        </text:list-item>
      </text:list>
      <text:p text:style-name="Standard">What's printed:<text:line-break/><text:line-break/><text:line-break/><text:span text:style-name="T4">for (char c : std::string("Yo")) std::cout &lt;&lt; c &lt;&lt; " ";</text:span></text:p>
      <text:list xml:id="list172056247394021" text:continue-numbering="true" text:style-name="WWNum40">
        <text:list-item>
          <text:p text:style-name="P267"/>
        </text:list-item>
      </text:list>
      <text:p text:style-name="Standard"><draw:rect text:anchor-type="as-char" style:rel-width="100%" draw:z-index="67" draw:style-name="gr1" draw:text-style-name="P278" svg:width="0.0012in" svg:height="0.0213in"><text:p/></draw:rect></text:p>
      <text:p text:style-name="P275"><text:bookmark text:name="_i29s7kwoyejg"/><text:span text:style-name="T2">Exercise 4: Quick Pick</text:span></text:p>
      <text:list xml:id="list104879461" text:style-name="WWNum47">
        <text:list-item>
          <text:p text:style-name="P72"><text:span text:style-name="T4">char</text:span> can store:<text:line-break/></text:p>
        </text:list-item>
        <text:list-item>
          <text:p text:style-name="P154">What does <text:span text:style-name="T4">#include</text:span> do?<text:line-break/></text:p>
        </text:list-item>
        <text:list-item>
          <text:p text:style-name="P154">Which of these is a valid function header?<text:line-break/></text:p>
        </text:list-item>
        <text:list-item>
          <text:p text:style-name="P154">What’s <text:span text:style-name="T4">STR(x)</text:span> in a macro?<text:line-break/></text:p>
        </text:list-item>
        <text:list-item>
          <text:p text:style-name="P239">What is <text:span text:style-name="T4">__LINE__</text:span>?<text:line-break/></text:p>
        </text:list-item>
      </text:list>
      <text:p text:style-name="Standard"><draw:rect text:anchor-type="as-char" style:rel-width="100%" draw:z-index="68" draw:style-name="gr1" draw:text-style-name="P278" svg:width="0.0012in" svg:height="0.0213in"><text:p/></draw:rect></text:p>
      <text:p text:style-name="P275"><text:bookmark text:name="_sd1r4igi82bn"/><text:span text:style-name="T2">Exercise 5: Arrays &amp; Friends</text:span></text:p>
      <text:list xml:id="list3000033482" text:style-name="WWNum75">
        <text:list-item>
          <text:p text:style-name="P73">What does <text:span text:style-name="T4">marks[0]</text:span> access?<text:line-break/></text:p>
        </text:list-item>
        <text:list-item>
          <text:p text:style-name="P240">What happens if you go outside array size?<text:line-break/></text:p>
        </text:list-item>
      </text:list>
      <text:p text:style-name="Standard">Fill:<text:line-break/><text:line-break/><text:line-break/><text:span text:style-name="T4">std::array&lt;int, 3&gt; nums = {1, 2, ____};</text:span></text:p>
      <text:list xml:id="list172054884216272" text:continue-numbering="true" text:style-name="WWNum75">
        <text:list-item>
          <text:p text:style-name="P73"/>
        </text:list-item>
        <text:list-item>
          <text:p text:style-name="P155">How do you print the second row, third column of a 2D array?<text:line-break/></text:p>
        </text:list-item>
        <text:list-item>
          <text:p text:style-name="P240">What’s the last index of a 5-element array?<text:line-break/></text:p>
        </text:list-item>
      </text:list>
      <text:p text:style-name="Standard"><draw:rect text:anchor-type="as-char" style:rel-width="100%" draw:z-index="69" draw:style-name="gr1" draw:text-style-name="P278" svg:width="0.0012in" svg:height="0.0213in"><text:p/></draw:rect></text:p>
      <text:p text:style-name="P275"><text:bookmark text:name="_ju6uc5ar77ni"/><text:span text:style-name="T2">Exercise 6: Say My Name</text:span></text:p>
      <text:p text:style-name="Standard"><text:soft-page-break/>What’s the result of:<text:line-break/><text:line-break/><text:span text:style-name="T4">void greet(std::string name) {</text:span></text:p>
      <text:p text:style-name="Standard"><text:span text:style-name="T4"><text:s text:c="4"/>std::cout &lt;&lt; "Hi, " &lt;&lt; name;</text:span></text:p>
      <text:p text:style-name="Standard"><text:span text:style-name="T4">}</text:span></text:p>
      <text:list xml:id="list439941551" text:style-name="WWNum93">
        <text:list-item>
          <text:p text:style-name="P74"/>
        </text:list-item>
        <text:list-item>
          <text:p text:style-name="P241">Can functions have the same name with different inputs?<text:line-break/></text:p>
        </text:list-item>
      </text:list>
      <text:p text:style-name="Standard">What’s the return type of:<text:line-break/><text:line-break/><text:line-break/><text:span text:style-name="T4">int add(int a, int b);</text:span></text:p>
      <text:list xml:id="list172056462041426" text:continue-numbering="true" text:style-name="WWNum93">
        <text:list-item>
          <text:p text:style-name="P268"/>
        </text:list-item>
      </text:list>
      <text:p text:style-name="Standard">Fill in:<text:line-break/><text:line-break/><text:line-break/><text:span text:style-name="T4">return ____;</text:span></text:p>
      <text:list xml:id="list172054763074449" text:continue-numbering="true" text:style-name="WWNum93">
        <text:list-item>
          <text:p text:style-name="P74"/>
        </text:list-item>
        <text:list-item>
          <text:p text:style-name="P241">Which type returns nothing?<text:line-break/></text:p>
        </text:list-item>
      </text:list>
      <text:p text:style-name="Standard"><draw:rect text:anchor-type="as-char" style:rel-width="100%" draw:z-index="70" draw:style-name="gr1" draw:text-style-name="P278" svg:width="0.0012in" svg:height="0.0213in"><text:p/></draw:rect></text:p>
      <text:p text:style-name="P275"><text:bookmark text:name="_s4tr2kioy1be"/><text:span text:style-name="T2">Exercise 7: If You Say So</text:span></text:p>
      <text:p text:style-name="Standard">What does this do?<text:line-break/><text:line-break/><text:line-break/><text:span text:style-name="T4">if (age &gt; 10)</text:span></text:p>
      <text:list xml:id="list3004440961" text:style-name="WWNum27">
        <text:list-item>
          <text:p text:style-name="P75"/>
        </text:list-item>
        <text:list-item>
          <text:p text:style-name="P156">What happens if condition is false?<text:line-break/></text:p>
        </text:list-item>
        <text:list-item>
          <text:p text:style-name="P156">What operator is used for “or”?<text:line-break/></text:p>
        </text:list-item>
        <text:list-item>
          <text:p text:style-name="P242">What operator is used for “not equal”?<text:line-break/></text:p>
        </text:list-item>
      </text:list>
      <text:p text:style-name="Standard">Fill:<text:line-break/><text:line-break/><text:span text:style-name="T4">(score &gt;= 90) ? "Great" : "Keep trying";</text:span></text:p>
      <text:list xml:id="list172056546041399" text:continue-numbering="true" text:style-name="WWNum27">
        <text:list-item>
          <text:p text:style-name="P269"/>
        </text:list-item>
      </text:list>
      <text:p text:style-name="Standard"><draw:rect text:anchor-type="as-char" style:rel-width="100%" draw:z-index="71" draw:style-name="gr1" draw:text-style-name="P278" svg:width="0.0012in" svg:height="0.0213in"><text:p/></draw:rect></text:p>
      <text:p text:style-name="P275"><text:bookmark text:name="_tkzq5qlz6fv8"/><text:span text:style-name="T2">Exercise 8: Class Power</text:span></text:p>
      <text:p text:style-name="Standard"><text:soft-page-break/>What’s this?<text:line-break/><text:line-break/><text:line-break/><text:span text:style-name="T4">class Book { };</text:span></text:p>
      <text:list xml:id="list888036175" text:style-name="WWNum1">
        <text:list-item>
          <text:p text:style-name="P76"/>
        </text:list-item>
        <text:list-item>
          <text:p text:style-name="P157">What does <text:span text:style-name="T4">~Book()</text:span> mean?<text:line-break/></text:p>
        </text:list-item>
        <text:list-item>
          <text:p text:style-name="P157">How do you make a class function public?<text:line-break/></text:p>
        </text:list-item>
        <text:list-item>
          <text:p text:style-name="P243">What keyword prevents changing a value?<text:line-break/></text:p>
        </text:list-item>
      </text:list>
      <text:p text:style-name="Standard">Fill:<text:line-break/><text:line-break/><text:line-break/><text:span text:style-name="T4">myObj.myMethod();</text:span></text:p>
      <text:list xml:id="list172055251157180" text:continue-numbering="true" text:style-name="WWNum1">
        <text:list-item>
          <text:p text:style-name="P270"/>
        </text:list-item>
      </text:list>
      <text:p text:style-name="Standard"><draw:rect text:anchor-type="as-char" style:rel-width="100%" draw:z-index="72" draw:style-name="gr1" draw:text-style-name="P278" svg:width="0.0012in" svg:height="0.0213in"><text:p/></draw:rect></text:p>
      <text:p text:style-name="P275"><text:bookmark text:name="_iugesc2k7zsx"/><text:span text:style-name="T2">Exercise 9: Wizard’s Tricks</text:span></text:p>
      <text:list xml:id="list595232569" text:style-name="WWNum70">
        <text:list-item>
          <text:p text:style-name="P77">What does <text:span text:style-name="T4">#define MAX 10</text:span> do?<text:line-break/></text:p>
        </text:list-item>
        <text:list-item>
          <text:p text:style-name="P244">How do you stop the compiler with a message?<text:line-break/></text:p>
        </text:list-item>
      </text:list>
      <text:p text:style-name="Standard">What’s the output of:<text:line-break/><text:line-break/><text:line-break/><text:span text:style-name="T4">std::cout &lt;&lt; __FILE__;</text:span></text:p>
      <text:list xml:id="list172056021899192" text:continue-numbering="true" text:style-name="WWNum70">
        <text:list-item>
          <text:p text:style-name="P271"/>
        </text:list-item>
      </text:list>
      <text:p text:style-name="Standard">Use <text:span text:style-name="T4">#ifdef</text:span> to wrap:<text:line-break/><text:line-break/><text:line-break/><text:span text:style-name="T4">std::cout &lt;&lt; "Debug!";</text:span></text:p>
      <text:list xml:id="list172056709592076" text:continue-numbering="true" text:style-name="WWNum70">
        <text:list-item>
          <text:p text:style-name="P77"/>
        </text:list-item>
        <text:list-item>
          <text:p text:style-name="P244">What does <text:span text:style-name="T4">#include &lt;cmath&gt;</text:span> allow?<text:line-break/></text:p>
        </text:list-item>
      </text:list>
      <text:p text:style-name="Standard"><draw:rect text:anchor-type="as-char" style:rel-width="100%" draw:z-index="73" draw:style-name="gr1" draw:text-style-name="P278" svg:width="0.0012in" svg:height="0.0213in"><text:p/></draw:rect></text:p>
      <text:p text:style-name="P275"><text:bookmark text:name="_eqdyhtozg5ae"/><text:span text:style-name="T2">Exercise 10: Mixed Magic</text:span></text:p>
      <text:p text:style-name="Standard">Fill:<text:line-break/><text:span text:style-name="T4">bool isOn = _____;</text:span></text:p>
      <text:list xml:id="list1692735205" text:style-name="WWNum71">
        <text:list-item>
          <text:p text:style-name="P78"/>
        </text:list-item>
        <text:list-item>
          <text:p text:style-name="P158">What prints a double quote?<text:line-break/></text:p>
        </text:list-item>
        <text:list-item>
          <text:p text:style-name="P158"><text:soft-page-break/>Which keyword makes a function stop and return something?<text:line-break/></text:p>
        </text:list-item>
        <text:list-item>
          <text:p text:style-name="P245">What does <text:span text:style-name="T4">auto</text:span> do?<text:line-break/></text:p>
        </text:list-item>
      </text:list>
      <text:p text:style-name="Standard">What’s printed:<text:line-break/><text:line-break/><text:span text:style-name="T4">std::cout &lt;&lt; "A\\B";</text:span></text:p>
      <text:list xml:id="list172056739422549" text:continue-numbering="true" text:style-name="WWNum71">
        <text:list-item>
          <text:p text:style-name="P272"/>
        </text:list-item>
      </text:list>
      <text:p text:style-name="Standard"><draw:rect text:anchor-type="as-char" style:rel-width="100%" draw:z-index="74" draw:style-name="gr1" draw:text-style-name="P278" svg:width="0.0012in" svg:height="0.0213in"><text:p/></draw:rect></text:p>
      <text:p text:style-name="P275"><text:bookmark text:name="_68wpf0grvrz3"/><text:span text:style-name="T2">Exercise 1</text:span></text:p>
      <text:list xml:id="list556840461" text:style-name="WWNum48">
        <text:list-item>
          <text:p text:style-name="P273"/>
        </text:list-item>
      </text:list>
      <text:p text:style-name="Standard"><text:span text:style-name="T4">Hi</text:span></text:p>
      <text:p text:style-name="Standard"><text:span text:style-name="T4">Bye</text:span></text:p>
      <text:p text:style-name="Standard"/>
      <text:list xml:id="list3304459408" text:style-name="WWNum50">
        <text:list-item>
          <text:p text:style-name="P79"><text:span text:style-name="T4">int number = 10;<text:line-break/></text:span></text:p>
        </text:list-item>
        <text:list-item>
          <text:p text:style-name="P159">b) <text:span text:style-name="T4">==<text:line-break/></text:span></text:p>
        </text:list-item>
        <text:list-item>
          <text:p text:style-name="P159">c) <text:span text:style-name="T4">do-while<text:line-break/></text:span></text:p>
        </text:list-item>
        <text:list-item>
          <text:p text:style-name="P246">b) <text:span text:style-name="T4">class<text:line-break/></text:span></text:p>
        </text:list-item>
      </text:list>
      <text:p text:style-name="Standard"><draw:rect text:anchor-type="as-char" style:rel-width="100%" draw:z-index="75" draw:style-name="gr1" draw:text-style-name="P278" svg:width="0.0012in" svg:height="0.0213in"><text:p/></draw:rect></text:p>
      <text:p text:style-name="P275"><text:bookmark text:name="_4izcct9qmyia"/><text:span text:style-name="T2">Exercise 2</text:span></text:p>
      <text:list xml:id="list4004211347" text:style-name="WWNum85">
        <text:list-item>
          <text:p text:style-name="P80"><text:span text:style-name="T4">std::endl<text:line-break/></text:span></text:p>
        </text:list-item>
        <text:list-item>
          <text:p text:style-name="P160">b) <text:span text:style-name="T4">"Hi"<text:line-break/></text:span></text:p>
        </text:list-item>
        <text:list-item>
          <text:p text:style-name="P160">It waits for the user to type input into <text:span text:style-name="T4">name<text:line-break/></text:span></text:p>
        </text:list-item>
        <text:list-item>
          <text:p text:style-name="P160">No, it's constant<text:line-break/></text:p>
        </text:list-item>
        <text:list-item>
          <text:p text:style-name="P247"><text:span text:style-name="T4">return 0;<text:line-break/></text:span></text:p>
        </text:list-item>
      </text:list>
      <text:p text:style-name="Standard"><text:soft-page-break/><draw:rect text:anchor-type="as-char" style:rel-width="100%" draw:z-index="76" draw:style-name="gr1" draw:text-style-name="P278" svg:width="0.0012in" svg:height="0.0213in"><text:p/></draw:rect></text:p>
      <text:p text:style-name="P275"><text:bookmark text:name="_yafe8ryb4pyv"/><text:span text:style-name="T2">Exercise 3</text:span></text:p>
      <text:list xml:id="list2991656279" text:style-name="WWNum39">
        <text:list-item>
          <text:p text:style-name="P81">Adds 1 to <text:span text:style-name="T4">i<text:line-break/></text:span></text:p>
        </text:list-item>
        <text:list-item>
          <text:p text:style-name="P161">Already filled<text:line-break/></text:p>
        </text:list-item>
        <text:list-item>
          <text:p text:style-name="P161">Ends the loop immediately<text:line-break/></text:p>
        </text:list-item>
        <text:list-item>
          <text:p text:style-name="P161"><text:span text:style-name="T4">while (true)<text:line-break/></text:span></text:p>
        </text:list-item>
        <text:list-item>
          <text:p text:style-name="P248"><text:span text:style-name="T4">Y o<text:line-break/></text:span></text:p>
        </text:list-item>
      </text:list>
      <text:p text:style-name="Standard"><draw:rect text:anchor-type="as-char" style:rel-width="100%" draw:z-index="77" draw:style-name="gr1" draw:text-style-name="P278" svg:width="0.0012in" svg:height="0.0213in"><text:p/></draw:rect></text:p>
      <text:p text:style-name="P275"><text:bookmark text:name="_mz6e74j17xjh"/><text:span text:style-name="T2">Exercise 4</text:span></text:p>
      <text:list xml:id="list2554146248" text:style-name="WWNum6">
        <text:list-item>
          <text:p text:style-name="P82">A single character<text:line-break/></text:p>
        </text:list-item>
        <text:list-item>
          <text:p text:style-name="P162">Adds a header/library<text:line-break/></text:p>
        </text:list-item>
        <text:list-item>
          <text:p text:style-name="P162"><text:span text:style-name="T4">int fun()</text:span> or <text:span text:style-name="T4">void fun()<text:line-break/></text:span></text:p>
        </text:list-item>
        <text:list-item>
          <text:p text:style-name="P162">Turns name into <text:span text:style-name="T4">"name"<text:line-break/></text:span></text:p>
        </text:list-item>
        <text:list-item>
          <text:p text:style-name="P249">Shows the current line number<text:line-break/></text:p>
        </text:list-item>
      </text:list>
      <text:p text:style-name="Standard"><draw:rect text:anchor-type="as-char" style:rel-width="100%" draw:z-index="78" draw:style-name="gr1" draw:text-style-name="P278" svg:width="0.0012in" svg:height="0.0213in"><text:p/></draw:rect></text:p>
      <text:p text:style-name="P275"><text:bookmark text:name="_xkcao53nz6nw"/><text:span text:style-name="T2">Exercise 5</text:span></text:p>
      <text:list xml:id="list2480705760" text:style-name="WWNum5">
        <text:list-item>
          <text:p text:style-name="P83">The first element<text:line-break/></text:p>
        </text:list-item>
        <text:list-item>
          <text:p text:style-name="P163">Undefined behavior / error<text:line-break/></text:p>
        </text:list-item>
        <text:list-item>
          <text:p text:style-name="P163"><text:span text:style-name="T4">3<text:line-break/></text:span></text:p>
        </text:list-item>
        <text:list-item>
          <text:p text:style-name="P163"><text:span text:style-name="T4">array[1][2]<text:line-break/></text:span></text:p>
        </text:list-item>
        <text:list-item>
          <text:p text:style-name="P250">Index <text:span text:style-name="T4">4<text:line-break/></text:span></text:p>
        </text:list-item>
      </text:list>
      <text:p text:style-name="Standard"><text:soft-page-break/><draw:rect text:anchor-type="as-char" style:rel-width="100%" draw:z-index="79" draw:style-name="gr1" draw:text-style-name="P278" svg:width="0.0012in" svg:height="0.0213in"><text:p/></draw:rect></text:p>
      <text:p text:style-name="P275"><text:bookmark text:name="_1v2lavbnlvib"/><text:span text:style-name="T2">Exercise 6</text:span></text:p>
      <text:list xml:id="list1420006364" text:style-name="WWNum16">
        <text:list-item>
          <text:p text:style-name="P84">Prints: <text:span text:style-name="T4">Hi, &lt;name&gt;<text:line-break/></text:span></text:p>
        </text:list-item>
        <text:list-item>
          <text:p text:style-name="P164">Yes, that’s function overloading<text:line-break/></text:p>
        </text:list-item>
        <text:list-item>
          <text:p text:style-name="P164"><text:span text:style-name="T4">int<text:line-break/></text:span></text:p>
        </text:list-item>
        <text:list-item>
          <text:p text:style-name="P164">A value (e.g. <text:span text:style-name="T4">x</text:span>)<text:line-break/></text:p>
        </text:list-item>
        <text:list-item>
          <text:p text:style-name="P251"><text:span text:style-name="T4">void<text:line-break/></text:span></text:p>
        </text:list-item>
      </text:list>
      <text:p text:style-name="Standard"><draw:rect text:anchor-type="as-char" style:rel-width="100%" draw:z-index="80" draw:style-name="gr1" draw:text-style-name="P278" svg:width="0.0012in" svg:height="0.0213in"><text:p/></draw:rect></text:p>
      <text:p text:style-name="P275"><text:bookmark text:name="_ww6cn8vrvbya"/><text:span text:style-name="T2">Exercise 7</text:span></text:p>
      <text:list xml:id="list3394039680" text:style-name="WWNum45">
        <text:list-item>
          <text:p text:style-name="P85">Checks if age is over 10<text:line-break/></text:p>
        </text:list-item>
        <text:list-item>
          <text:p text:style-name="P165">The <text:span text:style-name="T4">else</text:span> block runs (if present), or nothing<text:line-break/></text:p>
        </text:list-item>
        <text:list-item>
          <text:p text:style-name="P165"><text:span text:style-name="T4">||<text:line-break/></text:span></text:p>
        </text:list-item>
        <text:list-item>
          <text:p text:style-name="P165"><text:span text:style-name="T4">!=<text:line-break/></text:span></text:p>
        </text:list-item>
        <text:list-item>
          <text:p text:style-name="P252">Ternary operator for conditionals<text:line-break/></text:p>
        </text:list-item>
      </text:list>
      <text:p text:style-name="Standard"><draw:rect text:anchor-type="as-char" style:rel-width="100%" draw:z-index="81" draw:style-name="gr1" draw:text-style-name="P278" svg:width="0.0012in" svg:height="0.0213in"><text:p/></draw:rect></text:p>
      <text:p text:style-name="P275"><text:bookmark text:name="_1c7n63frrvzw"/><text:span text:style-name="T2">Exercise 8</text:span></text:p>
      <text:list xml:id="list925086875" text:style-name="WWNum84">
        <text:list-item>
          <text:p text:style-name="P86">Defines a class<text:line-break/></text:p>
        </text:list-item>
        <text:list-item>
          <text:p text:style-name="P166">Destructor (runs when object is deleted)<text:line-break/></text:p>
        </text:list-item>
        <text:list-item>
          <text:p text:style-name="P166"><text:span text:style-name="T4">public:<text:line-break/></text:span></text:p>
        </text:list-item>
        <text:list-item>
          <text:p text:style-name="P166"><text:span text:style-name="T4">const<text:line-break/></text:span></text:p>
        </text:list-item>
        <text:list-item>
          <text:p text:style-name="P253">Calls a method on the object<text:line-break/></text:p>
        </text:list-item>
      </text:list>
      <text:p text:style-name="Standard"><text:soft-page-break/><draw:rect text:anchor-type="as-char" style:rel-width="100%" draw:z-index="82" draw:style-name="gr1" draw:text-style-name="P278" svg:width="0.0012in" svg:height="0.0213in"><text:p/></draw:rect></text:p>
      <text:p text:style-name="P275"><text:bookmark text:name="_2wtm5lxw70jz"/><text:span text:style-name="T2">Exercise 9</text:span></text:p>
      <text:list xml:id="list2891784514" text:style-name="WWNum25">
        <text:list-item>
          <text:p text:style-name="P87">Makes a constant shortcut<text:line-break/></text:p>
        </text:list-item>
        <text:list-item>
          <text:p text:style-name="P167"><text:span text:style-name="T4">#error "Your message"<text:line-break/></text:span></text:p>
        </text:list-item>
        <text:list-item>
          <text:p text:style-name="P254">The name of the file (e.g. <text:span text:style-name="T4">"main.cpp"</text:span>)<text:line-break/></text:p>
        </text:list-item>
      </text:list>
      <text:p text:style-name="Standard"><text:line-break/><text:span text:style-name="T4">#ifdef DEBUG</text:span></text:p>
      <text:p text:style-name="Standard"><text:span text:style-name="T4">std::cout &lt;&lt; "Debug!";</text:span></text:p>
      <text:p text:style-name="Standard"><text:span text:style-name="T4">#endif</text:span></text:p>
      <text:list xml:id="list172056646917954" text:continue-numbering="true" text:style-name="WWNum25">
        <text:list-item>
          <text:p text:style-name="P87"/>
        </text:list-item>
        <text:list-item>
          <text:p text:style-name="P254">Gives access to math functions like <text:span text:style-name="T4">sqrt()<text:line-break/></text:span></text:p>
        </text:list-item>
      </text:list>
      <text:p text:style-name="Standard"><draw:rect text:anchor-type="as-char" style:rel-width="100%" draw:z-index="83" draw:style-name="gr1" draw:text-style-name="P278" svg:width="0.0012in" svg:height="0.0213in"><text:p/></draw:rect></text:p>
      <text:p text:style-name="P275"><text:bookmark text:name="_tqjvtu24e7ch"/><text:span text:style-name="T2">Exercise 10</text:span></text:p>
      <text:list xml:id="list1591777641" text:style-name="WWNum64">
        <text:list-item>
          <text:p text:style-name="P88"><text:span text:style-name="T4">true</text:span> or <text:span text:style-name="T4">false<text:line-break/></text:span></text:p>
        </text:list-item>
        <text:list-item>
          <text:p text:style-name="P168"><text:span text:style-name="T4">\"<text:line-break/></text:span></text:p>
        </text:list-item>
        <text:list-item>
          <text:p text:style-name="P168"><text:span text:style-name="T4">return<text:line-break/></text:span></text:p>
        </text:list-item>
        <text:list-item>
          <text:p text:style-name="P168">Automatically guesses the variable type<text:line-break/></text:p>
        </text:list-item>
        <text:list-item>
          <text:p text:style-name="P255"><text:span text:style-name="T4">A\B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style:text-underline-style="none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08" style:display-name="ListLabel 208" style:family="text">
      <style:text-properties style:text-underline-style="none"/>
    </style:style>
    <style:style style:name="ListLabel_20_209" style:display-name="ListLabel 209" style:family="text">
      <style:text-properties style:text-underline-style="none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7" style:display-name="ListLabel 217" style:family="text">
      <style:text-properties style:text-underline-style="none"/>
    </style:style>
    <style:style style:name="ListLabel_20_218" style:display-name="ListLabel 218" style:family="text">
      <style:text-properties style:text-underline-style="none"/>
    </style:style>
    <style:style style:name="ListLabel_20_219" style:display-name="ListLabel 219" style:family="text">
      <style:text-properties style:text-underline-style="none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text-underline-style="none"/>
    </style:style>
    <style:style style:name="ListLabel_20_223" style:display-name="ListLabel 223" style:family="text">
      <style:text-properties style:text-underline-style="none"/>
    </style:style>
    <style:style style:name="ListLabel_20_224" style:display-name="ListLabel 224" style:family="text">
      <style:text-properties style:text-underline-style="none"/>
    </style:style>
    <style:style style:name="ListLabel_20_225" style:display-name="ListLabel 225" style:family="text">
      <style:text-properties style:text-underline-style="none"/>
    </style:style>
    <style:style style:name="ListLabel_20_226" style:display-name="ListLabel 226" style:family="text">
      <style:text-properties style:text-underline-style="none"/>
    </style:style>
    <style:style style:name="ListLabel_20_227" style:display-name="ListLabel 227" style:family="text">
      <style:text-properties style:text-underline-style="none"/>
    </style:style>
    <style:style style:name="ListLabel_20_228" style:display-name="ListLabel 228" style:family="text">
      <style:text-properties style:text-underline-style="none"/>
    </style:style>
    <style:style style:name="ListLabel_20_229" style:display-name="ListLabel 229" style:family="text">
      <style:text-properties style:text-underline-style="none"/>
    </style:style>
    <style:style style:name="ListLabel_20_230" style:display-name="ListLabel 230" style:family="text">
      <style:text-properties style:text-underline-style="none"/>
    </style:style>
    <style:style style:name="ListLabel_20_231" style:display-name="ListLabel 231" style:family="text">
      <style:text-properties style:text-underline-style="none"/>
    </style:style>
    <style:style style:name="ListLabel_20_232" style:display-name="ListLabel 232" style:family="text">
      <style:text-properties style:text-underline-style="none"/>
    </style:style>
    <style:style style:name="ListLabel_20_233" style:display-name="ListLabel 233" style:family="text">
      <style:text-properties style:text-underline-style="none"/>
    </style:style>
    <style:style style:name="ListLabel_20_234" style:display-name="ListLabel 234" style:family="text">
      <style:text-properties style:text-underline-style="none"/>
    </style:style>
    <style:style style:name="ListLabel_20_235" style:display-name="ListLabel 235" style:family="text">
      <style:text-properties style:text-underline-style="none"/>
    </style:style>
    <style:style style:name="ListLabel_20_236" style:display-name="ListLabel 236" style:family="text">
      <style:text-properties style:text-underline-style="none"/>
    </style:style>
    <style:style style:name="ListLabel_20_237" style:display-name="ListLabel 237" style:family="text">
      <style:text-properties style:text-underline-style="none"/>
    </style:style>
    <style:style style:name="ListLabel_20_238" style:display-name="ListLabel 238" style:family="text">
      <style:text-properties style:text-underline-style="none"/>
    </style:style>
    <style:style style:name="ListLabel_20_239" style:display-name="ListLabel 239" style:family="text">
      <style:text-properties style:text-underline-style="none"/>
    </style:style>
    <style:style style:name="ListLabel_20_240" style:display-name="ListLabel 240" style:family="text">
      <style:text-properties style:text-underline-style="none"/>
    </style:style>
    <style:style style:name="ListLabel_20_241" style:display-name="ListLabel 241" style:family="text">
      <style:text-properties style:text-underline-style="none"/>
    </style:style>
    <style:style style:name="ListLabel_20_242" style:display-name="ListLabel 242" style:family="text">
      <style:text-properties style:text-underline-style="none"/>
    </style:style>
    <style:style style:name="ListLabel_20_243" style:display-name="ListLabel 243" style:family="text">
      <style:text-properties style:text-underline-style="none"/>
    </style:style>
    <style:style style:name="ListLabel_20_244" style:display-name="ListLabel 244" style:family="text">
      <style:text-properties style:text-underline-style="none"/>
    </style:style>
    <style:style style:name="ListLabel_20_245" style:display-name="ListLabel 245" style:family="text">
      <style:text-properties style:text-underline-style="none"/>
    </style:style>
    <style:style style:name="ListLabel_20_246" style:display-name="ListLabel 246" style:family="text">
      <style:text-properties style:text-underline-style="none"/>
    </style:style>
    <style:style style:name="ListLabel_20_247" style:display-name="ListLabel 247" style:family="text">
      <style:text-properties style:text-underline-style="none"/>
    </style:style>
    <style:style style:name="ListLabel_20_248" style:display-name="ListLabel 248" style:family="text">
      <style:text-properties style:text-underline-style="none"/>
    </style:style>
    <style:style style:name="ListLabel_20_249" style:display-name="ListLabel 249" style:family="text">
      <style:text-properties style:text-underline-style="none"/>
    </style:style>
    <style:style style:name="ListLabel_20_250" style:display-name="ListLabel 250" style:family="text">
      <style:text-properties style:text-underline-style="none"/>
    </style:style>
    <style:style style:name="ListLabel_20_251" style:display-name="ListLabel 251" style:family="text">
      <style:text-properties style:text-underline-style="none"/>
    </style:style>
    <style:style style:name="ListLabel_20_252" style:display-name="ListLabel 252" style:family="text">
      <style:text-properties style:text-underline-style="none"/>
    </style:style>
    <style:style style:name="ListLabel_20_253" style:display-name="ListLabel 253" style:family="text">
      <style:text-properties style:text-underline-style="none"/>
    </style:style>
    <style:style style:name="ListLabel_20_254" style:display-name="ListLabel 254" style:family="text">
      <style:text-properties style:text-underline-style="none"/>
    </style:style>
    <style:style style:name="ListLabel_20_255" style:display-name="ListLabel 255" style:family="text">
      <style:text-properties style:text-underline-style="none"/>
    </style:style>
    <style:style style:name="ListLabel_20_256" style:display-name="ListLabel 256" style:family="text">
      <style:text-properties style:text-underline-style="none"/>
    </style:style>
    <style:style style:name="ListLabel_20_257" style:display-name="ListLabel 257" style:family="text">
      <style:text-properties style:text-underline-style="none"/>
    </style:style>
    <style:style style:name="ListLabel_20_258" style:display-name="ListLabel 258" style:family="text">
      <style:text-properties style:text-underline-style="none"/>
    </style:style>
    <style:style style:name="ListLabel_20_259" style:display-name="ListLabel 259" style:family="text">
      <style:text-properties style:text-underline-style="none"/>
    </style:style>
    <style:style style:name="ListLabel_20_260" style:display-name="ListLabel 260" style:family="text">
      <style:text-properties style:text-underline-style="none"/>
    </style:style>
    <style:style style:name="ListLabel_20_261" style:display-name="ListLabel 261" style:family="text">
      <style:text-properties style:text-underline-style="none"/>
    </style:style>
    <style:style style:name="ListLabel_20_262" style:display-name="ListLabel 262" style:family="text">
      <style:text-properties style:text-underline-style="none"/>
    </style:style>
    <style:style style:name="ListLabel_20_263" style:display-name="ListLabel 263" style:family="text">
      <style:text-properties style:text-underline-style="none"/>
    </style:style>
    <style:style style:name="ListLabel_20_264" style:display-name="ListLabel 264" style:family="text">
      <style:text-properties style:text-underline-style="none"/>
    </style:style>
    <style:style style:name="ListLabel_20_265" style:display-name="ListLabel 265" style:family="text">
      <style:text-properties style:text-underline-style="none"/>
    </style:style>
    <style:style style:name="ListLabel_20_266" style:display-name="ListLabel 266" style:family="text">
      <style:text-properties style:text-underline-style="none"/>
    </style:style>
    <style:style style:name="ListLabel_20_267" style:display-name="ListLabel 267" style:family="text">
      <style:text-properties style:text-underline-style="none"/>
    </style:style>
    <style:style style:name="ListLabel_20_268" style:display-name="ListLabel 268" style:family="text">
      <style:text-properties style:text-underline-style="none"/>
    </style:style>
    <style:style style:name="ListLabel_20_269" style:display-name="ListLabel 269" style:family="text">
      <style:text-properties style:text-underline-style="none"/>
    </style:style>
    <style:style style:name="ListLabel_20_270" style:display-name="ListLabel 270" style:family="text">
      <style:text-properties style:text-underline-style="none"/>
    </style:style>
    <style:style style:name="ListLabel_20_271" style:display-name="ListLabel 271" style:family="text">
      <style:text-properties style:text-underline-style="none"/>
    </style:style>
    <style:style style:name="ListLabel_20_272" style:display-name="ListLabel 272" style:family="text">
      <style:text-properties style:text-underline-style="none"/>
    </style:style>
    <style:style style:name="ListLabel_20_273" style:display-name="ListLabel 273" style:family="text">
      <style:text-properties style:text-underline-style="none"/>
    </style:style>
    <style:style style:name="ListLabel_20_274" style:display-name="ListLabel 274" style:family="text">
      <style:text-properties style:text-underline-style="none"/>
    </style:style>
    <style:style style:name="ListLabel_20_275" style:display-name="ListLabel 275" style:family="text">
      <style:text-properties style:text-underline-style="none"/>
    </style:style>
    <style:style style:name="ListLabel_20_276" style:display-name="ListLabel 276" style:family="text">
      <style:text-properties style:text-underline-style="none"/>
    </style:style>
    <style:style style:name="ListLabel_20_277" style:display-name="ListLabel 277" style:family="text">
      <style:text-properties style:text-underline-style="none"/>
    </style:style>
    <style:style style:name="ListLabel_20_278" style:display-name="ListLabel 278" style:family="text">
      <style:text-properties style:text-underline-style="none"/>
    </style:style>
    <style:style style:name="ListLabel_20_279" style:display-name="ListLabel 279" style:family="text">
      <style:text-properties style:text-underline-style="none"/>
    </style:style>
    <style:style style:name="ListLabel_20_280" style:display-name="ListLabel 280" style:family="text">
      <style:text-properties style:text-underline-style="none"/>
    </style:style>
    <style:style style:name="ListLabel_20_281" style:display-name="ListLabel 281" style:family="text">
      <style:text-properties style:text-underline-style="none"/>
    </style:style>
    <style:style style:name="ListLabel_20_282" style:display-name="ListLabel 282" style:family="text">
      <style:text-properties style:text-underline-style="none"/>
    </style:style>
    <style:style style:name="ListLabel_20_283" style:display-name="ListLabel 283" style:family="text">
      <style:text-properties style:text-underline-style="none"/>
    </style:style>
    <style:style style:name="ListLabel_20_284" style:display-name="ListLabel 284" style:family="text">
      <style:text-properties style:text-underline-style="none"/>
    </style:style>
    <style:style style:name="ListLabel_20_285" style:display-name="ListLabel 285" style:family="text">
      <style:text-properties style:text-underline-style="none"/>
    </style:style>
    <style:style style:name="ListLabel_20_286" style:display-name="ListLabel 286" style:family="text">
      <style:text-properties style:text-underline-style="none"/>
    </style:style>
    <style:style style:name="ListLabel_20_287" style:display-name="ListLabel 287" style:family="text">
      <style:text-properties style:text-underline-style="none"/>
    </style:style>
    <style:style style:name="ListLabel_20_288" style:display-name="ListLabel 288" style:family="text">
      <style:text-properties style:text-underline-style="none"/>
    </style:style>
    <style:style style:name="ListLabel_20_289" style:display-name="ListLabel 289" style:family="text">
      <style:text-properties style:text-underline-style="none"/>
    </style:style>
    <style:style style:name="ListLabel_20_290" style:display-name="ListLabel 290" style:family="text">
      <style:text-properties style:text-underline-style="none"/>
    </style:style>
    <style:style style:name="ListLabel_20_291" style:display-name="ListLabel 291" style:family="text">
      <style:text-properties style:text-underline-style="none"/>
    </style:style>
    <style:style style:name="ListLabel_20_292" style:display-name="ListLabel 292" style:family="text">
      <style:text-properties style:text-underline-style="none"/>
    </style:style>
    <style:style style:name="ListLabel_20_293" style:display-name="ListLabel 293" style:family="text">
      <style:text-properties style:text-underline-style="none"/>
    </style:style>
    <style:style style:name="ListLabel_20_294" style:display-name="ListLabel 294" style:family="text">
      <style:text-properties style:text-underline-style="none"/>
    </style:style>
    <style:style style:name="ListLabel_20_295" style:display-name="ListLabel 295" style:family="text">
      <style:text-properties style:text-underline-style="none"/>
    </style:style>
    <style:style style:name="ListLabel_20_296" style:display-name="ListLabel 296" style:family="text">
      <style:text-properties style:text-underline-style="none"/>
    </style:style>
    <style:style style:name="ListLabel_20_297" style:display-name="ListLabel 297" style:family="text">
      <style:text-properties style:text-underline-style="none"/>
    </style:style>
    <style:style style:name="ListLabel_20_298" style:display-name="ListLabel 298" style:family="text">
      <style:text-properties style:text-underline-style="none"/>
    </style:style>
    <style:style style:name="ListLabel_20_299" style:display-name="ListLabel 299" style:family="text">
      <style:text-properties style:text-underline-style="none"/>
    </style:style>
    <style:style style:name="ListLabel_20_300" style:display-name="ListLabel 300" style:family="text">
      <style:text-properties style:text-underline-style="none"/>
    </style:style>
    <style:style style:name="ListLabel_20_301" style:display-name="ListLabel 301" style:family="text">
      <style:text-properties style:text-underline-style="none"/>
    </style:style>
    <style:style style:name="ListLabel_20_302" style:display-name="ListLabel 302" style:family="text">
      <style:text-properties style:text-underline-style="none"/>
    </style:style>
    <style:style style:name="ListLabel_20_303" style:display-name="ListLabel 303" style:family="text">
      <style:text-properties style:text-underline-style="none"/>
    </style:style>
    <style:style style:name="ListLabel_20_304" style:display-name="ListLabel 304" style:family="text">
      <style:text-properties style:text-underline-style="none"/>
    </style:style>
    <style:style style:name="ListLabel_20_305" style:display-name="ListLabel 305" style:family="text">
      <style:text-properties style:text-underline-style="none"/>
    </style:style>
    <style:style style:name="ListLabel_20_306" style:display-name="ListLabel 306" style:family="text">
      <style:text-properties style:text-underline-style="none"/>
    </style:style>
    <style:style style:name="ListLabel_20_307" style:display-name="ListLabel 307" style:family="text">
      <style:text-properties style:text-underline-style="none"/>
    </style:style>
    <style:style style:name="ListLabel_20_308" style:display-name="ListLabel 308" style:family="text">
      <style:text-properties style:text-underline-style="none"/>
    </style:style>
    <style:style style:name="ListLabel_20_309" style:display-name="ListLabel 309" style:family="text">
      <style:text-properties style:text-underline-style="none"/>
    </style:style>
    <style:style style:name="ListLabel_20_310" style:display-name="ListLabel 310" style:family="text">
      <style:text-properties style:text-underline-style="none"/>
    </style:style>
    <style:style style:name="ListLabel_20_311" style:display-name="ListLabel 311" style:family="text">
      <style:text-properties style:text-underline-style="none"/>
    </style:style>
    <style:style style:name="ListLabel_20_312" style:display-name="ListLabel 312" style:family="text">
      <style:text-properties style:text-underline-style="none"/>
    </style:style>
    <style:style style:name="ListLabel_20_313" style:display-name="ListLabel 313" style:family="text">
      <style:text-properties style:text-underline-style="none"/>
    </style:style>
    <style:style style:name="ListLabel_20_314" style:display-name="ListLabel 314" style:family="text">
      <style:text-properties style:text-underline-style="none"/>
    </style:style>
    <style:style style:name="ListLabel_20_315" style:display-name="ListLabel 315" style:family="text">
      <style:text-properties style:text-underline-style="none"/>
    </style:style>
    <style:style style:name="ListLabel_20_316" style:display-name="ListLabel 316" style:family="text">
      <style:text-properties style:text-underline-style="none"/>
    </style:style>
    <style:style style:name="ListLabel_20_317" style:display-name="ListLabel 317" style:family="text">
      <style:text-properties style:text-underline-style="none"/>
    </style:style>
    <style:style style:name="ListLabel_20_318" style:display-name="ListLabel 318" style:family="text">
      <style:text-properties style:text-underline-style="none"/>
    </style:style>
    <style:style style:name="ListLabel_20_319" style:display-name="ListLabel 319" style:family="text">
      <style:text-properties style:text-underline-style="none"/>
    </style:style>
    <style:style style:name="ListLabel_20_320" style:display-name="ListLabel 320" style:family="text">
      <style:text-properties style:text-underline-style="none"/>
    </style:style>
    <style:style style:name="ListLabel_20_321" style:display-name="ListLabel 321" style:family="text">
      <style:text-properties style:text-underline-style="none"/>
    </style:style>
    <style:style style:name="ListLabel_20_322" style:display-name="ListLabel 322" style:family="text">
      <style:text-properties style:text-underline-style="none"/>
    </style:style>
    <style:style style:name="ListLabel_20_323" style:display-name="ListLabel 323" style:family="text">
      <style:text-properties style:text-underline-style="none"/>
    </style:style>
    <style:style style:name="ListLabel_20_324" style:display-name="ListLabel 324" style:family="text">
      <style:text-properties style:text-underline-style="none"/>
    </style:style>
    <style:style style:name="ListLabel_20_325" style:display-name="ListLabel 325" style:family="text">
      <style:text-properties style:text-underline-style="none"/>
    </style:style>
    <style:style style:name="ListLabel_20_326" style:display-name="ListLabel 326" style:family="text">
      <style:text-properties style:text-underline-style="none"/>
    </style:style>
    <style:style style:name="ListLabel_20_327" style:display-name="ListLabel 327" style:family="text">
      <style:text-properties style:text-underline-style="none"/>
    </style:style>
    <style:style style:name="ListLabel_20_328" style:display-name="ListLabel 328" style:family="text">
      <style:text-properties style:text-underline-style="none"/>
    </style:style>
    <style:style style:name="ListLabel_20_329" style:display-name="ListLabel 329" style:family="text">
      <style:text-properties style:text-underline-style="none"/>
    </style:style>
    <style:style style:name="ListLabel_20_330" style:display-name="ListLabel 330" style:family="text">
      <style:text-properties style:text-underline-style="none"/>
    </style:style>
    <style:style style:name="ListLabel_20_331" style:display-name="ListLabel 331" style:family="text">
      <style:text-properties style:text-underline-style="none"/>
    </style:style>
    <style:style style:name="ListLabel_20_332" style:display-name="ListLabel 332" style:family="text">
      <style:text-properties style:text-underline-style="none"/>
    </style:style>
    <style:style style:name="ListLabel_20_333" style:display-name="ListLabel 333" style:family="text">
      <style:text-properties style:text-underline-style="none"/>
    </style:style>
    <style:style style:name="ListLabel_20_334" style:display-name="ListLabel 334" style:family="text">
      <style:text-properties style:text-underline-style="none"/>
    </style:style>
    <style:style style:name="ListLabel_20_335" style:display-name="ListLabel 335" style:family="text">
      <style:text-properties style:text-underline-style="none"/>
    </style:style>
    <style:style style:name="ListLabel_20_336" style:display-name="ListLabel 336" style:family="text">
      <style:text-properties style:text-underline-style="none"/>
    </style:style>
    <style:style style:name="ListLabel_20_337" style:display-name="ListLabel 337" style:family="text">
      <style:text-properties style:text-underline-style="none"/>
    </style:style>
    <style:style style:name="ListLabel_20_338" style:display-name="ListLabel 338" style:family="text">
      <style:text-properties style:text-underline-style="none"/>
    </style:style>
    <style:style style:name="ListLabel_20_339" style:display-name="ListLabel 339" style:family="text">
      <style:text-properties style:text-underline-style="none"/>
    </style:style>
    <style:style style:name="ListLabel_20_340" style:display-name="ListLabel 340" style:family="text">
      <style:text-properties style:text-underline-style="none"/>
    </style:style>
    <style:style style:name="ListLabel_20_341" style:display-name="ListLabel 341" style:family="text">
      <style:text-properties style:text-underline-style="none"/>
    </style:style>
    <style:style style:name="ListLabel_20_342" style:display-name="ListLabel 342" style:family="text">
      <style:text-properties style:text-underline-style="none"/>
    </style:style>
    <style:style style:name="ListLabel_20_343" style:display-name="ListLabel 343" style:family="text">
      <style:text-properties style:text-underline-style="none"/>
    </style:style>
    <style:style style:name="ListLabel_20_344" style:display-name="ListLabel 344" style:family="text">
      <style:text-properties style:text-underline-style="none"/>
    </style:style>
    <style:style style:name="ListLabel_20_345" style:display-name="ListLabel 345" style:family="text">
      <style:text-properties style:text-underline-style="none"/>
    </style:style>
    <style:style style:name="ListLabel_20_346" style:display-name="ListLabel 346" style:family="text">
      <style:text-properties style:text-underline-style="none"/>
    </style:style>
    <style:style style:name="ListLabel_20_347" style:display-name="ListLabel 347" style:family="text">
      <style:text-properties style:text-underline-style="none"/>
    </style:style>
    <style:style style:name="ListLabel_20_348" style:display-name="ListLabel 348" style:family="text">
      <style:text-properties style:text-underline-style="none"/>
    </style:style>
    <style:style style:name="ListLabel_20_349" style:display-name="ListLabel 349" style:family="text">
      <style:text-properties style:text-underline-style="none"/>
    </style:style>
    <style:style style:name="ListLabel_20_350" style:display-name="ListLabel 350" style:family="text">
      <style:text-properties style:text-underline-style="none"/>
    </style:style>
    <style:style style:name="ListLabel_20_351" style:display-name="ListLabel 351" style:family="text">
      <style:text-properties style:text-underline-style="none"/>
    </style:style>
    <style:style style:name="ListLabel_20_352" style:display-name="ListLabel 352" style:family="text">
      <style:text-properties style:text-underline-style="none"/>
    </style:style>
    <style:style style:name="ListLabel_20_353" style:display-name="ListLabel 353" style:family="text">
      <style:text-properties style:text-underline-style="none"/>
    </style:style>
    <style:style style:name="ListLabel_20_354" style:display-name="ListLabel 354" style:family="text">
      <style:text-properties style:text-underline-style="none"/>
    </style:style>
    <style:style style:name="ListLabel_20_355" style:display-name="ListLabel 355" style:family="text">
      <style:text-properties style:text-underline-style="none"/>
    </style:style>
    <style:style style:name="ListLabel_20_356" style:display-name="ListLabel 356" style:family="text">
      <style:text-properties style:text-underline-style="none"/>
    </style:style>
    <style:style style:name="ListLabel_20_357" style:display-name="ListLabel 357" style:family="text">
      <style:text-properties style:text-underline-style="none"/>
    </style:style>
    <style:style style:name="ListLabel_20_358" style:display-name="ListLabel 358" style:family="text">
      <style:text-properties style:text-underline-style="none"/>
    </style:style>
    <style:style style:name="ListLabel_20_359" style:display-name="ListLabel 359" style:family="text">
      <style:text-properties style:text-underline-style="none"/>
    </style:style>
    <style:style style:name="ListLabel_20_360" style:display-name="ListLabel 360" style:family="text">
      <style:text-properties style:text-underline-style="none"/>
    </style:style>
    <style:style style:name="ListLabel_20_361" style:display-name="ListLabel 361" style:family="text">
      <style:text-properties style:text-underline-style="none"/>
    </style:style>
    <style:style style:name="ListLabel_20_362" style:display-name="ListLabel 362" style:family="text">
      <style:text-properties style:text-underline-style="none"/>
    </style:style>
    <style:style style:name="ListLabel_20_363" style:display-name="ListLabel 363" style:family="text">
      <style:text-properties style:text-underline-style="none"/>
    </style:style>
    <style:style style:name="ListLabel_20_364" style:display-name="ListLabel 364" style:family="text">
      <style:text-properties style:text-underline-style="none"/>
    </style:style>
    <style:style style:name="ListLabel_20_365" style:display-name="ListLabel 365" style:family="text">
      <style:text-properties style:text-underline-style="none"/>
    </style:style>
    <style:style style:name="ListLabel_20_366" style:display-name="ListLabel 366" style:family="text">
      <style:text-properties style:text-underline-style="none"/>
    </style:style>
    <style:style style:name="ListLabel_20_367" style:display-name="ListLabel 367" style:family="text">
      <style:text-properties style:text-underline-style="none"/>
    </style:style>
    <style:style style:name="ListLabel_20_368" style:display-name="ListLabel 368" style:family="text">
      <style:text-properties style:text-underline-style="none"/>
    </style:style>
    <style:style style:name="ListLabel_20_369" style:display-name="ListLabel 369" style:family="text">
      <style:text-properties style:text-underline-style="none"/>
    </style:style>
    <style:style style:name="ListLabel_20_370" style:display-name="ListLabel 370" style:family="text">
      <style:text-properties style:text-underline-style="none"/>
    </style:style>
    <style:style style:name="ListLabel_20_371" style:display-name="ListLabel 371" style:family="text">
      <style:text-properties style:text-underline-style="none"/>
    </style:style>
    <style:style style:name="ListLabel_20_372" style:display-name="ListLabel 372" style:family="text">
      <style:text-properties style:text-underline-style="none"/>
    </style:style>
    <style:style style:name="ListLabel_20_373" style:display-name="ListLabel 373" style:family="text">
      <style:text-properties style:text-underline-style="none"/>
    </style:style>
    <style:style style:name="ListLabel_20_374" style:display-name="ListLabel 374" style:family="text">
      <style:text-properties style:text-underline-style="none"/>
    </style:style>
    <style:style style:name="ListLabel_20_375" style:display-name="ListLabel 375" style:family="text">
      <style:text-properties style:text-underline-style="none"/>
    </style:style>
    <style:style style:name="ListLabel_20_376" style:display-name="ListLabel 376" style:family="text">
      <style:text-properties style:text-underline-style="none"/>
    </style:style>
    <style:style style:name="ListLabel_20_377" style:display-name="ListLabel 377" style:family="text">
      <style:text-properties style:text-underline-style="none"/>
    </style:style>
    <style:style style:name="ListLabel_20_378" style:display-name="ListLabel 378" style:family="text">
      <style:text-properties style:text-underline-style="none"/>
    </style:style>
    <style:style style:name="ListLabel_20_379" style:display-name="ListLabel 379" style:family="text">
      <style:text-properties style:text-underline-style="none"/>
    </style:style>
    <style:style style:name="ListLabel_20_380" style:display-name="ListLabel 380" style:family="text">
      <style:text-properties style:text-underline-style="none"/>
    </style:style>
    <style:style style:name="ListLabel_20_381" style:display-name="ListLabel 381" style:family="text">
      <style:text-properties style:text-underline-style="none"/>
    </style:style>
    <style:style style:name="ListLabel_20_382" style:display-name="ListLabel 382" style:family="text">
      <style:text-properties style:text-underline-style="none"/>
    </style:style>
    <style:style style:name="ListLabel_20_383" style:display-name="ListLabel 383" style:family="text">
      <style:text-properties style:text-underline-style="none"/>
    </style:style>
    <style:style style:name="ListLabel_20_384" style:display-name="ListLabel 384" style:family="text">
      <style:text-properties style:text-underline-style="none"/>
    </style:style>
    <style:style style:name="ListLabel_20_385" style:display-name="ListLabel 385" style:family="text">
      <style:text-properties style:text-underline-style="none"/>
    </style:style>
    <style:style style:name="ListLabel_20_386" style:display-name="ListLabel 386" style:family="text">
      <style:text-properties style:text-underline-style="none"/>
    </style:style>
    <style:style style:name="ListLabel_20_387" style:display-name="ListLabel 387" style:family="text">
      <style:text-properties style:text-underline-style="none"/>
    </style:style>
    <style:style style:name="ListLabel_20_388" style:display-name="ListLabel 388" style:family="text">
      <style:text-properties style:text-underline-style="none"/>
    </style:style>
    <style:style style:name="ListLabel_20_389" style:display-name="ListLabel 389" style:family="text">
      <style:text-properties style:text-underline-style="none"/>
    </style:style>
    <style:style style:name="ListLabel_20_390" style:display-name="ListLabel 390" style:family="text">
      <style:text-properties style:text-underline-style="none"/>
    </style:style>
    <style:style style:name="ListLabel_20_391" style:display-name="ListLabel 391" style:family="text">
      <style:text-properties style:text-underline-style="none"/>
    </style:style>
    <style:style style:name="ListLabel_20_392" style:display-name="ListLabel 392" style:family="text">
      <style:text-properties style:text-underline-style="none"/>
    </style:style>
    <style:style style:name="ListLabel_20_393" style:display-name="ListLabel 393" style:family="text">
      <style:text-properties style:text-underline-style="none"/>
    </style:style>
    <style:style style:name="ListLabel_20_394" style:display-name="ListLabel 394" style:family="text">
      <style:text-properties style:text-underline-style="none"/>
    </style:style>
    <style:style style:name="ListLabel_20_395" style:display-name="ListLabel 395" style:family="text">
      <style:text-properties style:text-underline-style="none"/>
    </style:style>
    <style:style style:name="ListLabel_20_396" style:display-name="ListLabel 396" style:family="text">
      <style:text-properties style:text-underline-style="none"/>
    </style:style>
    <style:style style:name="ListLabel_20_397" style:display-name="ListLabel 397" style:family="text">
      <style:text-properties style:text-underline-style="none"/>
    </style:style>
    <style:style style:name="ListLabel_20_398" style:display-name="ListLabel 398" style:family="text">
      <style:text-properties style:text-underline-style="none"/>
    </style:style>
    <style:style style:name="ListLabel_20_399" style:display-name="ListLabel 399" style:family="text">
      <style:text-properties style:text-underline-style="none"/>
    </style:style>
    <style:style style:name="ListLabel_20_400" style:display-name="ListLabel 400" style:family="text">
      <style:text-properties style:text-underline-style="none"/>
    </style:style>
    <style:style style:name="ListLabel_20_401" style:display-name="ListLabel 401" style:family="text">
      <style:text-properties style:text-underline-style="none"/>
    </style:style>
    <style:style style:name="ListLabel_20_402" style:display-name="ListLabel 402" style:family="text">
      <style:text-properties style:text-underline-style="none"/>
    </style:style>
    <style:style style:name="ListLabel_20_403" style:display-name="ListLabel 403" style:family="text">
      <style:text-properties style:text-underline-style="none"/>
    </style:style>
    <style:style style:name="ListLabel_20_404" style:display-name="ListLabel 404" style:family="text">
      <style:text-properties style:text-underline-style="none"/>
    </style:style>
    <style:style style:name="ListLabel_20_405" style:display-name="ListLabel 405" style:family="text">
      <style:text-properties style:text-underline-style="none"/>
    </style:style>
    <style:style style:name="ListLabel_20_406" style:display-name="ListLabel 406" style:family="text">
      <style:text-properties style:text-underline-style="none"/>
    </style:style>
    <style:style style:name="ListLabel_20_407" style:display-name="ListLabel 407" style:family="text">
      <style:text-properties style:text-underline-style="none"/>
    </style:style>
    <style:style style:name="ListLabel_20_408" style:display-name="ListLabel 408" style:family="text">
      <style:text-properties style:text-underline-style="none"/>
    </style:style>
    <style:style style:name="ListLabel_20_409" style:display-name="ListLabel 409" style:family="text">
      <style:text-properties style:text-underline-style="none"/>
    </style:style>
    <style:style style:name="ListLabel_20_410" style:display-name="ListLabel 410" style:family="text">
      <style:text-properties style:text-underline-style="none"/>
    </style:style>
    <style:style style:name="ListLabel_20_411" style:display-name="ListLabel 411" style:family="text">
      <style:text-properties style:text-underline-style="none"/>
    </style:style>
    <style:style style:name="ListLabel_20_412" style:display-name="ListLabel 412" style:family="text">
      <style:text-properties style:text-underline-style="none"/>
    </style:style>
    <style:style style:name="ListLabel_20_413" style:display-name="ListLabel 413" style:family="text">
      <style:text-properties style:text-underline-style="none"/>
    </style:style>
    <style:style style:name="ListLabel_20_414" style:display-name="ListLabel 414" style:family="text">
      <style:text-properties style:text-underline-style="none"/>
    </style:style>
    <style:style style:name="ListLabel_20_415" style:display-name="ListLabel 415" style:family="text">
      <style:text-properties style:text-underline-style="none"/>
    </style:style>
    <style:style style:name="ListLabel_20_416" style:display-name="ListLabel 416" style:family="text">
      <style:text-properties style:text-underline-style="none"/>
    </style:style>
    <style:style style:name="ListLabel_20_417" style:display-name="ListLabel 417" style:family="text">
      <style:text-properties style:text-underline-style="none"/>
    </style:style>
    <style:style style:name="ListLabel_20_418" style:display-name="ListLabel 418" style:family="text">
      <style:text-properties style:text-underline-style="none"/>
    </style:style>
    <style:style style:name="ListLabel_20_419" style:display-name="ListLabel 419" style:family="text">
      <style:text-properties style:text-underline-style="none"/>
    </style:style>
    <style:style style:name="ListLabel_20_420" style:display-name="ListLabel 420" style:family="text">
      <style:text-properties style:text-underline-style="none"/>
    </style:style>
    <style:style style:name="ListLabel_20_421" style:display-name="ListLabel 421" style:family="text">
      <style:text-properties style:text-underline-style="none"/>
    </style:style>
    <style:style style:name="ListLabel_20_422" style:display-name="ListLabel 422" style:family="text">
      <style:text-properties style:text-underline-style="none"/>
    </style:style>
    <style:style style:name="ListLabel_20_423" style:display-name="ListLabel 423" style:family="text">
      <style:text-properties style:text-underline-style="none"/>
    </style:style>
    <style:style style:name="ListLabel_20_424" style:display-name="ListLabel 424" style:family="text">
      <style:text-properties style:text-underline-style="none"/>
    </style:style>
    <style:style style:name="ListLabel_20_425" style:display-name="ListLabel 425" style:family="text">
      <style:text-properties style:text-underline-style="none"/>
    </style:style>
    <style:style style:name="ListLabel_20_426" style:display-name="ListLabel 426" style:family="text">
      <style:text-properties style:text-underline-style="none"/>
    </style:style>
    <style:style style:name="ListLabel_20_427" style:display-name="ListLabel 427" style:family="text">
      <style:text-properties style:text-underline-style="none"/>
    </style:style>
    <style:style style:name="ListLabel_20_428" style:display-name="ListLabel 428" style:family="text">
      <style:text-properties style:text-underline-style="none"/>
    </style:style>
    <style:style style:name="ListLabel_20_429" style:display-name="ListLabel 429" style:family="text">
      <style:text-properties style:text-underline-style="none"/>
    </style:style>
    <style:style style:name="ListLabel_20_430" style:display-name="ListLabel 430" style:family="text">
      <style:text-properties style:text-underline-style="none"/>
    </style:style>
    <style:style style:name="ListLabel_20_431" style:display-name="ListLabel 431" style:family="text">
      <style:text-properties style:text-underline-style="none"/>
    </style:style>
    <style:style style:name="ListLabel_20_432" style:display-name="ListLabel 432" style:family="text">
      <style:text-properties style:text-underline-style="none"/>
    </style:style>
    <style:style style:name="ListLabel_20_433" style:display-name="ListLabel 433" style:family="text">
      <style:text-properties style:text-underline-style="none"/>
    </style:style>
    <style:style style:name="ListLabel_20_434" style:display-name="ListLabel 434" style:family="text">
      <style:text-properties style:text-underline-style="none"/>
    </style:style>
    <style:style style:name="ListLabel_20_435" style:display-name="ListLabel 435" style:family="text">
      <style:text-properties style:text-underline-style="none"/>
    </style:style>
    <style:style style:name="ListLabel_20_436" style:display-name="ListLabel 436" style:family="text">
      <style:text-properties style:text-underline-style="none"/>
    </style:style>
    <style:style style:name="ListLabel_20_437" style:display-name="ListLabel 437" style:family="text">
      <style:text-properties style:text-underline-style="none"/>
    </style:style>
    <style:style style:name="ListLabel_20_438" style:display-name="ListLabel 438" style:family="text">
      <style:text-properties style:text-underline-style="none"/>
    </style:style>
    <style:style style:name="ListLabel_20_439" style:display-name="ListLabel 439" style:family="text">
      <style:text-properties style:text-underline-style="none"/>
    </style:style>
    <style:style style:name="ListLabel_20_440" style:display-name="ListLabel 440" style:family="text">
      <style:text-properties style:text-underline-style="none"/>
    </style:style>
    <style:style style:name="ListLabel_20_441" style:display-name="ListLabel 441" style:family="text">
      <style:text-properties style:text-underline-style="none"/>
    </style:style>
    <style:style style:name="ListLabel_20_442" style:display-name="ListLabel 442" style:family="text">
      <style:text-properties style:text-underline-style="none"/>
    </style:style>
    <style:style style:name="ListLabel_20_443" style:display-name="ListLabel 443" style:family="text">
      <style:text-properties style:text-underline-style="none"/>
    </style:style>
    <style:style style:name="ListLabel_20_444" style:display-name="ListLabel 444" style:family="text">
      <style:text-properties style:text-underline-style="none"/>
    </style:style>
    <style:style style:name="ListLabel_20_445" style:display-name="ListLabel 445" style:family="text">
      <style:text-properties style:text-underline-style="none"/>
    </style:style>
    <style:style style:name="ListLabel_20_446" style:display-name="ListLabel 446" style:family="text">
      <style:text-properties style:text-underline-style="none"/>
    </style:style>
    <style:style style:name="ListLabel_20_447" style:display-name="ListLabel 447" style:family="text">
      <style:text-properties style:text-underline-style="none"/>
    </style:style>
    <style:style style:name="ListLabel_20_448" style:display-name="ListLabel 448" style:family="text">
      <style:text-properties style:text-underline-style="none"/>
    </style:style>
    <style:style style:name="ListLabel_20_449" style:display-name="ListLabel 449" style:family="text">
      <style:text-properties style:text-underline-style="none"/>
    </style:style>
    <style:style style:name="ListLabel_20_450" style:display-name="ListLabel 450" style:family="text">
      <style:text-properties style:text-underline-style="none"/>
    </style:style>
    <style:style style:name="ListLabel_20_451" style:display-name="ListLabel 451" style:family="text">
      <style:text-properties style:text-underline-style="none"/>
    </style:style>
    <style:style style:name="ListLabel_20_452" style:display-name="ListLabel 452" style:family="text">
      <style:text-properties style:text-underline-style="none"/>
    </style:style>
    <style:style style:name="ListLabel_20_453" style:display-name="ListLabel 453" style:family="text">
      <style:text-properties style:text-underline-style="none"/>
    </style:style>
    <style:style style:name="ListLabel_20_454" style:display-name="ListLabel 454" style:family="text">
      <style:text-properties style:text-underline-style="none"/>
    </style:style>
    <style:style style:name="ListLabel_20_455" style:display-name="ListLabel 455" style:family="text">
      <style:text-properties style:text-underline-style="none"/>
    </style:style>
    <style:style style:name="ListLabel_20_456" style:display-name="ListLabel 456" style:family="text">
      <style:text-properties style:text-underline-style="none"/>
    </style:style>
    <style:style style:name="ListLabel_20_457" style:display-name="ListLabel 457" style:family="text">
      <style:text-properties style:text-underline-style="none"/>
    </style:style>
    <style:style style:name="ListLabel_20_458" style:display-name="ListLabel 458" style:family="text">
      <style:text-properties style:text-underline-style="none"/>
    </style:style>
    <style:style style:name="ListLabel_20_459" style:display-name="ListLabel 459" style:family="text">
      <style:text-properties style:text-underline-style="none"/>
    </style:style>
    <style:style style:name="ListLabel_20_460" style:display-name="ListLabel 460" style:family="text">
      <style:text-properties style:text-underline-style="none"/>
    </style:style>
    <style:style style:name="ListLabel_20_461" style:display-name="ListLabel 461" style:family="text">
      <style:text-properties style:text-underline-style="none"/>
    </style:style>
    <style:style style:name="ListLabel_20_462" style:display-name="ListLabel 462" style:family="text">
      <style:text-properties style:text-underline-style="none"/>
    </style:style>
    <style:style style:name="ListLabel_20_463" style:display-name="ListLabel 463" style:family="text">
      <style:text-properties style:text-underline-style="none"/>
    </style:style>
    <style:style style:name="ListLabel_20_464" style:display-name="ListLabel 464" style:family="text">
      <style:text-properties style:text-underline-style="none"/>
    </style:style>
    <style:style style:name="ListLabel_20_465" style:display-name="ListLabel 465" style:family="text">
      <style:text-properties style:text-underline-style="none"/>
    </style:style>
    <style:style style:name="ListLabel_20_466" style:display-name="ListLabel 466" style:family="text">
      <style:text-properties style:text-underline-style="none"/>
    </style:style>
    <style:style style:name="ListLabel_20_467" style:display-name="ListLabel 467" style:family="text">
      <style:text-properties style:text-underline-style="none"/>
    </style:style>
    <style:style style:name="ListLabel_20_468" style:display-name="ListLabel 468" style:family="text">
      <style:text-properties style:text-underline-style="none"/>
    </style:style>
    <style:style style:name="ListLabel_20_469" style:display-name="ListLabel 469" style:family="text">
      <style:text-properties style:text-underline-style="none"/>
    </style:style>
    <style:style style:name="ListLabel_20_470" style:display-name="ListLabel 470" style:family="text">
      <style:text-properties style:text-underline-style="none"/>
    </style:style>
    <style:style style:name="ListLabel_20_471" style:display-name="ListLabel 471" style:family="text">
      <style:text-properties style:text-underline-style="none"/>
    </style:style>
    <style:style style:name="ListLabel_20_472" style:display-name="ListLabel 472" style:family="text">
      <style:text-properties style:text-underline-style="none"/>
    </style:style>
    <style:style style:name="ListLabel_20_473" style:display-name="ListLabel 473" style:family="text">
      <style:text-properties style:text-underline-style="none"/>
    </style:style>
    <style:style style:name="ListLabel_20_474" style:display-name="ListLabel 474" style:family="text">
      <style:text-properties style:text-underline-style="none"/>
    </style:style>
    <style:style style:name="ListLabel_20_475" style:display-name="ListLabel 475" style:family="text">
      <style:text-properties style:text-underline-style="none"/>
    </style:style>
    <style:style style:name="ListLabel_20_476" style:display-name="ListLabel 476" style:family="text">
      <style:text-properties style:text-underline-style="none"/>
    </style:style>
    <style:style style:name="ListLabel_20_477" style:display-name="ListLabel 477" style:family="text">
      <style:text-properties style:text-underline-style="none"/>
    </style:style>
    <style:style style:name="ListLabel_20_478" style:display-name="ListLabel 478" style:family="text">
      <style:text-properties style:text-underline-style="none"/>
    </style:style>
    <style:style style:name="ListLabel_20_479" style:display-name="ListLabel 479" style:family="text">
      <style:text-properties style:text-underline-style="none"/>
    </style:style>
    <style:style style:name="ListLabel_20_480" style:display-name="ListLabel 480" style:family="text">
      <style:text-properties style:text-underline-style="none"/>
    </style:style>
    <style:style style:name="ListLabel_20_481" style:display-name="ListLabel 481" style:family="text">
      <style:text-properties style:text-underline-style="none"/>
    </style:style>
    <style:style style:name="ListLabel_20_482" style:display-name="ListLabel 482" style:family="text">
      <style:text-properties style:text-underline-style="none"/>
    </style:style>
    <style:style style:name="ListLabel_20_483" style:display-name="ListLabel 483" style:family="text">
      <style:text-properties style:text-underline-style="none"/>
    </style:style>
    <style:style style:name="ListLabel_20_484" style:display-name="ListLabel 484" style:family="text">
      <style:text-properties style:text-underline-style="none"/>
    </style:style>
    <style:style style:name="ListLabel_20_485" style:display-name="ListLabel 485" style:family="text">
      <style:text-properties style:text-underline-style="none"/>
    </style:style>
    <style:style style:name="ListLabel_20_486" style:display-name="ListLabel 486" style:family="text">
      <style:text-properties style:text-underline-style="none"/>
    </style:style>
    <style:style style:name="ListLabel_20_487" style:display-name="ListLabel 487" style:family="text">
      <style:text-properties style:text-underline-style="none"/>
    </style:style>
    <style:style style:name="ListLabel_20_488" style:display-name="ListLabel 488" style:family="text">
      <style:text-properties style:text-underline-style="none"/>
    </style:style>
    <style:style style:name="ListLabel_20_489" style:display-name="ListLabel 489" style:family="text">
      <style:text-properties style:text-underline-style="none"/>
    </style:style>
    <style:style style:name="ListLabel_20_490" style:display-name="ListLabel 490" style:family="text">
      <style:text-properties style:text-underline-style="none"/>
    </style:style>
    <style:style style:name="ListLabel_20_491" style:display-name="ListLabel 491" style:family="text">
      <style:text-properties style:text-underline-style="none"/>
    </style:style>
    <style:style style:name="ListLabel_20_492" style:display-name="ListLabel 492" style:family="text">
      <style:text-properties style:text-underline-style="none"/>
    </style:style>
    <style:style style:name="ListLabel_20_493" style:display-name="ListLabel 493" style:family="text">
      <style:text-properties style:text-underline-style="none"/>
    </style:style>
    <style:style style:name="ListLabel_20_494" style:display-name="ListLabel 494" style:family="text">
      <style:text-properties style:text-underline-style="none"/>
    </style:style>
    <style:style style:name="ListLabel_20_495" style:display-name="ListLabel 495" style:family="text">
      <style:text-properties style:text-underline-style="none"/>
    </style:style>
    <style:style style:name="ListLabel_20_496" style:display-name="ListLabel 496" style:family="text">
      <style:text-properties style:text-underline-style="none"/>
    </style:style>
    <style:style style:name="ListLabel_20_497" style:display-name="ListLabel 497" style:family="text">
      <style:text-properties style:text-underline-style="none"/>
    </style:style>
    <style:style style:name="ListLabel_20_498" style:display-name="ListLabel 498" style:family="text">
      <style:text-properties style:text-underline-style="none"/>
    </style:style>
    <style:style style:name="ListLabel_20_499" style:display-name="ListLabel 499" style:family="text">
      <style:text-properties style:text-underline-style="none"/>
    </style:style>
    <style:style style:name="ListLabel_20_500" style:display-name="ListLabel 500" style:family="text">
      <style:text-properties style:text-underline-style="none"/>
    </style:style>
    <style:style style:name="ListLabel_20_501" style:display-name="ListLabel 501" style:family="text">
      <style:text-properties style:text-underline-style="none"/>
    </style:style>
    <style:style style:name="ListLabel_20_502" style:display-name="ListLabel 502" style:family="text">
      <style:text-properties style:text-underline-style="none"/>
    </style:style>
    <style:style style:name="ListLabel_20_503" style:display-name="ListLabel 503" style:family="text">
      <style:text-properties style:text-underline-style="none"/>
    </style:style>
    <style:style style:name="ListLabel_20_504" style:display-name="ListLabel 504" style:family="text">
      <style:text-properties style:text-underline-style="none"/>
    </style:style>
    <style:style style:name="ListLabel_20_505" style:display-name="ListLabel 505" style:family="text">
      <style:text-properties style:text-underline-style="none"/>
    </style:style>
    <style:style style:name="ListLabel_20_506" style:display-name="ListLabel 506" style:family="text">
      <style:text-properties style:text-underline-style="none"/>
    </style:style>
    <style:style style:name="ListLabel_20_507" style:display-name="ListLabel 507" style:family="text">
      <style:text-properties style:text-underline-style="none"/>
    </style:style>
    <style:style style:name="ListLabel_20_508" style:display-name="ListLabel 508" style:family="text">
      <style:text-properties style:text-underline-style="none"/>
    </style:style>
    <style:style style:name="ListLabel_20_509" style:display-name="ListLabel 509" style:family="text">
      <style:text-properties style:text-underline-style="none"/>
    </style:style>
    <style:style style:name="ListLabel_20_510" style:display-name="ListLabel 510" style:family="text">
      <style:text-properties style:text-underline-style="none"/>
    </style:style>
    <style:style style:name="ListLabel_20_511" style:display-name="ListLabel 511" style:family="text">
      <style:text-properties style:text-underline-style="none"/>
    </style:style>
    <style:style style:name="ListLabel_20_512" style:display-name="ListLabel 512" style:family="text">
      <style:text-properties style:text-underline-style="none"/>
    </style:style>
    <style:style style:name="ListLabel_20_513" style:display-name="ListLabel 513" style:family="text">
      <style:text-properties style:text-underline-style="none"/>
    </style:style>
    <style:style style:name="ListLabel_20_514" style:display-name="ListLabel 514" style:family="text">
      <style:text-properties style:text-underline-style="none"/>
    </style:style>
    <style:style style:name="ListLabel_20_515" style:display-name="ListLabel 515" style:family="text">
      <style:text-properties style:text-underline-style="none"/>
    </style:style>
    <style:style style:name="ListLabel_20_516" style:display-name="ListLabel 516" style:family="text">
      <style:text-properties style:text-underline-style="none"/>
    </style:style>
    <style:style style:name="ListLabel_20_517" style:display-name="ListLabel 517" style:family="text">
      <style:text-properties style:text-underline-style="none"/>
    </style:style>
    <style:style style:name="ListLabel_20_518" style:display-name="ListLabel 518" style:family="text">
      <style:text-properties style:text-underline-style="none"/>
    </style:style>
    <style:style style:name="ListLabel_20_519" style:display-name="ListLabel 519" style:family="text">
      <style:text-properties style:text-underline-style="none"/>
    </style:style>
    <style:style style:name="ListLabel_20_520" style:display-name="ListLabel 520" style:family="text">
      <style:text-properties style:text-underline-style="none"/>
    </style:style>
    <style:style style:name="ListLabel_20_521" style:display-name="ListLabel 521" style:family="text">
      <style:text-properties style:text-underline-style="none"/>
    </style:style>
    <style:style style:name="ListLabel_20_522" style:display-name="ListLabel 522" style:family="text">
      <style:text-properties style:text-underline-style="none"/>
    </style:style>
    <style:style style:name="ListLabel_20_523" style:display-name="ListLabel 523" style:family="text">
      <style:text-properties style:text-underline-style="none"/>
    </style:style>
    <style:style style:name="ListLabel_20_524" style:display-name="ListLabel 524" style:family="text">
      <style:text-properties style:text-underline-style="none"/>
    </style:style>
    <style:style style:name="ListLabel_20_525" style:display-name="ListLabel 525" style:family="text">
      <style:text-properties style:text-underline-style="none"/>
    </style:style>
    <style:style style:name="ListLabel_20_526" style:display-name="ListLabel 526" style:family="text">
      <style:text-properties style:text-underline-style="none"/>
    </style:style>
    <style:style style:name="ListLabel_20_527" style:display-name="ListLabel 527" style:family="text">
      <style:text-properties style:text-underline-style="none"/>
    </style:style>
    <style:style style:name="ListLabel_20_528" style:display-name="ListLabel 528" style:family="text">
      <style:text-properties style:text-underline-style="none"/>
    </style:style>
    <style:style style:name="ListLabel_20_529" style:display-name="ListLabel 529" style:family="text">
      <style:text-properties style:text-underline-style="none"/>
    </style:style>
    <style:style style:name="ListLabel_20_530" style:display-name="ListLabel 530" style:family="text">
      <style:text-properties style:text-underline-style="none"/>
    </style:style>
    <style:style style:name="ListLabel_20_531" style:display-name="ListLabel 531" style:family="text">
      <style:text-properties style:text-underline-style="none"/>
    </style:style>
    <style:style style:name="ListLabel_20_532" style:display-name="ListLabel 532" style:family="text">
      <style:text-properties style:text-underline-style="none"/>
    </style:style>
    <style:style style:name="ListLabel_20_533" style:display-name="ListLabel 533" style:family="text">
      <style:text-properties style:text-underline-style="none"/>
    </style:style>
    <style:style style:name="ListLabel_20_534" style:display-name="ListLabel 534" style:family="text">
      <style:text-properties style:text-underline-style="none"/>
    </style:style>
    <style:style style:name="ListLabel_20_535" style:display-name="ListLabel 535" style:family="text">
      <style:text-properties style:text-underline-style="none"/>
    </style:style>
    <style:style style:name="ListLabel_20_536" style:display-name="ListLabel 536" style:family="text">
      <style:text-properties style:text-underline-style="none"/>
    </style:style>
    <style:style style:name="ListLabel_20_537" style:display-name="ListLabel 537" style:family="text">
      <style:text-properties style:text-underline-style="none"/>
    </style:style>
    <style:style style:name="ListLabel_20_538" style:display-name="ListLabel 538" style:family="text">
      <style:text-properties style:text-underline-style="none"/>
    </style:style>
    <style:style style:name="ListLabel_20_539" style:display-name="ListLabel 539" style:family="text">
      <style:text-properties style:text-underline-style="none"/>
    </style:style>
    <style:style style:name="ListLabel_20_540" style:display-name="ListLabel 540" style:family="text">
      <style:text-properties style:text-underline-style="none"/>
    </style:style>
    <style:style style:name="ListLabel_20_541" style:display-name="ListLabel 541" style:family="text">
      <style:text-properties style:text-underline-style="none"/>
    </style:style>
    <style:style style:name="ListLabel_20_542" style:display-name="ListLabel 542" style:family="text">
      <style:text-properties style:text-underline-style="none"/>
    </style:style>
    <style:style style:name="ListLabel_20_543" style:display-name="ListLabel 543" style:family="text">
      <style:text-properties style:text-underline-style="none"/>
    </style:style>
    <style:style style:name="ListLabel_20_544" style:display-name="ListLabel 544" style:family="text">
      <style:text-properties style:text-underline-style="none"/>
    </style:style>
    <style:style style:name="ListLabel_20_545" style:display-name="ListLabel 545" style:family="text">
      <style:text-properties style:text-underline-style="none"/>
    </style:style>
    <style:style style:name="ListLabel_20_546" style:display-name="ListLabel 546" style:family="text">
      <style:text-properties style:text-underline-style="none"/>
    </style:style>
    <style:style style:name="ListLabel_20_547" style:display-name="ListLabel 547" style:family="text">
      <style:text-properties style:text-underline-style="none"/>
    </style:style>
    <style:style style:name="ListLabel_20_548" style:display-name="ListLabel 548" style:family="text">
      <style:text-properties style:text-underline-style="none"/>
    </style:style>
    <style:style style:name="ListLabel_20_549" style:display-name="ListLabel 549" style:family="text">
      <style:text-properties style:text-underline-style="none"/>
    </style:style>
    <style:style style:name="ListLabel_20_550" style:display-name="ListLabel 550" style:family="text">
      <style:text-properties style:text-underline-style="none"/>
    </style:style>
    <style:style style:name="ListLabel_20_551" style:display-name="ListLabel 551" style:family="text">
      <style:text-properties style:text-underline-style="none"/>
    </style:style>
    <style:style style:name="ListLabel_20_552" style:display-name="ListLabel 552" style:family="text">
      <style:text-properties style:text-underline-style="none"/>
    </style:style>
    <style:style style:name="ListLabel_20_553" style:display-name="ListLabel 553" style:family="text">
      <style:text-properties style:text-underline-style="none"/>
    </style:style>
    <style:style style:name="ListLabel_20_554" style:display-name="ListLabel 554" style:family="text">
      <style:text-properties style:text-underline-style="none"/>
    </style:style>
    <style:style style:name="ListLabel_20_555" style:display-name="ListLabel 555" style:family="text">
      <style:text-properties style:text-underline-style="none"/>
    </style:style>
    <style:style style:name="ListLabel_20_556" style:display-name="ListLabel 556" style:family="text">
      <style:text-properties style:text-underline-style="none"/>
    </style:style>
    <style:style style:name="ListLabel_20_557" style:display-name="ListLabel 557" style:family="text">
      <style:text-properties style:text-underline-style="none"/>
    </style:style>
    <style:style style:name="ListLabel_20_558" style:display-name="ListLabel 558" style:family="text">
      <style:text-properties style:text-underline-style="none"/>
    </style:style>
    <style:style style:name="ListLabel_20_559" style:display-name="ListLabel 559" style:family="text">
      <style:text-properties style:text-underline-style="none"/>
    </style:style>
    <style:style style:name="ListLabel_20_560" style:display-name="ListLabel 560" style:family="text">
      <style:text-properties style:text-underline-style="none"/>
    </style:style>
    <style:style style:name="ListLabel_20_561" style:display-name="ListLabel 561" style:family="text">
      <style:text-properties style:text-underline-style="none"/>
    </style:style>
    <style:style style:name="ListLabel_20_562" style:display-name="ListLabel 562" style:family="text">
      <style:text-properties style:text-underline-style="none"/>
    </style:style>
    <style:style style:name="ListLabel_20_563" style:display-name="ListLabel 563" style:family="text">
      <style:text-properties style:text-underline-style="none"/>
    </style:style>
    <style:style style:name="ListLabel_20_564" style:display-name="ListLabel 564" style:family="text">
      <style:text-properties style:text-underline-style="none"/>
    </style:style>
    <style:style style:name="ListLabel_20_565" style:display-name="ListLabel 565" style:family="text">
      <style:text-properties style:text-underline-style="none"/>
    </style:style>
    <style:style style:name="ListLabel_20_566" style:display-name="ListLabel 566" style:family="text">
      <style:text-properties style:text-underline-style="none"/>
    </style:style>
    <style:style style:name="ListLabel_20_567" style:display-name="ListLabel 567" style:family="text">
      <style:text-properties style:text-underline-style="none"/>
    </style:style>
    <style:style style:name="ListLabel_20_568" style:display-name="ListLabel 568" style:family="text">
      <style:text-properties style:text-underline-style="none"/>
    </style:style>
    <style:style style:name="ListLabel_20_569" style:display-name="ListLabel 569" style:family="text">
      <style:text-properties style:text-underline-style="none"/>
    </style:style>
    <style:style style:name="ListLabel_20_570" style:display-name="ListLabel 570" style:family="text">
      <style:text-properties style:text-underline-style="none"/>
    </style:style>
    <style:style style:name="ListLabel_20_571" style:display-name="ListLabel 571" style:family="text">
      <style:text-properties style:text-underline-style="none"/>
    </style:style>
    <style:style style:name="ListLabel_20_572" style:display-name="ListLabel 572" style:family="text">
      <style:text-properties style:text-underline-style="none"/>
    </style:style>
    <style:style style:name="ListLabel_20_573" style:display-name="ListLabel 573" style:family="text">
      <style:text-properties style:text-underline-style="none"/>
    </style:style>
    <style:style style:name="ListLabel_20_574" style:display-name="ListLabel 574" style:family="text">
      <style:text-properties style:text-underline-style="none"/>
    </style:style>
    <style:style style:name="ListLabel_20_575" style:display-name="ListLabel 575" style:family="text">
      <style:text-properties style:text-underline-style="none"/>
    </style:style>
    <style:style style:name="ListLabel_20_576" style:display-name="ListLabel 576" style:family="text">
      <style:text-properties style:text-underline-style="none"/>
    </style:style>
    <style:style style:name="ListLabel_20_577" style:display-name="ListLabel 577" style:family="text">
      <style:text-properties style:text-underline-style="none"/>
    </style:style>
    <style:style style:name="ListLabel_20_578" style:display-name="ListLabel 578" style:family="text">
      <style:text-properties style:text-underline-style="none"/>
    </style:style>
    <style:style style:name="ListLabel_20_579" style:display-name="ListLabel 579" style:family="text">
      <style:text-properties style:text-underline-style="none"/>
    </style:style>
    <style:style style:name="ListLabel_20_580" style:display-name="ListLabel 580" style:family="text">
      <style:text-properties style:text-underline-style="none"/>
    </style:style>
    <style:style style:name="ListLabel_20_581" style:display-name="ListLabel 581" style:family="text">
      <style:text-properties style:text-underline-style="none"/>
    </style:style>
    <style:style style:name="ListLabel_20_582" style:display-name="ListLabel 582" style:family="text">
      <style:text-properties style:text-underline-style="none"/>
    </style:style>
    <style:style style:name="ListLabel_20_583" style:display-name="ListLabel 583" style:family="text">
      <style:text-properties style:text-underline-style="none"/>
    </style:style>
    <style:style style:name="ListLabel_20_584" style:display-name="ListLabel 584" style:family="text">
      <style:text-properties style:text-underline-style="none"/>
    </style:style>
    <style:style style:name="ListLabel_20_585" style:display-name="ListLabel 585" style:family="text">
      <style:text-properties style:text-underline-style="none"/>
    </style:style>
    <style:style style:name="ListLabel_20_586" style:display-name="ListLabel 586" style:family="text">
      <style:text-properties style:text-underline-style="none"/>
    </style:style>
    <style:style style:name="ListLabel_20_587" style:display-name="ListLabel 587" style:family="text">
      <style:text-properties style:text-underline-style="none"/>
    </style:style>
    <style:style style:name="ListLabel_20_588" style:display-name="ListLabel 588" style:family="text">
      <style:text-properties style:text-underline-style="none"/>
    </style:style>
    <style:style style:name="ListLabel_20_589" style:display-name="ListLabel 589" style:family="text">
      <style:text-properties style:text-underline-style="none"/>
    </style:style>
    <style:style style:name="ListLabel_20_590" style:display-name="ListLabel 590" style:family="text">
      <style:text-properties style:text-underline-style="none"/>
    </style:style>
    <style:style style:name="ListLabel_20_591" style:display-name="ListLabel 591" style:family="text">
      <style:text-properties style:text-underline-style="none"/>
    </style:style>
    <style:style style:name="ListLabel_20_592" style:display-name="ListLabel 592" style:family="text">
      <style:text-properties style:text-underline-style="none"/>
    </style:style>
    <style:style style:name="ListLabel_20_593" style:display-name="ListLabel 593" style:family="text">
      <style:text-properties style:text-underline-style="none"/>
    </style:style>
    <style:style style:name="ListLabel_20_594" style:display-name="ListLabel 594" style:family="text">
      <style:text-properties style:text-underline-style="none"/>
    </style:style>
    <style:style style:name="ListLabel_20_595" style:display-name="ListLabel 595" style:family="text">
      <style:text-properties style:text-underline-style="none"/>
    </style:style>
    <style:style style:name="ListLabel_20_596" style:display-name="ListLabel 596" style:family="text">
      <style:text-properties style:text-underline-style="none"/>
    </style:style>
    <style:style style:name="ListLabel_20_597" style:display-name="ListLabel 597" style:family="text">
      <style:text-properties style:text-underline-style="none"/>
    </style:style>
    <style:style style:name="ListLabel_20_598" style:display-name="ListLabel 598" style:family="text">
      <style:text-properties style:text-underline-style="none"/>
    </style:style>
    <style:style style:name="ListLabel_20_599" style:display-name="ListLabel 599" style:family="text">
      <style:text-properties style:text-underline-style="none"/>
    </style:style>
    <style:style style:name="ListLabel_20_600" style:display-name="ListLabel 600" style:family="text">
      <style:text-properties style:text-underline-style="none"/>
    </style:style>
    <style:style style:name="ListLabel_20_601" style:display-name="ListLabel 601" style:family="text">
      <style:text-properties style:text-underline-style="none"/>
    </style:style>
    <style:style style:name="ListLabel_20_602" style:display-name="ListLabel 602" style:family="text">
      <style:text-properties style:text-underline-style="none"/>
    </style:style>
    <style:style style:name="ListLabel_20_603" style:display-name="ListLabel 603" style:family="text">
      <style:text-properties style:text-underline-style="none"/>
    </style:style>
    <style:style style:name="ListLabel_20_604" style:display-name="ListLabel 604" style:family="text">
      <style:text-properties style:text-underline-style="none"/>
    </style:style>
    <style:style style:name="ListLabel_20_605" style:display-name="ListLabel 605" style:family="text">
      <style:text-properties style:text-underline-style="none"/>
    </style:style>
    <style:style style:name="ListLabel_20_606" style:display-name="ListLabel 606" style:family="text">
      <style:text-properties style:text-underline-style="none"/>
    </style:style>
    <style:style style:name="ListLabel_20_607" style:display-name="ListLabel 607" style:family="text">
      <style:text-properties style:text-underline-style="none"/>
    </style:style>
    <style:style style:name="ListLabel_20_608" style:display-name="ListLabel 608" style:family="text">
      <style:text-properties style:text-underline-style="none"/>
    </style:style>
    <style:style style:name="ListLabel_20_609" style:display-name="ListLabel 609" style:family="text">
      <style:text-properties style:text-underline-style="none"/>
    </style:style>
    <style:style style:name="ListLabel_20_610" style:display-name="ListLabel 610" style:family="text">
      <style:text-properties style:text-underline-style="none"/>
    </style:style>
    <style:style style:name="ListLabel_20_611" style:display-name="ListLabel 611" style:family="text">
      <style:text-properties style:text-underline-style="none"/>
    </style:style>
    <style:style style:name="ListLabel_20_612" style:display-name="ListLabel 612" style:family="text">
      <style:text-properties style:text-underline-style="none"/>
    </style:style>
    <style:style style:name="ListLabel_20_613" style:display-name="ListLabel 613" style:family="text">
      <style:text-properties style:text-underline-style="none"/>
    </style:style>
    <style:style style:name="ListLabel_20_614" style:display-name="ListLabel 614" style:family="text">
      <style:text-properties style:text-underline-style="none"/>
    </style:style>
    <style:style style:name="ListLabel_20_615" style:display-name="ListLabel 615" style:family="text">
      <style:text-properties style:text-underline-style="none"/>
    </style:style>
    <style:style style:name="ListLabel_20_616" style:display-name="ListLabel 616" style:family="text">
      <style:text-properties style:text-underline-style="none"/>
    </style:style>
    <style:style style:name="ListLabel_20_617" style:display-name="ListLabel 617" style:family="text">
      <style:text-properties style:text-underline-style="none"/>
    </style:style>
    <style:style style:name="ListLabel_20_618" style:display-name="ListLabel 618" style:family="text">
      <style:text-properties style:text-underline-style="none"/>
    </style:style>
    <style:style style:name="ListLabel_20_619" style:display-name="ListLabel 619" style:family="text">
      <style:text-properties style:text-underline-style="none"/>
    </style:style>
    <style:style style:name="ListLabel_20_620" style:display-name="ListLabel 620" style:family="text">
      <style:text-properties style:text-underline-style="none"/>
    </style:style>
    <style:style style:name="ListLabel_20_621" style:display-name="ListLabel 621" style:family="text">
      <style:text-properties style:text-underline-style="none"/>
    </style:style>
    <style:style style:name="ListLabel_20_622" style:display-name="ListLabel 622" style:family="text">
      <style:text-properties style:text-underline-style="none"/>
    </style:style>
    <style:style style:name="ListLabel_20_623" style:display-name="ListLabel 623" style:family="text">
      <style:text-properties style:text-underline-style="none"/>
    </style:style>
    <style:style style:name="ListLabel_20_624" style:display-name="ListLabel 624" style:family="text">
      <style:text-properties style:text-underline-style="none"/>
    </style:style>
    <style:style style:name="ListLabel_20_625" style:display-name="ListLabel 625" style:family="text">
      <style:text-properties style:text-underline-style="none"/>
    </style:style>
    <style:style style:name="ListLabel_20_626" style:display-name="ListLabel 626" style:family="text">
      <style:text-properties style:text-underline-style="none"/>
    </style:style>
    <style:style style:name="ListLabel_20_627" style:display-name="ListLabel 627" style:family="text">
      <style:text-properties style:text-underline-style="none"/>
    </style:style>
    <style:style style:name="ListLabel_20_628" style:display-name="ListLabel 628" style:family="text">
      <style:text-properties style:text-underline-style="none"/>
    </style:style>
    <style:style style:name="ListLabel_20_629" style:display-name="ListLabel 629" style:family="text">
      <style:text-properties style:text-underline-style="none"/>
    </style:style>
    <style:style style:name="ListLabel_20_630" style:display-name="ListLabel 630" style:family="text">
      <style:text-properties style:text-underline-style="none"/>
    </style:style>
    <style:style style:name="ListLabel_20_631" style:display-name="ListLabel 631" style:family="text">
      <style:text-properties style:text-underline-style="none"/>
    </style:style>
    <style:style style:name="ListLabel_20_632" style:display-name="ListLabel 632" style:family="text">
      <style:text-properties style:text-underline-style="none"/>
    </style:style>
    <style:style style:name="ListLabel_20_633" style:display-name="ListLabel 633" style:family="text">
      <style:text-properties style:text-underline-style="none"/>
    </style:style>
    <style:style style:name="ListLabel_20_634" style:display-name="ListLabel 634" style:family="text">
      <style:text-properties style:text-underline-style="none"/>
    </style:style>
    <style:style style:name="ListLabel_20_635" style:display-name="ListLabel 635" style:family="text">
      <style:text-properties style:text-underline-style="none"/>
    </style:style>
    <style:style style:name="ListLabel_20_636" style:display-name="ListLabel 636" style:family="text">
      <style:text-properties style:text-underline-style="none"/>
    </style:style>
    <style:style style:name="ListLabel_20_637" style:display-name="ListLabel 637" style:family="text">
      <style:text-properties style:text-underline-style="none"/>
    </style:style>
    <style:style style:name="ListLabel_20_638" style:display-name="ListLabel 638" style:family="text">
      <style:text-properties style:text-underline-style="none"/>
    </style:style>
    <style:style style:name="ListLabel_20_639" style:display-name="ListLabel 639" style:family="text">
      <style:text-properties style:text-underline-style="none"/>
    </style:style>
    <style:style style:name="ListLabel_20_640" style:display-name="ListLabel 640" style:family="text">
      <style:text-properties style:text-underline-style="none"/>
    </style:style>
    <style:style style:name="ListLabel_20_641" style:display-name="ListLabel 641" style:family="text">
      <style:text-properties style:text-underline-style="none"/>
    </style:style>
    <style:style style:name="ListLabel_20_642" style:display-name="ListLabel 642" style:family="text">
      <style:text-properties style:text-underline-style="none"/>
    </style:style>
    <style:style style:name="ListLabel_20_643" style:display-name="ListLabel 643" style:family="text">
      <style:text-properties style:text-underline-style="none"/>
    </style:style>
    <style:style style:name="ListLabel_20_644" style:display-name="ListLabel 644" style:family="text">
      <style:text-properties style:text-underline-style="none"/>
    </style:style>
    <style:style style:name="ListLabel_20_645" style:display-name="ListLabel 645" style:family="text">
      <style:text-properties style:text-underline-style="none"/>
    </style:style>
    <style:style style:name="ListLabel_20_646" style:display-name="ListLabel 646" style:family="text">
      <style:text-properties style:text-underline-style="none"/>
    </style:style>
    <style:style style:name="ListLabel_20_647" style:display-name="ListLabel 647" style:family="text">
      <style:text-properties style:text-underline-style="none"/>
    </style:style>
    <style:style style:name="ListLabel_20_648" style:display-name="ListLabel 648" style:family="text">
      <style:text-properties style:text-underline-style="none"/>
    </style:style>
    <style:style style:name="ListLabel_20_649" style:display-name="ListLabel 649" style:family="text">
      <style:text-properties style:text-underline-style="none"/>
    </style:style>
    <style:style style:name="ListLabel_20_650" style:display-name="ListLabel 650" style:family="text">
      <style:text-properties style:text-underline-style="none"/>
    </style:style>
    <style:style style:name="ListLabel_20_651" style:display-name="ListLabel 651" style:family="text">
      <style:text-properties style:text-underline-style="none"/>
    </style:style>
    <style:style style:name="ListLabel_20_652" style:display-name="ListLabel 652" style:family="text">
      <style:text-properties style:text-underline-style="none"/>
    </style:style>
    <style:style style:name="ListLabel_20_653" style:display-name="ListLabel 653" style:family="text">
      <style:text-properties style:text-underline-style="none"/>
    </style:style>
    <style:style style:name="ListLabel_20_654" style:display-name="ListLabel 654" style:family="text">
      <style:text-properties style:text-underline-style="none"/>
    </style:style>
    <style:style style:name="ListLabel_20_655" style:display-name="ListLabel 655" style:family="text">
      <style:text-properties style:text-underline-style="none"/>
    </style:style>
    <style:style style:name="ListLabel_20_656" style:display-name="ListLabel 656" style:family="text">
      <style:text-properties style:text-underline-style="none"/>
    </style:style>
    <style:style style:name="ListLabel_20_657" style:display-name="ListLabel 657" style:family="text">
      <style:text-properties style:text-underline-style="none"/>
    </style:style>
    <style:style style:name="ListLabel_20_658" style:display-name="ListLabel 658" style:family="text">
      <style:text-properties style:text-underline-style="none"/>
    </style:style>
    <style:style style:name="ListLabel_20_659" style:display-name="ListLabel 659" style:family="text">
      <style:text-properties style:text-underline-style="none"/>
    </style:style>
    <style:style style:name="ListLabel_20_660" style:display-name="ListLabel 660" style:family="text">
      <style:text-properties style:text-underline-style="none"/>
    </style:style>
    <style:style style:name="ListLabel_20_661" style:display-name="ListLabel 661" style:family="text">
      <style:text-properties style:text-underline-style="none"/>
    </style:style>
    <style:style style:name="ListLabel_20_662" style:display-name="ListLabel 662" style:family="text">
      <style:text-properties style:text-underline-style="none"/>
    </style:style>
    <style:style style:name="ListLabel_20_663" style:display-name="ListLabel 663" style:family="text">
      <style:text-properties style:text-underline-style="none"/>
    </style:style>
    <style:style style:name="ListLabel_20_664" style:display-name="ListLabel 664" style:family="text">
      <style:text-properties style:text-underline-style="none"/>
    </style:style>
    <style:style style:name="ListLabel_20_665" style:display-name="ListLabel 665" style:family="text">
      <style:text-properties style:text-underline-style="none"/>
    </style:style>
    <style:style style:name="ListLabel_20_666" style:display-name="ListLabel 666" style:family="text">
      <style:text-properties style:text-underline-style="none"/>
    </style:style>
    <style:style style:name="ListLabel_20_667" style:display-name="ListLabel 667" style:family="text">
      <style:text-properties style:text-underline-style="none"/>
    </style:style>
    <style:style style:name="ListLabel_20_668" style:display-name="ListLabel 668" style:family="text">
      <style:text-properties style:text-underline-style="none"/>
    </style:style>
    <style:style style:name="ListLabel_20_669" style:display-name="ListLabel 669" style:family="text">
      <style:text-properties style:text-underline-style="none"/>
    </style:style>
    <style:style style:name="ListLabel_20_670" style:display-name="ListLabel 670" style:family="text">
      <style:text-properties style:text-underline-style="none"/>
    </style:style>
    <style:style style:name="ListLabel_20_671" style:display-name="ListLabel 671" style:family="text">
      <style:text-properties style:text-underline-style="none"/>
    </style:style>
    <style:style style:name="ListLabel_20_672" style:display-name="ListLabel 672" style:family="text">
      <style:text-properties style:text-underline-style="none"/>
    </style:style>
    <style:style style:name="ListLabel_20_673" style:display-name="ListLabel 673" style:family="text">
      <style:text-properties style:text-underline-style="none"/>
    </style:style>
    <style:style style:name="ListLabel_20_674" style:display-name="ListLabel 674" style:family="text">
      <style:text-properties style:text-underline-style="none"/>
    </style:style>
    <style:style style:name="ListLabel_20_675" style:display-name="ListLabel 675" style:family="text">
      <style:text-properties style:text-underline-style="none"/>
    </style:style>
    <style:style style:name="ListLabel_20_676" style:display-name="ListLabel 676" style:family="text">
      <style:text-properties style:text-underline-style="none"/>
    </style:style>
    <style:style style:name="ListLabel_20_677" style:display-name="ListLabel 677" style:family="text">
      <style:text-properties style:text-underline-style="none"/>
    </style:style>
    <style:style style:name="ListLabel_20_678" style:display-name="ListLabel 678" style:family="text">
      <style:text-properties style:text-underline-style="none"/>
    </style:style>
    <style:style style:name="ListLabel_20_679" style:display-name="ListLabel 679" style:family="text">
      <style:text-properties style:text-underline-style="none"/>
    </style:style>
    <style:style style:name="ListLabel_20_680" style:display-name="ListLabel 680" style:family="text">
      <style:text-properties style:text-underline-style="none"/>
    </style:style>
    <style:style style:name="ListLabel_20_681" style:display-name="ListLabel 681" style:family="text">
      <style:text-properties style:text-underline-style="none"/>
    </style:style>
    <style:style style:name="ListLabel_20_682" style:display-name="ListLabel 682" style:family="text">
      <style:text-properties style:text-underline-style="none"/>
    </style:style>
    <style:style style:name="ListLabel_20_683" style:display-name="ListLabel 683" style:family="text">
      <style:text-properties style:text-underline-style="none"/>
    </style:style>
    <style:style style:name="ListLabel_20_684" style:display-name="ListLabel 684" style:family="text">
      <style:text-properties style:text-underline-style="none"/>
    </style:style>
    <style:style style:name="ListLabel_20_685" style:display-name="ListLabel 685" style:family="text">
      <style:text-properties style:text-underline-style="none"/>
    </style:style>
    <style:style style:name="ListLabel_20_686" style:display-name="ListLabel 686" style:family="text">
      <style:text-properties style:text-underline-style="none"/>
    </style:style>
    <style:style style:name="ListLabel_20_687" style:display-name="ListLabel 687" style:family="text">
      <style:text-properties style:text-underline-style="none"/>
    </style:style>
    <style:style style:name="ListLabel_20_688" style:display-name="ListLabel 688" style:family="text">
      <style:text-properties style:text-underline-style="none"/>
    </style:style>
    <style:style style:name="ListLabel_20_689" style:display-name="ListLabel 689" style:family="text">
      <style:text-properties style:text-underline-style="none"/>
    </style:style>
    <style:style style:name="ListLabel_20_690" style:display-name="ListLabel 690" style:family="text">
      <style:text-properties style:text-underline-style="none"/>
    </style:style>
    <style:style style:name="ListLabel_20_691" style:display-name="ListLabel 691" style:family="text">
      <style:text-properties style:text-underline-style="none"/>
    </style:style>
    <style:style style:name="ListLabel_20_692" style:display-name="ListLabel 692" style:family="text">
      <style:text-properties style:text-underline-style="none"/>
    </style:style>
    <style:style style:name="ListLabel_20_693" style:display-name="ListLabel 693" style:family="text">
      <style:text-properties style:text-underline-style="none"/>
    </style:style>
    <style:style style:name="ListLabel_20_694" style:display-name="ListLabel 694" style:family="text">
      <style:text-properties style:text-underline-style="none"/>
    </style:style>
    <style:style style:name="ListLabel_20_695" style:display-name="ListLabel 695" style:family="text">
      <style:text-properties style:text-underline-style="none"/>
    </style:style>
    <style:style style:name="ListLabel_20_696" style:display-name="ListLabel 696" style:family="text">
      <style:text-properties style:text-underline-style="none"/>
    </style:style>
    <style:style style:name="ListLabel_20_697" style:display-name="ListLabel 697" style:family="text">
      <style:text-properties style:text-underline-style="none"/>
    </style:style>
    <style:style style:name="ListLabel_20_698" style:display-name="ListLabel 698" style:family="text">
      <style:text-properties style:text-underline-style="none"/>
    </style:style>
    <style:style style:name="ListLabel_20_699" style:display-name="ListLabel 699" style:family="text">
      <style:text-properties style:text-underline-style="none"/>
    </style:style>
    <style:style style:name="ListLabel_20_700" style:display-name="ListLabel 700" style:family="text">
      <style:text-properties style:text-underline-style="none"/>
    </style:style>
    <style:style style:name="ListLabel_20_701" style:display-name="ListLabel 701" style:family="text">
      <style:text-properties style:text-underline-style="none"/>
    </style:style>
    <style:style style:name="ListLabel_20_702" style:display-name="ListLabel 702" style:family="text">
      <style:text-properties style:text-underline-style="none"/>
    </style:style>
    <style:style style:name="ListLabel_20_703" style:display-name="ListLabel 703" style:family="text">
      <style:text-properties style:text-underline-style="none"/>
    </style:style>
    <style:style style:name="ListLabel_20_704" style:display-name="ListLabel 704" style:family="text">
      <style:text-properties style:text-underline-style="none"/>
    </style:style>
    <style:style style:name="ListLabel_20_705" style:display-name="ListLabel 705" style:family="text">
      <style:text-properties style:text-underline-style="none"/>
    </style:style>
    <style:style style:name="ListLabel_20_706" style:display-name="ListLabel 706" style:family="text">
      <style:text-properties style:text-underline-style="none"/>
    </style:style>
    <style:style style:name="ListLabel_20_707" style:display-name="ListLabel 707" style:family="text">
      <style:text-properties style:text-underline-style="none"/>
    </style:style>
    <style:style style:name="ListLabel_20_708" style:display-name="ListLabel 708" style:family="text">
      <style:text-properties style:text-underline-style="none"/>
    </style:style>
    <style:style style:name="ListLabel_20_709" style:display-name="ListLabel 709" style:family="text">
      <style:text-properties style:text-underline-style="none"/>
    </style:style>
    <style:style style:name="ListLabel_20_710" style:display-name="ListLabel 710" style:family="text">
      <style:text-properties style:text-underline-style="none"/>
    </style:style>
    <style:style style:name="ListLabel_20_711" style:display-name="ListLabel 711" style:family="text">
      <style:text-properties style:text-underline-style="none"/>
    </style:style>
    <style:style style:name="ListLabel_20_712" style:display-name="ListLabel 712" style:family="text">
      <style:text-properties style:text-underline-style="none"/>
    </style:style>
    <style:style style:name="ListLabel_20_713" style:display-name="ListLabel 713" style:family="text">
      <style:text-properties style:text-underline-style="none"/>
    </style:style>
    <style:style style:name="ListLabel_20_714" style:display-name="ListLabel 714" style:family="text">
      <style:text-properties style:text-underline-style="none"/>
    </style:style>
    <style:style style:name="ListLabel_20_715" style:display-name="ListLabel 715" style:family="text">
      <style:text-properties style:text-underline-style="none"/>
    </style:style>
    <style:style style:name="ListLabel_20_716" style:display-name="ListLabel 716" style:family="text">
      <style:text-properties style:text-underline-style="none"/>
    </style:style>
    <style:style style:name="ListLabel_20_717" style:display-name="ListLabel 717" style:family="text">
      <style:text-properties style:text-underline-style="none"/>
    </style:style>
    <style:style style:name="ListLabel_20_718" style:display-name="ListLabel 718" style:family="text">
      <style:text-properties style:text-underline-style="none"/>
    </style:style>
    <style:style style:name="ListLabel_20_719" style:display-name="ListLabel 719" style:family="text">
      <style:text-properties style:text-underline-style="none"/>
    </style:style>
    <style:style style:name="ListLabel_20_720" style:display-name="ListLabel 720" style:family="text">
      <style:text-properties style:text-underline-style="none"/>
    </style:style>
    <style:style style:name="ListLabel_20_721" style:display-name="ListLabel 721" style:family="text">
      <style:text-properties style:text-underline-style="none"/>
    </style:style>
    <style:style style:name="ListLabel_20_722" style:display-name="ListLabel 722" style:family="text">
      <style:text-properties style:text-underline-style="none"/>
    </style:style>
    <style:style style:name="ListLabel_20_723" style:display-name="ListLabel 723" style:family="text">
      <style:text-properties style:text-underline-style="none"/>
    </style:style>
    <style:style style:name="ListLabel_20_724" style:display-name="ListLabel 724" style:family="text">
      <style:text-properties style:text-underline-style="none"/>
    </style:style>
    <style:style style:name="ListLabel_20_725" style:display-name="ListLabel 725" style:family="text">
      <style:text-properties style:text-underline-style="none"/>
    </style:style>
    <style:style style:name="ListLabel_20_726" style:display-name="ListLabel 726" style:family="text">
      <style:text-properties style:text-underline-style="none"/>
    </style:style>
    <style:style style:name="ListLabel_20_727" style:display-name="ListLabel 727" style:family="text">
      <style:text-properties style:text-underline-style="none"/>
    </style:style>
    <style:style style:name="ListLabel_20_728" style:display-name="ListLabel 728" style:family="text">
      <style:text-properties style:text-underline-style="none"/>
    </style:style>
    <style:style style:name="ListLabel_20_729" style:display-name="ListLabel 729" style:family="text">
      <style:text-properties style:text-underline-style="none"/>
    </style:style>
    <style:style style:name="ListLabel_20_730" style:display-name="ListLabel 730" style:family="text">
      <style:text-properties style:text-underline-style="none"/>
    </style:style>
    <style:style style:name="ListLabel_20_731" style:display-name="ListLabel 731" style:family="text">
      <style:text-properties style:text-underline-style="none"/>
    </style:style>
    <style:style style:name="ListLabel_20_732" style:display-name="ListLabel 732" style:family="text">
      <style:text-properties style:text-underline-style="none"/>
    </style:style>
    <style:style style:name="ListLabel_20_733" style:display-name="ListLabel 733" style:family="text">
      <style:text-properties style:text-underline-style="none"/>
    </style:style>
    <style:style style:name="ListLabel_20_734" style:display-name="ListLabel 734" style:family="text">
      <style:text-properties style:text-underline-style="none"/>
    </style:style>
    <style:style style:name="ListLabel_20_735" style:display-name="ListLabel 735" style:family="text">
      <style:text-properties style:text-underline-style="none"/>
    </style:style>
    <style:style style:name="ListLabel_20_736" style:display-name="ListLabel 736" style:family="text">
      <style:text-properties style:text-underline-style="none"/>
    </style:style>
    <style:style style:name="ListLabel_20_737" style:display-name="ListLabel 737" style:family="text">
      <style:text-properties style:text-underline-style="none"/>
    </style:style>
    <style:style style:name="ListLabel_20_738" style:display-name="ListLabel 738" style:family="text">
      <style:text-properties style:text-underline-style="none"/>
    </style:style>
    <style:style style:name="ListLabel_20_739" style:display-name="ListLabel 739" style:family="text">
      <style:text-properties style:text-underline-style="none"/>
    </style:style>
    <style:style style:name="ListLabel_20_740" style:display-name="ListLabel 740" style:family="text">
      <style:text-properties style:text-underline-style="none"/>
    </style:style>
    <style:style style:name="ListLabel_20_741" style:display-name="ListLabel 741" style:family="text">
      <style:text-properties style:text-underline-style="none"/>
    </style:style>
    <style:style style:name="ListLabel_20_742" style:display-name="ListLabel 742" style:family="text">
      <style:text-properties style:text-underline-style="none"/>
    </style:style>
    <style:style style:name="ListLabel_20_743" style:display-name="ListLabel 743" style:family="text">
      <style:text-properties style:text-underline-style="none"/>
    </style:style>
    <style:style style:name="ListLabel_20_744" style:display-name="ListLabel 744" style:family="text">
      <style:text-properties style:text-underline-style="none"/>
    </style:style>
    <style:style style:name="ListLabel_20_745" style:display-name="ListLabel 745" style:family="text">
      <style:text-properties style:text-underline-style="none"/>
    </style:style>
    <style:style style:name="ListLabel_20_746" style:display-name="ListLabel 746" style:family="text">
      <style:text-properties style:text-underline-style="none"/>
    </style:style>
    <style:style style:name="ListLabel_20_747" style:display-name="ListLabel 747" style:family="text">
      <style:text-properties style:text-underline-style="none"/>
    </style:style>
    <style:style style:name="ListLabel_20_748" style:display-name="ListLabel 748" style:family="text">
      <style:text-properties style:text-underline-style="none"/>
    </style:style>
    <style:style style:name="ListLabel_20_749" style:display-name="ListLabel 749" style:family="text">
      <style:text-properties style:text-underline-style="none"/>
    </style:style>
    <style:style style:name="ListLabel_20_750" style:display-name="ListLabel 750" style:family="text">
      <style:text-properties style:text-underline-style="none"/>
    </style:style>
    <style:style style:name="ListLabel_20_751" style:display-name="ListLabel 751" style:family="text">
      <style:text-properties style:text-underline-style="none"/>
    </style:style>
    <style:style style:name="ListLabel_20_752" style:display-name="ListLabel 752" style:family="text">
      <style:text-properties style:text-underline-style="none"/>
    </style:style>
    <style:style style:name="ListLabel_20_753" style:display-name="ListLabel 753" style:family="text">
      <style:text-properties style:text-underline-style="none"/>
    </style:style>
    <style:style style:name="ListLabel_20_754" style:display-name="ListLabel 754" style:family="text">
      <style:text-properties style:text-underline-style="none"/>
    </style:style>
    <style:style style:name="ListLabel_20_755" style:display-name="ListLabel 755" style:family="text">
      <style:text-properties style:text-underline-style="none"/>
    </style:style>
    <style:style style:name="ListLabel_20_756" style:display-name="ListLabel 756" style:family="text">
      <style:text-properties style:text-underline-style="none"/>
    </style:style>
    <style:style style:name="ListLabel_20_757" style:display-name="ListLabel 757" style:family="text">
      <style:text-properties style:text-underline-style="none"/>
    </style:style>
    <style:style style:name="ListLabel_20_758" style:display-name="ListLabel 758" style:family="text">
      <style:text-properties style:text-underline-style="none"/>
    </style:style>
    <style:style style:name="ListLabel_20_759" style:display-name="ListLabel 759" style:family="text">
      <style:text-properties style:text-underline-style="none"/>
    </style:style>
    <style:style style:name="ListLabel_20_760" style:display-name="ListLabel 760" style:family="text">
      <style:text-properties style:text-underline-style="none"/>
    </style:style>
    <style:style style:name="ListLabel_20_761" style:display-name="ListLabel 761" style:family="text">
      <style:text-properties style:text-underline-style="none"/>
    </style:style>
    <style:style style:name="ListLabel_20_762" style:display-name="ListLabel 762" style:family="text">
      <style:text-properties style:text-underline-style="none"/>
    </style:style>
    <style:style style:name="ListLabel_20_763" style:display-name="ListLabel 763" style:family="text">
      <style:text-properties style:text-underline-style="none"/>
    </style:style>
    <style:style style:name="ListLabel_20_764" style:display-name="ListLabel 764" style:family="text">
      <style:text-properties style:text-underline-style="none"/>
    </style:style>
    <style:style style:name="ListLabel_20_765" style:display-name="ListLabel 765" style:family="text">
      <style:text-properties style:text-underline-style="none"/>
    </style:style>
    <style:style style:name="ListLabel_20_766" style:display-name="ListLabel 766" style:family="text">
      <style:text-properties style:text-underline-style="none"/>
    </style:style>
    <style:style style:name="ListLabel_20_767" style:display-name="ListLabel 767" style:family="text">
      <style:text-properties style:text-underline-style="none"/>
    </style:style>
    <style:style style:name="ListLabel_20_768" style:display-name="ListLabel 768" style:family="text">
      <style:text-properties style:text-underline-style="none"/>
    </style:style>
    <style:style style:name="ListLabel_20_769" style:display-name="ListLabel 769" style:family="text">
      <style:text-properties style:text-underline-style="none"/>
    </style:style>
    <style:style style:name="ListLabel_20_770" style:display-name="ListLabel 770" style:family="text">
      <style:text-properties style:text-underline-style="none"/>
    </style:style>
    <style:style style:name="ListLabel_20_771" style:display-name="ListLabel 771" style:family="text">
      <style:text-properties style:text-underline-style="none"/>
    </style:style>
    <style:style style:name="ListLabel_20_772" style:display-name="ListLabel 772" style:family="text">
      <style:text-properties style:text-underline-style="none"/>
    </style:style>
    <style:style style:name="ListLabel_20_773" style:display-name="ListLabel 773" style:family="text">
      <style:text-properties style:text-underline-style="none"/>
    </style:style>
    <style:style style:name="ListLabel_20_774" style:display-name="ListLabel 774" style:family="text">
      <style:text-properties style:text-underline-style="none"/>
    </style:style>
    <style:style style:name="ListLabel_20_775" style:display-name="ListLabel 775" style:family="text">
      <style:text-properties style:text-underline-style="none"/>
    </style:style>
    <style:style style:name="ListLabel_20_776" style:display-name="ListLabel 776" style:family="text">
      <style:text-properties style:text-underline-style="none"/>
    </style:style>
    <style:style style:name="ListLabel_20_777" style:display-name="ListLabel 777" style:family="text">
      <style:text-properties style:text-underline-style="none"/>
    </style:style>
    <style:style style:name="ListLabel_20_778" style:display-name="ListLabel 778" style:family="text">
      <style:text-properties style:text-underline-style="none"/>
    </style:style>
    <style:style style:name="ListLabel_20_779" style:display-name="ListLabel 779" style:family="text">
      <style:text-properties style:text-underline-style="none"/>
    </style:style>
    <style:style style:name="ListLabel_20_780" style:display-name="ListLabel 780" style:family="text">
      <style:text-properties style:text-underline-style="none"/>
    </style:style>
    <style:style style:name="ListLabel_20_781" style:display-name="ListLabel 781" style:family="text">
      <style:text-properties style:text-underline-style="none"/>
    </style:style>
    <style:style style:name="ListLabel_20_782" style:display-name="ListLabel 782" style:family="text">
      <style:text-properties style:text-underline-style="none"/>
    </style:style>
    <style:style style:name="ListLabel_20_783" style:display-name="ListLabel 783" style:family="text">
      <style:text-properties style:text-underline-style="none"/>
    </style:style>
    <style:style style:name="ListLabel_20_784" style:display-name="ListLabel 784" style:family="text">
      <style:text-properties style:text-underline-style="none"/>
    </style:style>
    <style:style style:name="ListLabel_20_785" style:display-name="ListLabel 785" style:family="text">
      <style:text-properties style:text-underline-style="none"/>
    </style:style>
    <style:style style:name="ListLabel_20_786" style:display-name="ListLabel 786" style:family="text">
      <style:text-properties style:text-underline-style="none"/>
    </style:style>
    <style:style style:name="ListLabel_20_787" style:display-name="ListLabel 787" style:family="text">
      <style:text-properties style:text-underline-style="none"/>
    </style:style>
    <style:style style:name="ListLabel_20_788" style:display-name="ListLabel 788" style:family="text">
      <style:text-properties style:text-underline-style="none"/>
    </style:style>
    <style:style style:name="ListLabel_20_789" style:display-name="ListLabel 789" style:family="text">
      <style:text-properties style:text-underline-style="none"/>
    </style:style>
    <style:style style:name="ListLabel_20_790" style:display-name="ListLabel 790" style:family="text">
      <style:text-properties style:text-underline-style="none"/>
    </style:style>
    <style:style style:name="ListLabel_20_791" style:display-name="ListLabel 791" style:family="text">
      <style:text-properties style:text-underline-style="none"/>
    </style:style>
    <style:style style:name="ListLabel_20_792" style:display-name="ListLabel 792" style:family="text">
      <style:text-properties style:text-underline-style="none"/>
    </style:style>
    <style:style style:name="ListLabel_20_793" style:display-name="ListLabel 793" style:family="text">
      <style:text-properties style:text-underline-style="none"/>
    </style:style>
    <style:style style:name="ListLabel_20_794" style:display-name="ListLabel 794" style:family="text">
      <style:text-properties style:text-underline-style="none"/>
    </style:style>
    <style:style style:name="ListLabel_20_795" style:display-name="ListLabel 795" style:family="text">
      <style:text-properties style:text-underline-style="none"/>
    </style:style>
    <style:style style:name="ListLabel_20_796" style:display-name="ListLabel 796" style:family="text">
      <style:text-properties style:text-underline-style="none"/>
    </style:style>
    <style:style style:name="ListLabel_20_797" style:display-name="ListLabel 797" style:family="text">
      <style:text-properties style:text-underline-style="none"/>
    </style:style>
    <style:style style:name="ListLabel_20_798" style:display-name="ListLabel 798" style:family="text">
      <style:text-properties style:text-underline-style="none"/>
    </style:style>
    <style:style style:name="ListLabel_20_799" style:display-name="ListLabel 799" style:family="text">
      <style:text-properties style:text-underline-style="none"/>
    </style:style>
    <style:style style:name="ListLabel_20_800" style:display-name="ListLabel 800" style:family="text">
      <style:text-properties style:text-underline-style="none"/>
    </style:style>
    <style:style style:name="ListLabel_20_801" style:display-name="ListLabel 801" style:family="text">
      <style:text-properties style:text-underline-style="none"/>
    </style:style>
    <style:style style:name="ListLabel_20_802" style:display-name="ListLabel 802" style:family="text">
      <style:text-properties style:text-underline-style="none"/>
    </style:style>
    <style:style style:name="ListLabel_20_803" style:display-name="ListLabel 803" style:family="text">
      <style:text-properties style:text-underline-style="none"/>
    </style:style>
    <style:style style:name="ListLabel_20_804" style:display-name="ListLabel 804" style:family="text">
      <style:text-properties style:text-underline-style="none"/>
    </style:style>
    <style:style style:name="ListLabel_20_805" style:display-name="ListLabel 805" style:family="text">
      <style:text-properties style:text-underline-style="none"/>
    </style:style>
    <style:style style:name="ListLabel_20_806" style:display-name="ListLabel 806" style:family="text">
      <style:text-properties style:text-underline-style="none"/>
    </style:style>
    <style:style style:name="ListLabel_20_807" style:display-name="ListLabel 807" style:family="text">
      <style:text-properties style:text-underline-style="none"/>
    </style:style>
    <style:style style:name="ListLabel_20_808" style:display-name="ListLabel 808" style:family="text">
      <style:text-properties style:text-underline-style="none"/>
    </style:style>
    <style:style style:name="ListLabel_20_809" style:display-name="ListLabel 809" style:family="text">
      <style:text-properties style:text-underline-style="none"/>
    </style:style>
    <style:style style:name="ListLabel_20_810" style:display-name="ListLabel 810" style:family="text">
      <style:text-properties style:text-underline-style="none"/>
    </style:style>
    <style:style style:name="ListLabel_20_811" style:display-name="ListLabel 811" style:family="text">
      <style:text-properties style:text-underline-style="none"/>
    </style:style>
    <style:style style:name="ListLabel_20_812" style:display-name="ListLabel 812" style:family="text">
      <style:text-properties style:text-underline-style="none"/>
    </style:style>
    <style:style style:name="ListLabel_20_813" style:display-name="ListLabel 813" style:family="text">
      <style:text-properties style:text-underline-style="none"/>
    </style:style>
    <style:style style:name="ListLabel_20_814" style:display-name="ListLabel 814" style:family="text">
      <style:text-properties style:text-underline-style="none"/>
    </style:style>
    <style:style style:name="ListLabel_20_815" style:display-name="ListLabel 815" style:family="text">
      <style:text-properties style:text-underline-style="none"/>
    </style:style>
    <style:style style:name="ListLabel_20_816" style:display-name="ListLabel 816" style:family="text">
      <style:text-properties style:text-underline-style="none"/>
    </style:style>
    <style:style style:name="ListLabel_20_817" style:display-name="ListLabel 817" style:family="text">
      <style:text-properties style:text-underline-style="none"/>
    </style:style>
    <style:style style:name="ListLabel_20_818" style:display-name="ListLabel 818" style:family="text">
      <style:text-properties style:text-underline-style="none"/>
    </style:style>
    <style:style style:name="ListLabel_20_819" style:display-name="ListLabel 819" style:family="text">
      <style:text-properties style:text-underline-style="none"/>
    </style:style>
    <style:style style:name="ListLabel_20_820" style:display-name="ListLabel 820" style:family="text">
      <style:text-properties style:text-underline-style="none"/>
    </style:style>
    <style:style style:name="ListLabel_20_821" style:display-name="ListLabel 821" style:family="text">
      <style:text-properties style:text-underline-style="none"/>
    </style:style>
    <style:style style:name="ListLabel_20_822" style:display-name="ListLabel 822" style:family="text">
      <style:text-properties style:text-underline-style="none"/>
    </style:style>
    <style:style style:name="ListLabel_20_823" style:display-name="ListLabel 823" style:family="text">
      <style:text-properties style:text-underline-style="none"/>
    </style:style>
    <style:style style:name="ListLabel_20_824" style:display-name="ListLabel 824" style:family="text">
      <style:text-properties style:text-underline-style="none"/>
    </style:style>
    <style:style style:name="ListLabel_20_825" style:display-name="ListLabel 825" style:family="text">
      <style:text-properties style:text-underline-style="none"/>
    </style:style>
    <style:style style:name="ListLabel_20_826" style:display-name="ListLabel 826" style:family="text">
      <style:text-properties style:text-underline-style="none"/>
    </style:style>
    <style:style style:name="ListLabel_20_827" style:display-name="ListLabel 827" style:family="text">
      <style:text-properties style:text-underline-style="none"/>
    </style:style>
    <style:style style:name="ListLabel_20_828" style:display-name="ListLabel 828" style:family="text">
      <style:text-properties style:text-underline-style="none"/>
    </style:style>
    <style:style style:name="ListLabel_20_829" style:display-name="ListLabel 829" style:family="text">
      <style:text-properties style:text-underline-style="none"/>
    </style:style>
    <style:style style:name="ListLabel_20_830" style:display-name="ListLabel 830" style:family="text">
      <style:text-properties style:text-underline-style="none"/>
    </style:style>
    <style:style style:name="ListLabel_20_831" style:display-name="ListLabel 831" style:family="text">
      <style:text-properties style:text-underline-style="none"/>
    </style:style>
    <style:style style:name="ListLabel_20_832" style:display-name="ListLabel 832" style:family="text">
      <style:text-properties style:text-underline-style="none"/>
    </style:style>
    <style:style style:name="ListLabel_20_833" style:display-name="ListLabel 833" style:family="text">
      <style:text-properties style:text-underline-style="none"/>
    </style:style>
    <style:style style:name="ListLabel_20_834" style:display-name="ListLabel 834" style:family="text">
      <style:text-properties style:text-underline-style="none"/>
    </style:style>
    <style:style style:name="ListLabel_20_835" style:display-name="ListLabel 835" style:family="text">
      <style:text-properties style:text-underline-style="none"/>
    </style:style>
    <style:style style:name="ListLabel_20_836" style:display-name="ListLabel 836" style:family="text">
      <style:text-properties style:text-underline-style="none"/>
    </style:style>
    <style:style style:name="ListLabel_20_837" style:display-name="ListLabel 837" style:family="text">
      <style:text-properties style:text-underline-style="none"/>
    </style:style>
    <style:style style:name="ListLabel_20_838" style:display-name="ListLabel 838" style:family="text">
      <style:text-properties style:text-underline-style="none"/>
    </style:style>
    <style:style style:name="ListLabel_20_839" style:display-name="ListLabel 839" style:family="text">
      <style:text-properties style:text-underline-style="none"/>
    </style:style>
    <style:style style:name="ListLabel_20_840" style:display-name="ListLabel 840" style:family="text">
      <style:text-properties style:text-underline-style="none"/>
    </style:style>
    <style:style style:name="ListLabel_20_841" style:display-name="ListLabel 841" style:family="text">
      <style:text-properties style:text-underline-style="none"/>
    </style:style>
    <style:style style:name="ListLabel_20_842" style:display-name="ListLabel 842" style:family="text">
      <style:text-properties style:text-underline-style="none"/>
    </style:style>
    <style:style style:name="ListLabel_20_843" style:display-name="ListLabel 843" style:family="text">
      <style:text-properties style:text-underline-style="none"/>
    </style:style>
    <style:style style:name="ListLabel_20_844" style:display-name="ListLabel 844" style:family="text">
      <style:text-properties style:text-underline-style="none"/>
    </style:style>
    <style:style style:name="ListLabel_20_845" style:display-name="ListLabel 845" style:family="text">
      <style:text-properties style:text-underline-style="none"/>
    </style:style>
    <style:style style:name="ListLabel_20_846" style:display-name="ListLabel 846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58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6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76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9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8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88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9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9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9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0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0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0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1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1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4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1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7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0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2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3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2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6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2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9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3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32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3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3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35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3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38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41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4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4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44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style:num-suffix="." style:num-format="1" text:start-value="3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4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47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48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0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5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5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53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5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56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5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5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9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6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62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6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65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66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6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68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9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71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7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7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74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7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7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77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78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0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8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8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8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8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8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8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8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8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9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9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9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9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9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95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9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9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98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9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01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0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0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04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0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0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07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20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0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1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1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13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1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1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16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21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1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9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2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22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2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2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25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22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2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28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31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3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3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34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235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3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37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38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0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4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4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43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244" style:num-suffix="." style:num-format="1" text:start-value="5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4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46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4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4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9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5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52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253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5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55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56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5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58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9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61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text:style-name="ListLabel_20_262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6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64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6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6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67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68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0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text:style-name="ListLabel_20_27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7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7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7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7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7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7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7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text:style-name="ListLabel_20_28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8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8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8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8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85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8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8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88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text:style-name="ListLabel_20_28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91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9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9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94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9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9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97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text:style-name="ListLabel_20_29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0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0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0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03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0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0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06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text:style-name="ListLabel_20_30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0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9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12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1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15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text:style-name="ListLabel_20_31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18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21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2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24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text:style-name="ListLabel_20_325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27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28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0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3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33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text:style-name="ListLabel_20_334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36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3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9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42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number text:level="1" text:style-name="ListLabel_20_343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45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46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4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48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9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51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number text:level="1" text:style-name="ListLabel_20_35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54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5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5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57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58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0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number text:level="1" text:style-name="ListLabel_20_36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6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6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6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6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6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6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6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number text:level="1" text:style-name="ListLabel_20_37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7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7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7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7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75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7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7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78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number text:level="1" text:style-name="ListLabel_20_37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81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8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8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84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8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8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87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4">
      <text:list-level-style-number text:level="1" text:style-name="ListLabel_20_38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0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9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9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93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9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9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96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5">
      <text:list-level-style-number text:level="1" text:style-name="ListLabel_20_39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9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9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0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02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0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0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05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6">
      <text:list-level-style-number text:level="1" text:style-name="ListLabel_20_40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0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08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11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1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1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14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7">
      <text:list-level-style-number text:level="1" text:style-name="ListLabel_20_415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1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17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18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0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2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2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23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8">
      <text:list-level-style-number text:level="1" text:style-name="ListLabel_20_424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2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26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2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2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9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3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32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9">
      <text:list-level-style-number text:level="1" text:style-name="ListLabel_20_433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3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35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36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3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38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9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41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0">
      <text:list-level-style-number text:level="1" text:style-name="ListLabel_20_442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4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44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4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4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47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48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0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1">
      <text:list-level-style-number text:level="1" text:style-name="ListLabel_20_45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5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5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5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5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5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5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5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2">
      <text:list-level-style-number text:level="1" text:style-name="ListLabel_20_46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6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6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6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6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65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6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6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68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3">
      <text:list-level-style-number text:level="1" text:style-name="ListLabel_20_46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71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7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7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74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7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7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77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4">
      <text:list-level-style-number text:level="1" text:style-name="ListLabel_20_47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0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8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8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83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8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8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86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5">
      <text:list-level-style-number text:level="1" text:style-name="ListLabel_20_48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8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9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9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9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92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9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9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95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6">
      <text:list-level-style-number text:level="1" text:style-name="ListLabel_20_49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9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98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9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01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0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0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04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7">
      <text:list-level-style-number text:level="1" text:style-name="ListLabel_20_505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0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07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508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0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1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1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13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8">
      <text:list-level-style-number text:level="1" text:style-name="ListLabel_20_514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1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16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51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1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9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2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22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9">
      <text:list-level-style-number text:level="1" text:style-name="ListLabel_20_523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2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25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526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2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28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9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31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0">
      <text:list-level-style-number text:level="1" text:style-name="ListLabel_20_53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3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34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53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3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37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38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0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1">
      <text:list-level-style-number text:level="1" text:style-name="ListLabel_20_54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4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4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54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4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4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4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4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2">
      <text:list-level-style-number text:level="1" text:style-name="ListLabel_20_55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5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5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55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5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55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5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5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58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3">
      <text:list-level-style-number text:level="1" text:style-name="ListLabel_20_55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61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56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6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64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6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6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67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4">
      <text:list-level-style-number text:level="1" text:style-name="ListLabel_20_56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0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57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7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73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7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7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76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5">
      <text:list-level-style-number text:level="1" text:style-name="ListLabel_20_57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7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9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58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8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82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8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8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85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6">
      <text:list-level-style-number text:level="1" text:style-name="ListLabel_20_58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8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88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58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91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9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9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94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7">
      <text:list-level-style-number text:level="1" text:style-name="ListLabel_20_595" style:num-suffix="." style:num-format="1" text:start-value="3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9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97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598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0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60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0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03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8">
      <text:list-level-style-number text:level="1" text:style-name="ListLabel_20_604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0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06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60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0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9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61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12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9">
      <text:list-level-style-number text:level="1" text:style-name="ListLabel_20_613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15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616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18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619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21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0">
      <text:list-level-style-number text:level="1" text:style-name="ListLabel_20_62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24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62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27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628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0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1">
      <text:list-level-style-number text:level="1" text:style-name="ListLabel_20_63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3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63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3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63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2">
      <text:list-level-style-number text:level="1" text:style-name="ListLabel_20_64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4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64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45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64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4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48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3">
      <text:list-level-style-number text:level="1" text:style-name="ListLabel_20_649" style:num-suffix="." style:num-format="1" text:start-value="4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51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65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54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65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5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57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4">
      <text:list-level-style-number text:level="1" text:style-name="ListLabel_20_65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0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66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6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63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66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6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66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5">
      <text:list-level-style-number text:level="1" text:style-name="ListLabel_20_66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6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9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67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7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72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67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7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75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6">
      <text:list-level-style-number text:level="1" text:style-name="ListLabel_20_67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7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78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67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81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68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8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84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7">
      <text:list-level-style-number text:level="1" text:style-name="ListLabel_20_685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8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87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688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0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69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9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93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8">
      <text:list-level-style-number text:level="1" text:style-name="ListLabel_20_694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9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96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69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9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9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0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0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02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9">
      <text:list-level-style-number text:level="1" text:style-name="ListLabel_20_703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0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05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706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0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08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09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11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0">
      <text:list-level-style-number text:level="1" text:style-name="ListLabel_20_71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1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14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71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1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17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18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0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1">
      <text:list-level-style-number text:level="1" text:style-name="ListLabel_20_72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2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2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72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2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2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2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2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2">
      <text:list-level-style-number text:level="1" text:style-name="ListLabel_20_73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3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3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73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3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35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3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3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38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3">
      <text:list-level-style-number text:level="1" text:style-name="ListLabel_20_73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4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41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74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4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44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4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4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47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4">
      <text:list-level-style-number text:level="1" text:style-name="ListLabel_20_74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4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0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75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5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53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5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5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56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5">
      <text:list-level-style-number text:level="1" text:style-name="ListLabel_20_75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5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9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76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6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62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6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6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65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6">
      <text:list-level-style-number text:level="1" text:style-name="ListLabel_20_76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6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68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76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71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7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7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74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7">
      <text:list-level-style-number text:level="1" text:style-name="ListLabel_20_775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7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77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778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0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8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8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83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8">
      <text:list-level-style-number text:level="1" text:style-name="ListLabel_20_784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8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86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78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8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9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9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9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92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9">
      <text:list-level-style-number text:level="1" text:style-name="ListLabel_20_793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9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95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796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9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98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99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01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0">
      <text:list-level-style-number text:level="1" text:style-name="ListLabel_20_80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0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04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80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0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07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808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0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1">
      <text:list-level-style-number text:level="1" text:style-name="ListLabel_20_81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1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1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81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1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1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81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1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2">
      <text:list-level-style-number text:level="1" text:style-name="ListLabel_20_82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2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2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82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2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25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82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2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28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3">
      <text:list-level-style-number text:level="1" text:style-name="ListLabel_20_82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3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31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83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3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34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83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3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37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4">
      <text:list-level-style-number text:level="1" text:style-name="ListLabel_20_83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3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0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84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4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43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84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4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46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47" meta:paragraph-count="896" meta:word-count="5007" meta:character-count="24802" meta:non-whitespace-character-count="19210"/>
    <meta:generator>LibreOfficeDev/6.0.5.2$Linux_X86_64 LibreOffice_project/</meta:generator>
  </office:meta>
</office:document-meta>
</file>